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8" table:default-cell-style-name="Default"/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446" calcext:value-type="float">
            <text:p>446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office:value-type="string" calcext:value-type="string">
            <text:p>décomp</text:p>
          </table:table-cell>
          <table:table-cell office:value-type="string" calcext:value-type="string">
            <text:p>3*5*7</text:p>
          </table:table-cell>
          <table:table-cell office:value-type="string" calcext:value-type="string">
            <text:p>2²*29</text:p>
          </table:table-cell>
          <table:table-cell office:value-type="string" calcext:value-type="string">
            <text:p>2*5*31</text:p>
          </table:table-cell>
          <table:table-cell office:value-type="string" calcext:value-type="string">
            <text:p>2³*3*13</text:p>
          </table:table-cell>
          <table:table-cell office:value-type="string" calcext:value-type="string">
            <text:p>2*157</text:p>
          </table:table-cell>
          <table:table-cell office:value-type="string" calcext:value-type="string">
            <text:p>3²*5*7</text:p>
          </table:table-cell>
          <table:table-cell office:value-type="string" calcext:value-type="string">
            <text:p>2²*79</text:p>
          </table:table-cell>
          <table:table-cell office:value-type="string" calcext:value-type="string">
            <text:p>2*3*53</text:p>
          </table:table-cell>
          <table:table-cell office:value-type="string" calcext:value-type="string">
            <text:p>11*29</text:p>
          </table:table-cell>
          <table:table-cell office:value-type="string" calcext:value-type="string">
            <text:p>2⁶*5</text:p>
          </table:table-cell>
          <table:table-cell office:value-type="string" calcext:value-type="string">
            <text:p>3*107</text:p>
          </table:table-cell>
          <table:table-cell office:value-type="string" calcext:value-type="string">
            <text:p>2*7*23</text:p>
          </table:table-cell>
          <table:table-cell office:value-type="string" calcext:value-type="string">
            <text:p>17*19</text:p>
          </table:table-cell>
          <table:table-cell office:value-type="string" calcext:value-type="string">
            <text:p>2²*3⁴</text:p>
          </table:table-cell>
          <table:table-cell office:value-type="string" calcext:value-type="string">
            <text:p>5²*13</text:p>
          </table:table-cell>
          <table:table-cell office:value-type="string" calcext:value-type="string">
            <text:p>3*109</text:p>
          </table:table-cell>
          <table:table-cell office:value-type="string" calcext:value-type="string">
            <text:p>2³*41</text:p>
          </table:table-cell>
          <table:table-cell office:value-type="string" calcext:value-type="string">
            <text:p>7*47</text:p>
          </table:table-cell>
          <table:table-cell office:value-type="string" calcext:value-type="string">
            <text:p>2*3*5*11</text:p>
          </table:table-cell>
          <table:table-cell office:value-type="string" calcext:value-type="string">
            <text:p>2²*83</text:p>
          </table:table-cell>
          <table:table-cell office:value-type="string" calcext:value-type="string">
            <text:p>3²*37</text:p>
          </table:table-cell>
          <table:table-cell office:value-type="string" calcext:value-type="string">
            <text:p>2*167</text:p>
          </table:table-cell>
          <table:table-cell office:value-type="string" calcext:value-type="string">
            <text:p>5*67</text:p>
          </table:table-cell>
          <table:table-cell office:value-type="string" calcext:value-type="string">
            <text:p>2⁴*3*7</text:p>
          </table:table-cell>
          <table:table-cell office:value-type="string" calcext:value-type="string">
            <text:p>2*13²</text:p>
          </table:table-cell>
          <table:table-cell office:value-type="string" calcext:value-type="string">
            <text:p>3*113</text:p>
          </table:table-cell>
          <table:table-cell office:value-type="string" calcext:value-type="string">
            <text:p>2*3*61</text:p>
          </table:table-cell>
          <table:table-cell office:value-type="string" calcext:value-type="string">
            <text:p>3²*41</text:p>
          </table:table-cell>
          <table:table-cell office:value-type="string" calcext:value-type="string">
            <text:p>17*29</text:p>
          </table:table-cell>
          <table:table-cell office:value-type="string" calcext:value-type="string">
            <text:p>3²*5*11</text:p>
          </table:table-cell>
          <table:table-cell office:value-type="string" calcext:value-type="string">
            <text:p>3*5*37</text:p>
          </table:table-cell>
          <table:table-cell office:value-type="string" calcext:value-type="string">
            <text:p>2*3²*31</text:p>
          </table:table-cell>
          <table:table-cell office:value-type="string" calcext:value-type="string">
            <text:p>2*3³*17</text:p>
          </table:table-cell>
          <table:table-cell table:number-columns-repeated="2"/>
          <table:table-cell office:value-type="string" calcext:value-type="string">
            <text:p>2*181</text:p>
          </table:table-cell>
          <table:table-cell office:value-type="string" calcext:value-type="string">
            <text:p>2*223</text:p>
          </table:table-cell>
          <table:table-cell office:value-type="string" calcext:value-type="string">
            <text:p>5*127</text:p>
          </table:table-cell>
        </table:table-row>
        <table:table-row table:style-name="ro1">
          <table:table-cell/>
          <table:table-cell office:value-type="float" office:value="47814" calcext:value-type="float">
            <text:p>47814</text:p>
          </table:table-cell>
          <table:table-cell office:value-type="float" office:value="364676" calcext:value-type="float">
            <text:p>364676</text:p>
          </table:table-cell>
          <table:table-cell office:value-type="float" office:value="46030" calcext:value-type="float">
            <text:p>46030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timeout</text:p>
          </table:table-cell>
          <table:table-cell office:value-type="float" office:value="5827" calcext:value-type="float">
            <text:p>5827</text:p>
          </table:table-cell>
          <table:table-cell office:value-type="string" calcext:value-type="string">
            <text:p>timeout</text:p>
          </table:table-cell>
          <table:table-cell office:value-type="float" office:value="468491" calcext:value-type="float">
            <text:p>468491</text:p>
          </table:table-cell>
          <table:table-cell office:value-type="float" office:value="64997" calcext:value-type="float">
            <text:p>64997</text:p>
          </table:table-cell>
          <table:table-cell office:value-type="float" office:value="5171207" calcext:value-type="float">
            <text:p>5171207</text:p>
          </table:table-cell>
          <table:table-cell office:value-type="float" office:value="303170" calcext:value-type="float">
            <text:p>303170</text:p>
          </table:table-cell>
          <table:table-cell office:value-type="float" office:value="168179" calcext:value-type="float">
            <text:p>168179</text:p>
          </table:table-cell>
          <table:table-cell office:value-type="float" office:value="528173" calcext:value-type="float">
            <text:p>528173</text:p>
          </table:table-cell>
          <table:table-cell office:value-type="float" office:value="60830" calcext:value-type="float">
            <text:p>60830</text:p>
          </table:table-cell>
          <table:table-cell office:value-type="float" office:value="83035" calcext:value-type="float">
            <text:p>83035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74595" calcext:value-type="float">
            <text:p>74595</text:p>
          </table:table-cell>
          <table:table-cell office:value-type="float" office:value="70907" calcext:value-type="float">
            <text:p>70907</text:p>
          </table:table-cell>
          <table:table-cell office:value-type="string" calcext:value-type="string">
            <text:p>timeout</text:p>
          </table:table-cell>
          <table:table-cell office:value-type="float" office:value="7141345" calcext:value-type="float">
            <text:p>7141345</text:p>
          </table:table-cell>
          <table:table-cell office:value-type="string" calcext:value-type="string">
            <text:p>timeout</text:p>
          </table:table-cell>
          <table:table-cell office:value-type="float" office:value="5093957" calcext:value-type="float">
            <text:p>5093957</text:p>
          </table:table-cell>
          <table:table-cell office:value-type="float" office:value="13716" calcext:value-type="float">
            <text:p>13716</text:p>
          </table:table-cell>
          <table:table-cell office:value-type="float" office:value="274707" calcext:value-type="float">
            <text:p>274707</text:p>
          </table:table-cell>
          <table:table-cell office:value-type="string" calcext:value-type="string">
            <text:p>timeout</text:p>
          </table:table-cell>
          <table:table-cell office:value-type="float" office:value="2754762" calcext:value-type="float">
            <text:p>2754762</text:p>
          </table:table-cell>
          <table:table-cell office:value-type="float" office:value="2386919" calcext:value-type="float">
            <text:p>2386919</text:p>
          </table:table-cell>
          <table:table-cell office:value-type="float" office:value="739507" calcext:value-type="float">
            <text:p>739507</text:p>
          </table:table-cell>
          <table:table-cell office:value-type="float" office:value="83430" calcext:value-type="float">
            <text:p>83430</text:p>
          </table:table-cell>
          <table:table-cell office:value-type="float" office:value="571420" calcext:value-type="float">
            <text:p>571420</text:p>
          </table:table-cell>
          <table:table-cell office:value-type="float" office:value="475245" calcext:value-type="float">
            <text:p>475245</text:p>
          </table:table-cell>
          <table:table-cell office:value-type="float" office:value="408006" calcext:value-type="float">
            <text:p>408006</text:p>
          </table:table-cell>
          <table:table-cell table:number-columns-repeated="2"/>
          <table:table-cell office:value-type="float" office:value="847585910" calcext:value-type="float">
            <text:p>847585910</text:p>
          </table:table-cell>
          <table:table-cell/>
          <table:table-cell office:value-type="float" office:value="148238552" calcext:value-type="float">
            <text:p>148238552</text:p>
          </table:table-cell>
        </table:table-row>
        <table:table-row table:style-name="ro1">
          <table:table-cell/>
          <table:table-cell office:value-type="float" office:value="2729" calcext:value-type="float">
            <text:p>2729</text:p>
          </table:table-cell>
          <table:table-cell office:value-type="float" office:value="41241" calcext:value-type="float">
            <text:p>41241</text:p>
          </table:table-cell>
          <table:table-cell office:value-type="float" office:value="75943" calcext:value-type="float">
            <text:p>75943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timeout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timeout</text:p>
          </table:table-cell>
          <table:table-cell office:value-type="float" office:value="1810909" calcext:value-type="float">
            <text:p>1810909</text:p>
          </table:table-cell>
          <table:table-cell office:value-type="float" office:value="42330" calcext:value-type="float">
            <text:p>42330</text:p>
          </table:table-cell>
          <table:table-cell office:value-type="string" calcext:value-type="string">
            <text:p>timeout</text:p>
          </table:table-cell>
          <table:table-cell office:value-type="float" office:value="7216443" calcext:value-type="float">
            <text:p>7216443</text:p>
          </table:table-cell>
          <table:table-cell office:value-type="float" office:value="74575" calcext:value-type="float">
            <text:p>74575</text:p>
          </table:table-cell>
          <table:table-cell office:value-type="float" office:value="305086" calcext:value-type="float">
            <text:p>305086</text:p>
          </table:table-cell>
          <table:table-cell office:value-type="float" office:value="313284" calcext:value-type="float">
            <text:p>313284</text:p>
          </table:table-cell>
          <table:table-cell office:value-type="float" office:value="86584" calcext:value-type="float">
            <text:p>86584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949540" calcext:value-type="float">
            <text:p>949540</text:p>
          </table:table-cell>
          <table:table-cell office:value-type="float" office:value="9685" calcext:value-type="float">
            <text:p>9685</text:p>
          </table:table-cell>
          <table:table-cell office:value-type="string" calcext:value-type="string">
            <text:p>timeout</text:p>
          </table:table-cell>
          <table:table-cell office:value-type="float" office:value="753048" calcext:value-type="float">
            <text:p>753048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19982" calcext:value-type="float">
            <text:p>119982</text:p>
          </table:table-cell>
          <table:table-cell office:value-type="float" office:value="144400" calcext:value-type="float">
            <text:p>144400</text:p>
          </table:table-cell>
          <table:table-cell office:value-type="float" office:value="987147" calcext:value-type="float">
            <text:p>987147</text:p>
          </table:table-cell>
          <table:table-cell office:value-type="float" office:value="635019" calcext:value-type="float">
            <text:p>635019</text:p>
          </table:table-cell>
          <table:table-cell office:value-type="float" office:value="810035" calcext:value-type="float">
            <text:p>810035</text:p>
          </table:table-cell>
          <table:table-cell office:value-type="float" office:value="194960" calcext:value-type="float">
            <text:p>194960</text:p>
          </table:table-cell>
          <table:table-cell office:value-type="float" office:value="22968" calcext:value-type="float">
            <text:p>22968</text:p>
          </table:table-cell>
          <table:table-cell office:value-type="float" office:value="993505" calcext:value-type="float">
            <text:p>993505</text:p>
          </table:table-cell>
          <table:table-cell office:value-type="float" office:value="485278" calcext:value-type="float">
            <text:p>485278</text:p>
          </table:table-cell>
          <table:table-cell office:value-type="float" office:value="3750853" calcext:value-type="float">
            <text:p>3750853</text:p>
          </table:table-cell>
          <table:table-cell table:number-columns-repeated="2"/>
          <table:table-cell office:value-type="float" office:value="2525335975" calcext:value-type="float">
            <text:p>2525335975</text:p>
          </table:table-cell>
          <table:table-cell/>
          <table:table-cell office:value-type="float" office:value="29036365" calcext:value-type="float">
            <text:p>29036365</text:p>
          </table:table-cell>
        </table:table-row>
        <table:table-row table:style-name="ro1">
          <table:table-cell/>
          <table:table-cell office:value-type="float" office:value="52516" calcext:value-type="float">
            <text:p>52516</text:p>
          </table:table-cell>
          <table:table-cell office:value-type="float" office:value="92077" calcext:value-type="float">
            <text:p>92077</text:p>
          </table:table-cell>
          <table:table-cell office:value-type="float" office:value="97315" calcext:value-type="float">
            <text:p>97315</text:p>
          </table:table-cell>
          <table:table-cell office:value-type="float" office:value="82329" calcext:value-type="float">
            <text:p>82329</text:p>
          </table:table-cell>
          <table:table-cell office:value-type="string" calcext:value-type="string">
            <text:p>timeout</text:p>
          </table:table-cell>
          <table:table-cell office:value-type="float" office:value="18301" calcext:value-type="float">
            <text:p>18301</text:p>
          </table:table-cell>
          <table:table-cell office:value-type="string" calcext:value-type="string">
            <text:p>timeout</text:p>
          </table:table-cell>
          <table:table-cell office:value-type="float" office:value="1053" calcext:value-type="float">
            <text:p>1053</text:p>
          </table:table-cell>
          <table:table-cell office:value-type="float" office:value="39620" calcext:value-type="float">
            <text:p>39620</text:p>
          </table:table-cell>
          <table:table-cell office:value-type="float" office:value="5488291" calcext:value-type="float">
            <text:p>5488291</text:p>
          </table:table-cell>
          <table:table-cell office:value-type="float" office:value="1163" calcext:value-type="float">
            <text:p>1163</text:p>
          </table:table-cell>
          <table:table-cell office:value-type="float" office:value="70913" calcext:value-type="float">
            <text:p>70913</text:p>
          </table:table-cell>
          <table:table-cell office:value-type="float" office:value="7624968" calcext:value-type="float">
            <text:p>7624968</text:p>
          </table:table-cell>
          <table:table-cell office:value-type="float" office:value="288407" calcext:value-type="float">
            <text:p>288407</text:p>
          </table:table-cell>
          <table:table-cell office:value-type="float" office:value="91733" calcext:value-type="float">
            <text:p>91733</text:p>
          </table:table-cell>
          <table:table-cell office:value-type="float" office:value="71703" calcext:value-type="float">
            <text:p>71703</text:p>
          </table:table-cell>
          <table:table-cell office:value-type="string" calcext:value-type="string">
            <text:p>timeout</text:p>
          </table:table-cell>
          <table:table-cell office:value-type="float" office:value="4608234" calcext:value-type="float">
            <text:p>4608234</text:p>
          </table:table-cell>
          <table:table-cell office:value-type="float" office:value="69264" calcext:value-type="float">
            <text:p>69264</text:p>
          </table:table-cell>
          <table:table-cell office:value-type="string" calcext:value-type="string">
            <text:p>timeout</text:p>
          </table:table-cell>
          <table:table-cell office:value-type="float" office:value="6155884" calcext:value-type="float">
            <text:p>6155884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73107" calcext:value-type="float">
            <text:p>73107</text:p>
          </table:table-cell>
          <table:table-cell office:value-type="float" office:value="16600" calcext:value-type="float">
            <text:p>16600</text:p>
          </table:table-cell>
          <table:table-cell office:value-type="string" calcext:value-type="string">
            <text:p>timeout</text:p>
          </table:table-cell>
          <table:table-cell office:value-type="float" office:value="1599764" calcext:value-type="float">
            <text:p>1599764</text:p>
          </table:table-cell>
          <table:table-cell office:value-type="float" office:value="2085637" calcext:value-type="float">
            <text:p>2085637</text:p>
          </table:table-cell>
          <table:table-cell office:value-type="float" office:value="210173" calcext:value-type="float">
            <text:p>210173</text:p>
          </table:table-cell>
          <table:table-cell office:value-type="float" office:value="1612570" calcext:value-type="float">
            <text:p>1612570</text:p>
          </table:table-cell>
          <table:table-cell office:value-type="float" office:value="132229" calcext:value-type="float">
            <text:p>132229</text:p>
          </table:table-cell>
          <table:table-cell office:value-type="float" office:value="636488" calcext:value-type="float">
            <text:p>636488</text:p>
          </table:table-cell>
          <table:table-cell office:value-type="float" office:value="7355302" calcext:value-type="float">
            <text:p>7355302</text:p>
          </table:table-cell>
          <table:table-cell table:number-columns-repeated="2"/>
          <table:table-cell office:value-type="float" office:value="560763995" calcext:value-type="float">
            <text:p>560763995</text:p>
          </table:table-cell>
          <table:table-cell/>
          <table:table-cell office:value-type="float" office:value="234980017" calcext:value-type="float">
            <text:p>234980017</text:p>
          </table:table-cell>
        </table:table-row>
        <table:table-row table:style-name="ro1">
          <table:table-cell/>
          <table:table-cell office:value-type="float" office:value="23555" calcext:value-type="float">
            <text:p>23555</text:p>
          </table:table-cell>
          <table:table-cell office:value-type="float" office:value="216594" calcext:value-type="float">
            <text:p>216594</text:p>
          </table:table-cell>
          <table:table-cell office:value-type="float" office:value="35523" calcext:value-type="float">
            <text:p>35523</text:p>
          </table:table-cell>
          <table:table-cell office:value-type="float" office:value="545775" calcext:value-type="float">
            <text:p>545775</text:p>
          </table:table-cell>
          <table:table-cell office:value-type="string" calcext:value-type="string">
            <text:p>timeout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timeout</text:p>
          </table:table-cell>
          <table:table-cell office:value-type="float" office:value="3027180" calcext:value-type="float">
            <text:p>3027180</text:p>
          </table:table-cell>
          <table:table-cell office:value-type="float" office:value="201777" calcext:value-type="float">
            <text:p>201777</text:p>
          </table:table-cell>
          <table:table-cell office:value-type="string" calcext:value-type="string">
            <text:p>timeout</text:p>
          </table:table-cell>
          <table:table-cell office:value-type="float" office:value="4854718" calcext:value-type="float">
            <text:p>4854718</text:p>
          </table:table-cell>
          <table:table-cell office:value-type="float" office:value="69426" calcext:value-type="float">
            <text:p>69426</text:p>
          </table:table-cell>
          <table:table-cell office:value-type="float" office:value="741339" calcext:value-type="float">
            <text:p>741339</text:p>
          </table:table-cell>
          <table:table-cell office:value-type="float" office:value="81011" calcext:value-type="float">
            <text:p>81011</text:p>
          </table:table-cell>
          <table:table-cell office:value-type="float" office:value="44981" calcext:value-type="float">
            <text:p>44981</text:p>
          </table:table-cell>
          <table:table-cell office:value-type="float" office:value="2187558" calcext:value-type="float">
            <text:p>2187558</text:p>
          </table:table-cell>
          <table:table-cell office:value-type="string" calcext:value-type="string">
            <text:p>timeout</text:p>
          </table:table-cell>
          <table:table-cell office:value-type="float" office:value="2115747" calcext:value-type="float">
            <text:p>2115747</text:p>
          </table:table-cell>
          <table:table-cell office:value-type="float" office:value="13524" calcext:value-type="float">
            <text:p>13524</text:p>
          </table:table-cell>
          <table:table-cell office:value-type="string" calcext:value-type="string">
            <text:p>timeout</text:p>
          </table:table-cell>
          <table:table-cell office:value-type="float" office:value="3468838" calcext:value-type="float">
            <text:p>3468838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349241" calcext:value-type="float">
            <text:p>349241</text:p>
          </table:table-cell>
          <table:table-cell office:value-type="float" office:value="49455" calcext:value-type="float">
            <text:p>49455</text:p>
          </table:table-cell>
          <table:table-cell office:value-type="float" office:value="9351522" calcext:value-type="float">
            <text:p>9351522</text:p>
          </table:table-cell>
          <table:table-cell office:value-type="float" office:value="57313" calcext:value-type="float">
            <text:p>57313</text:p>
          </table:table-cell>
          <table:table-cell office:value-type="float" office:value="3991657" calcext:value-type="float">
            <text:p>3991657</text:p>
          </table:table-cell>
          <table:table-cell office:value-type="float" office:value="239391" calcext:value-type="float">
            <text:p>239391</text:p>
          </table:table-cell>
          <table:table-cell office:value-type="float" office:value="101087" calcext:value-type="float">
            <text:p>101087</text:p>
          </table:table-cell>
          <table:table-cell office:value-type="float" office:value="977523" calcext:value-type="float">
            <text:p>977523</text:p>
          </table:table-cell>
          <table:table-cell office:value-type="float" office:value="210234" calcext:value-type="float">
            <text:p>210234</text:p>
          </table:table-cell>
          <table:table-cell office:value-type="float" office:value="7565949" calcext:value-type="float">
            <text:p>7565949</text:p>
          </table:table-cell>
          <table:table-cell table:number-columns-repeated="4"/>
          <table:table-cell office:value-type="float" office:value="94905449" calcext:value-type="float">
            <text:p>94905449</text:p>
          </table:table-cell>
        </table:table-row>
        <table:table-row table:style-name="ro1">
          <table:table-cell/>
          <table:table-cell office:value-type="float" office:value="6703" calcext:value-type="float">
            <text:p>6703</text:p>
          </table:table-cell>
          <table:table-cell office:value-type="float" office:value="183243" calcext:value-type="float">
            <text:p>183243</text:p>
          </table:table-cell>
          <table:table-cell office:value-type="float" office:value="17865" calcext:value-type="float">
            <text:p>17865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timeout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timeout</text:p>
          </table:table-cell>
          <table:table-cell office:value-type="float" office:value="1575410" calcext:value-type="float">
            <text:p>1575410</text:p>
          </table:table-cell>
          <table:table-cell office:value-type="float" office:value="36804" calcext:value-type="float">
            <text:p>36804</text:p>
          </table:table-cell>
          <table:table-cell office:value-type="float" office:value="6783768" calcext:value-type="float">
            <text:p>6783768</text:p>
          </table:table-cell>
          <table:table-cell office:value-type="string" calcext:value-type="string">
            <text:p>timeout</text:p>
          </table:table-cell>
          <table:table-cell office:value-type="float" office:value="14267" calcext:value-type="float">
            <text:p>14267</text:p>
          </table:table-cell>
          <table:table-cell office:value-type="float" office:value="146803" calcext:value-type="float">
            <text:p>146803</text:p>
          </table:table-cell>
          <table:table-cell office:value-type="float" office:value="69425" calcext:value-type="float">
            <text:p>69425</text:p>
          </table:table-cell>
          <table:table-cell office:value-type="float" office:value="105123" calcext:value-type="float">
            <text:p>105123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3084251" calcext:value-type="float">
            <text:p>3084251</text:p>
          </table:table-cell>
          <table:table-cell office:value-type="float" office:value="9256" calcext:value-type="float">
            <text:p>9256</text:p>
          </table:table-cell>
          <table:table-cell office:value-type="string" calcext:value-type="string">
            <text:p>timeout</text:p>
          </table:table-cell>
          <table:table-cell office:value-type="float" office:value="2788855" calcext:value-type="float">
            <text:p>2788855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245" calcext:value-type="float">
            <text:p>1245</text:p>
          </table:table-cell>
          <table:table-cell office:value-type="float" office:value="43075" calcext:value-type="float">
            <text:p>43075</text:p>
          </table:table-cell>
          <table:table-cell office:value-type="string" calcext:value-type="string">
            <text:p>timeout</text:p>
          </table:table-cell>
          <table:table-cell office:value-type="float" office:value="3400848" calcext:value-type="float">
            <text:p>3400848</text:p>
          </table:table-cell>
          <table:table-cell office:value-type="string" calcext:value-type="string">
            <text:p>timeout</text:p>
          </table:table-cell>
          <table:table-cell office:value-type="float" office:value="2612696" calcext:value-type="float">
            <text:p>2612696</text:p>
          </table:table-cell>
          <table:table-cell office:value-type="float" office:value="1054327" calcext:value-type="float">
            <text:p>1054327</text:p>
          </table:table-cell>
          <table:table-cell office:value-type="float" office:value="20848" calcext:value-type="float">
            <text:p>20848</text:p>
          </table:table-cell>
          <table:table-cell office:value-type="float" office:value="367719" calcext:value-type="float">
            <text:p>367719</text:p>
          </table:table-cell>
          <table:table-cell office:value-type="float" office:value="1299669" calcext:value-type="float">
            <text:p>1299669</text:p>
          </table:table-cell>
          <table:table-cell table:number-columns-repeated="4"/>
          <table:table-cell office:value-type="float" office:value="114338542" calcext:value-type="float">
            <text:p>114338542</text:p>
          </table:table-cell>
        </table:table-row>
        <table:table-row table:style-name="ro1">
          <table:table-cell/>
          <table:table-cell office:value-type="float" office:value="3332" calcext:value-type="float">
            <text:p>3332</text:p>
          </table:table-cell>
          <table:table-cell office:value-type="float" office:value="283857" calcext:value-type="float">
            <text:p>283857</text:p>
          </table:table-cell>
          <table:table-cell office:value-type="float" office:value="74516" calcext:value-type="float">
            <text:p>74516</text:p>
          </table:table-cell>
          <table:table-cell office:value-type="float" office:value="96603" calcext:value-type="float">
            <text:p>96603</text:p>
          </table:table-cell>
          <table:table-cell office:value-type="string" calcext:value-type="string">
            <text:p>timeout</text:p>
          </table:table-cell>
          <table:table-cell office:value-type="float" office:value="21757" calcext:value-type="float">
            <text:p>21757</text:p>
          </table:table-cell>
          <table:table-cell office:value-type="string" calcext:value-type="string">
            <text:p>timeout</text:p>
          </table:table-cell>
          <table:table-cell office:value-type="float" office:value="786775" calcext:value-type="float">
            <text:p>786775</text:p>
          </table:table-cell>
          <table:table-cell office:value-type="float" office:value="10690" calcext:value-type="float">
            <text:p>10690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timeout</text:p>
          </table:table-cell>
          <table:table-cell office:value-type="float" office:value="52643" calcext:value-type="float">
            <text:p>52643</text:p>
          </table:table-cell>
          <table:table-cell office:value-type="float" office:value="2071031" calcext:value-type="float">
            <text:p>2071031</text:p>
          </table:table-cell>
          <table:table-cell office:value-type="float" office:value="103642" calcext:value-type="float">
            <text:p>103642</text:p>
          </table:table-cell>
          <table:table-cell office:value-type="float" office:value="24613" calcext:value-type="float">
            <text:p>24613</text:p>
          </table:table-cell>
          <table:table-cell office:value-type="float" office:value="951" calcext:value-type="float">
            <text:p>951</text:p>
          </table:table-cell>
          <table:table-cell office:value-type="float" office:value="1890356" calcext:value-type="float">
            <text:p>1890356</text:p>
          </table:table-cell>
          <table:table-cell office:value-type="float" office:value="5205752" calcext:value-type="float">
            <text:p>5205752</text:p>
          </table:table-cell>
          <table:table-cell office:value-type="float" office:value="31696" calcext:value-type="float">
            <text:p>31696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894809" calcext:value-type="float">
            <text:p>894809</text:p>
          </table:table-cell>
          <table:table-cell office:value-type="float" office:value="230989" calcext:value-type="float">
            <text:p>230989</text:p>
          </table:table-cell>
          <table:table-cell office:value-type="float" office:value="14130" calcext:value-type="float">
            <text:p>14130</text:p>
          </table:table-cell>
          <table:table-cell office:value-type="float" office:value="840" calcext:value-type="float">
            <text:p>840</text:p>
          </table:table-cell>
          <table:table-cell office:value-type="float" office:value="769314" calcext:value-type="float">
            <text:p>769314</text:p>
          </table:table-cell>
          <table:table-cell office:value-type="float" office:value="900046" calcext:value-type="float">
            <text:p>900046</text:p>
          </table:table-cell>
          <table:table-cell office:value-type="float" office:value="1591153" calcext:value-type="float">
            <text:p>1591153</text:p>
          </table:table-cell>
          <table:table-cell office:value-type="float" office:value="1255177" calcext:value-type="float">
            <text:p>1255177</text:p>
          </table:table-cell>
          <table:table-cell office:value-type="float" office:value="441869" calcext:value-type="float">
            <text:p>441869</text:p>
          </table:table-cell>
          <table:table-cell office:value-type="float" office:value="145894" calcext:value-type="float">
            <text:p>145894</text:p>
          </table:table-cell>
          <table:table-cell office:value-type="string" calcext:value-type="string">
            <text:p>timeout</text:p>
          </table:table-cell>
          <table:table-cell table:number-columns-repeated="4"/>
          <table:table-cell office:value-type="float" office:value="19068816" calcext:value-type="float">
            <text:p>19068816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90656" calcext:value-type="float">
            <text:p>90656</text:p>
          </table:table-cell>
          <table:table-cell office:value-type="float" office:value="81064" calcext:value-type="float">
            <text:p>81064</text:p>
          </table:table-cell>
          <table:table-cell office:value-type="float" office:value="3653" calcext:value-type="float">
            <text:p>3653</text:p>
          </table:table-cell>
          <table:table-cell office:value-type="string" calcext:value-type="string">
            <text:p>timeou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imeout</text:p>
          </table:table-cell>
          <table:table-cell office:value-type="float" office:value="71871" calcext:value-type="float">
            <text:p>71871</text:p>
          </table:table-cell>
          <table:table-cell office:value-type="float" office:value="6794" calcext:value-type="float">
            <text:p>6794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22573" calcext:value-type="float">
            <text:p>22573</text:p>
          </table:table-cell>
          <table:table-cell office:value-type="float" office:value="3629075" calcext:value-type="float">
            <text:p>3629075</text:p>
          </table:table-cell>
          <table:table-cell office:value-type="float" office:value="468868" calcext:value-type="float">
            <text:p>468868</text:p>
          </table:table-cell>
          <table:table-cell office:value-type="float" office:value="57087" calcext:value-type="float">
            <text:p>57087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timeout</text:p>
          </table:table-cell>
          <table:table-cell office:value-type="float" office:value="19804" calcext:value-type="float">
            <text:p>19804</text:p>
          </table:table-cell>
          <table:table-cell office:value-type="float" office:value="23467" calcext:value-type="float">
            <text:p>23467</text:p>
          </table:table-cell>
          <table:table-cell office:value-type="string" calcext:value-type="string">
            <text:p>timeout</text:p>
          </table:table-cell>
          <table:table-cell office:value-type="float" office:value="1017488" calcext:value-type="float">
            <text:p>1017488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94688" calcext:value-type="float">
            <text:p>94688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timeout</text:p>
          </table:table-cell>
          <table:table-cell office:value-type="float" office:value="18333" calcext:value-type="float">
            <text:p>18333</text:p>
          </table:table-cell>
          <table:table-cell office:value-type="float" office:value="579580" calcext:value-type="float">
            <text:p>579580</text:p>
          </table:table-cell>
          <table:table-cell office:value-type="float" office:value="541505" calcext:value-type="float">
            <text:p>541505</text:p>
          </table:table-cell>
          <table:table-cell office:value-type="float" office:value="67796" calcext:value-type="float">
            <text:p>67796</text:p>
          </table:table-cell>
          <table:table-cell office:value-type="float" office:value="360360" calcext:value-type="float">
            <text:p>360360</text:p>
          </table:table-cell>
          <table:table-cell office:value-type="float" office:value="814808" calcext:value-type="float">
            <text:p>814808</text:p>
          </table:table-cell>
          <table:table-cell office:value-type="float" office:value="1312982" calcext:value-type="float">
            <text:p>1312982</text:p>
          </table:table-cell>
          <table:table-cell table:number-columns-repeated="4"/>
          <table:table-cell office:value-type="float" office:value="244106840" calcext:value-type="float">
            <text:p>244106840</text:p>
          </table:table-cell>
        </table:table-row>
        <table:table-row table:style-name="ro1">
          <table:table-cell/>
          <table:table-cell office:value-type="float" office:value="13842" calcext:value-type="float">
            <text:p>13842</text:p>
          </table:table-cell>
          <table:table-cell office:value-type="float" office:value="98881" calcext:value-type="float">
            <text:p>98881</text:p>
          </table:table-cell>
          <table:table-cell office:value-type="float" office:value="6026" calcext:value-type="float">
            <text:p>6026</text:p>
          </table:table-cell>
          <table:table-cell office:value-type="float" office:value="103056" calcext:value-type="float">
            <text:p>103056</text:p>
          </table:table-cell>
          <table:table-cell office:value-type="string" calcext:value-type="string">
            <text:p>timeout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timeout</text:p>
          </table:table-cell>
          <table:table-cell office:value-type="float" office:value="166362" calcext:value-type="float">
            <text:p>166362</text:p>
          </table:table-cell>
          <table:table-cell office:value-type="float" office:value="34306" calcext:value-type="float">
            <text:p>34306</text:p>
          </table:table-cell>
          <table:table-cell office:value-type="float" office:value="4594157" calcext:value-type="float">
            <text:p>4594157</text:p>
          </table:table-cell>
          <table:table-cell office:value-type="string" calcext:value-type="string">
            <text:p>timeout</text:p>
          </table:table-cell>
          <table:table-cell office:value-type="float" office:value="77579" calcext:value-type="float">
            <text:p>77579</text:p>
          </table:table-cell>
          <table:table-cell office:value-type="float" office:value="728618" calcext:value-type="float">
            <text:p>728618</text:p>
          </table:table-cell>
          <table:table-cell office:value-type="float" office:value="26507" calcext:value-type="float">
            <text:p>26507</text:p>
          </table:table-cell>
          <table:table-cell office:value-type="float" office:value="223225" calcext:value-type="float">
            <text:p>223225</text:p>
          </table:table-cell>
          <table:table-cell office:value-type="string" calcext:value-type="string">
            <text:p>timeout</text:p>
          </table:table-cell>
          <table:table-cell office:value-type="float" office:value="9168746" calcext:value-type="float">
            <text:p>9168746</text:p>
          </table:table-cell>
          <table:table-cell office:value-type="float" office:value="131150" calcext:value-type="float">
            <text:p>131150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timeout</text:p>
          </table:table-cell>
          <table:table-cell office:value-type="float" office:value="4872315" calcext:value-type="float">
            <text:p>4872315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52090" calcext:value-type="float">
            <text:p>152090</text:p>
          </table:table-cell>
          <table:table-cell office:value-type="float" office:value="129696" calcext:value-type="float">
            <text:p>129696</text:p>
          </table:table-cell>
          <table:table-cell office:value-type="float" office:value="9729439" calcext:value-type="float">
            <text:p>9729439</text:p>
          </table:table-cell>
          <table:table-cell office:value-type="float" office:value="972584" calcext:value-type="float">
            <text:p>972584</text:p>
          </table:table-cell>
          <table:table-cell office:value-type="float" office:value="583363" calcext:value-type="float">
            <text:p>583363</text:p>
          </table:table-cell>
          <table:table-cell office:value-type="float" office:value="1446750" calcext:value-type="float">
            <text:p>1446750</text:p>
          </table:table-cell>
          <table:table-cell office:value-type="float" office:value="634" calcext:value-type="float">
            <text:p>634</text:p>
          </table:table-cell>
          <table:table-cell office:value-type="float" office:value="141840" calcext:value-type="float">
            <text:p>141840</text:p>
          </table:table-cell>
          <table:table-cell office:value-type="float" office:value="2160109" calcext:value-type="float">
            <text:p>2160109</text:p>
          </table:table-cell>
          <table:table-cell office:value-type="float" office:value="2841757" calcext:value-type="float">
            <text:p>2841757</text:p>
          </table:table-cell>
          <table:table-cell table:number-columns-repeated="4"/>
          <table:table-cell office:value-type="float" office:value="300989621" calcext:value-type="float">
            <text:p>300989621</text:p>
          </table:table-cell>
        </table:table-row>
        <table:table-row table:style-name="ro1">
          <table:table-cell/>
          <table:table-cell office:value-type="float" office:value="25585" calcext:value-type="float">
            <text:p>25585</text:p>
          </table:table-cell>
          <table:table-cell office:value-type="float" office:value="109851" calcext:value-type="float">
            <text:p>109851</text:p>
          </table:table-cell>
          <table:table-cell office:value-type="float" office:value="274976" calcext:value-type="float">
            <text:p>27497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imeou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imeout</text:p>
          </table:table-cell>
          <table:table-cell office:value-type="float" office:value="973975" calcext:value-type="float">
            <text:p>973975</text:p>
          </table:table-cell>
          <table:table-cell office:value-type="float" office:value="22576" calcext:value-type="float">
            <text:p>22576</text:p>
          </table:table-cell>
          <table:table-cell office:value-type="float" office:value="5485060" calcext:value-type="float">
            <text:p>5485060</text:p>
          </table:table-cell>
          <table:table-cell office:value-type="float" office:value="4012583" calcext:value-type="float">
            <text:p>4012583</text:p>
          </table:table-cell>
          <table:table-cell office:value-type="float" office:value="29699" calcext:value-type="float">
            <text:p>29699</text:p>
          </table:table-cell>
          <table:table-cell office:value-type="string" calcext:value-type="string">
            <text:p>timeout</text:p>
          </table:table-cell>
          <table:table-cell office:value-type="float" office:value="1727" calcext:value-type="float">
            <text:p>1727</text:p>
          </table:table-cell>
          <table:table-cell office:value-type="float" office:value="428938" calcext:value-type="float">
            <text:p>428938</text:p>
          </table:table-cell>
          <table:table-cell office:value-type="float" office:value="3438374" calcext:value-type="float">
            <text:p>3438374</text:p>
          </table:table-cell>
          <table:table-cell office:value-type="float" office:value="6128900" calcext:value-type="float">
            <text:p>6128900</text:p>
          </table:table-cell>
          <table:table-cell office:value-type="float" office:value="2089927" calcext:value-type="float">
            <text:p>2089927</text:p>
          </table:table-cell>
          <table:table-cell office:value-type="float" office:value="17636" calcext:value-type="float">
            <text:p>17636</text:p>
          </table:table-cell>
          <table:table-cell office:value-type="string" calcext:value-type="string">
            <text:p>timeout</text:p>
          </table:table-cell>
          <table:table-cell office:value-type="float" office:value="2867938" calcext:value-type="float">
            <text:p>2867938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318605" calcext:value-type="float">
            <text:p>318605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timeout</text:p>
          </table:table-cell>
          <table:table-cell office:value-type="float" office:value="37979" calcext:value-type="float">
            <text:p>37979</text:p>
          </table:table-cell>
          <table:table-cell office:value-type="string" calcext:value-type="string">
            <text:p>timeout</text:p>
          </table:table-cell>
          <table:table-cell office:value-type="float" office:value="188423" calcext:value-type="float">
            <text:p>188423</text:p>
          </table:table-cell>
          <table:table-cell office:value-type="float" office:value="889842" calcext:value-type="float">
            <text:p>889842</text:p>
          </table:table-cell>
          <table:table-cell office:value-type="float" office:value="20808" calcext:value-type="float">
            <text:p>20808</text:p>
          </table:table-cell>
          <table:table-cell office:value-type="float" office:value="66828" calcext:value-type="float">
            <text:p>66828</text:p>
          </table:table-cell>
          <table:table-cell office:value-type="float" office:value="1271570" calcext:value-type="float">
            <text:p>1271570</text:p>
          </table:table-cell>
          <table:table-cell table:number-columns-repeated="4"/>
          <table:table-cell office:value-type="float" office:value="92281113" calcext:value-type="float">
            <text:p>92281113</text:p>
          </table:table-cell>
        </table:table-row>
        <table:table-row table:style-name="ro1">
          <table:table-cell/>
          <table:table-cell office:value-type="float" office:value="18016" calcext:value-type="float">
            <text:p>18016</text:p>
          </table:table-cell>
          <table:table-cell office:value-type="float" office:value="134465" calcext:value-type="float">
            <text:p>134465</text:p>
          </table:table-cell>
          <table:table-cell office:value-type="float" office:value="11560" calcext:value-type="float">
            <text:p>1156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imeout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timeout</text:p>
          </table:table-cell>
          <table:table-cell office:value-type="float" office:value="722" calcext:value-type="float">
            <text:p>722</text:p>
          </table:table-cell>
          <table:table-cell office:value-type="float" office:value="231745" calcext:value-type="float">
            <text:p>231745</text:p>
          </table:table-cell>
          <table:table-cell office:value-type="string" calcext:value-type="string">
            <text:p>timeout</text:p>
          </table:table-cell>
          <table:table-cell office:value-type="float" office:value="6791420" calcext:value-type="float">
            <text:p>6791420</text:p>
          </table:table-cell>
          <table:table-cell office:value-type="float" office:value="19705" calcext:value-type="float">
            <text:p>19705</text:p>
          </table:table-cell>
          <table:table-cell office:value-type="float" office:value="3680625" calcext:value-type="float">
            <text:p>3680625</text:p>
          </table:table-cell>
          <table:table-cell office:value-type="float" office:value="248551" calcext:value-type="float">
            <text:p>248551</text:p>
          </table:table-cell>
          <table:table-cell office:value-type="float" office:value="11643" calcext:value-type="float">
            <text:p>11643</text:p>
          </table:table-cell>
          <table:table-cell office:value-type="float" office:value="5178279" calcext:value-type="float">
            <text:p>5178279</text:p>
          </table:table-cell>
          <table:table-cell office:value-type="string" calcext:value-type="string">
            <text:p>timeout</text:p>
          </table:table-cell>
          <table:table-cell office:value-type="float" office:value="1908769" calcext:value-type="float">
            <text:p>1908769</text:p>
          </table:table-cell>
          <table:table-cell office:value-type="float" office:value="34590" calcext:value-type="float">
            <text:p>34590</text:p>
          </table:table-cell>
          <table:table-cell office:value-type="string" calcext:value-type="string">
            <text:p>timeout</text:p>
          </table:table-cell>
          <table:table-cell office:value-type="float" office:value="5277388" calcext:value-type="float">
            <text:p>5277388</text:p>
          </table:table-cell>
          <table:table-cell office:value-type="string" calcext:value-type="string">
            <text:p>timeout</text:p>
          </table:table-cell>
          <table:table-cell office:value-type="float" office:value="9313754" calcext:value-type="float">
            <text:p>9313754</text:p>
          </table:table-cell>
          <table:table-cell office:value-type="float" office:value="170528" calcext:value-type="float">
            <text:p>170528</text:p>
          </table:table-cell>
          <table:table-cell office:value-type="float" office:value="73882" calcext:value-type="float">
            <text:p>73882</text:p>
          </table:table-cell>
          <table:table-cell office:value-type="float" office:value="198" calcext:value-type="float">
            <text:p>198</text:p>
          </table:table-cell>
          <table:table-cell office:value-type="float" office:value="1318876" calcext:value-type="float">
            <text:p>1318876</text:p>
          </table:table-cell>
          <table:table-cell office:value-type="float" office:value="7343956" calcext:value-type="float">
            <text:p>7343956</text:p>
          </table:table-cell>
          <table:table-cell office:value-type="float" office:value="327428" calcext:value-type="float">
            <text:p>327428</text:p>
          </table:table-cell>
          <table:table-cell office:value-type="float" office:value="930143" calcext:value-type="float">
            <text:p>930143</text:p>
          </table:table-cell>
          <table:table-cell office:value-type="float" office:value="630793" calcext:value-type="float">
            <text:p>630793</text:p>
          </table:table-cell>
          <table:table-cell office:value-type="float" office:value="632766" calcext:value-type="float">
            <text:p>632766</text:p>
          </table:table-cell>
          <table:table-cell office:value-type="float" office:value="82637" calcext:value-type="float">
            <text:p>82637</text:p>
          </table:table-cell>
          <table:table-cell table:number-columns-repeated="4"/>
          <table:table-cell office:value-type="float" office:value="169890164" calcext:value-type="float">
            <text:p>169890164</text:p>
          </table:table-cell>
        </table:table-row>
        <table:table-row table:style-name="ro1">
          <table:table-cell/>
          <table:table-cell office:value-type="float" office:value="118248" calcext:value-type="float">
            <text:p>118248</text:p>
          </table:table-cell>
          <table:table-cell office:value-type="float" office:value="268846" calcext:value-type="float">
            <text:p>268846</text:p>
          </table:table-cell>
          <table:table-cell office:value-type="float" office:value="83769" calcext:value-type="float">
            <text:p>8376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imeout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timeout</text:p>
          </table:table-cell>
          <table:table-cell office:value-type="float" office:value="798087" calcext:value-type="float">
            <text:p>798087</text:p>
          </table:table-cell>
          <table:table-cell office:value-type="float" office:value="37029" calcext:value-type="float">
            <text:p>37029</text:p>
          </table:table-cell>
          <table:table-cell office:value-type="float" office:value="3506565" calcext:value-type="float">
            <text:p>3506565</text:p>
          </table:table-cell>
          <table:table-cell office:value-type="float" office:value="8479675" calcext:value-type="float">
            <text:p>8479675</text:p>
          </table:table-cell>
          <table:table-cell office:value-type="float" office:value="134901" calcext:value-type="float">
            <text:p>134901</text:p>
          </table:table-cell>
          <table:table-cell office:value-type="float" office:value="462654" calcext:value-type="float">
            <text:p>462654</text:p>
          </table:table-cell>
          <table:table-cell office:value-type="float" office:value="376" calcext:value-type="float">
            <text:p>376</text:p>
          </table:table-cell>
          <table:table-cell office:value-type="float" office:value="207905" calcext:value-type="float">
            <text:p>207905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4172926" calcext:value-type="float">
            <text:p>4172926</text:p>
          </table:table-cell>
          <table:table-cell office:value-type="float" office:value="30066" calcext:value-type="float">
            <text:p>30066</text:p>
          </table:table-cell>
          <table:table-cell office:value-type="string" calcext:value-type="string">
            <text:p>timeout</text:p>
          </table:table-cell>
          <table:table-cell office:value-type="float" office:value="115502" calcext:value-type="float">
            <text:p>115502</text:p>
          </table:table-cell>
          <table:table-cell office:value-type="string" calcext:value-type="string">
            <text:p>timeout</text:p>
          </table:table-cell>
          <table:table-cell office:value-type="float" office:value="775274" calcext:value-type="float">
            <text:p>775274</text:p>
          </table:table-cell>
          <table:table-cell office:value-type="float" office:value="835" calcext:value-type="float">
            <text:p>835</text:p>
          </table:table-cell>
          <table:table-cell office:value-type="float" office:value="54633" calcext:value-type="float">
            <text:p>54633</text:p>
          </table:table-cell>
          <table:table-cell office:value-type="float" office:value="1669" calcext:value-type="float">
            <text:p>1669</text:p>
          </table:table-cell>
          <table:table-cell office:value-type="float" office:value="1309933" calcext:value-type="float">
            <text:p>1309933</text:p>
          </table:table-cell>
          <table:table-cell office:value-type="float" office:value="7120718" calcext:value-type="float">
            <text:p>7120718</text:p>
          </table:table-cell>
          <table:table-cell office:value-type="float" office:value="60788" calcext:value-type="float">
            <text:p>60788</text:p>
          </table:table-cell>
          <table:table-cell office:value-type="float" office:value="1980525" calcext:value-type="float">
            <text:p>1980525</text:p>
          </table:table-cell>
          <table:table-cell office:value-type="float" office:value="569604" calcext:value-type="float">
            <text:p>569604</text:p>
          </table:table-cell>
          <table:table-cell office:value-type="float" office:value="244547" calcext:value-type="float">
            <text:p>244547</text:p>
          </table:table-cell>
          <table:table-cell office:value-type="float" office:value="2720101" calcext:value-type="float">
            <text:p>2720101</text:p>
          </table:table-cell>
          <table:table-cell table:number-columns-repeated="4"/>
          <table:table-cell office:value-type="float" office:value="138379266" calcext:value-type="float">
            <text:p>138379266</text:p>
          </table:table-cell>
        </table:table-row>
        <table:table-row table:style-name="ro1">
          <table:table-cell/>
          <table:table-cell office:value-type="float" office:value="2703" calcext:value-type="float">
            <text:p>2703</text:p>
          </table:table-cell>
          <table:table-cell office:value-type="float" office:value="72986" calcext:value-type="float">
            <text:p>72986</text:p>
          </table:table-cell>
          <table:table-cell office:value-type="float" office:value="18360" calcext:value-type="float">
            <text:p>1836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ime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timeout</text:p>
          </table:table-cell>
          <table:table-cell office:value-type="float" office:value="241799" calcext:value-type="float">
            <text:p>241799</text:p>
          </table:table-cell>
          <table:table-cell office:value-type="float" office:value="161018" calcext:value-type="float">
            <text:p>161018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timeout</text:p>
          </table:table-cell>
          <table:table-cell office:value-type="float" office:value="200269" calcext:value-type="float">
            <text:p>200269</text:p>
          </table:table-cell>
          <table:table-cell office:value-type="float" office:value="1868419" calcext:value-type="float">
            <text:p>1868419</text:p>
          </table:table-cell>
          <table:table-cell office:value-type="float" office:value="190468" calcext:value-type="float">
            <text:p>190468</text:p>
          </table:table-cell>
          <table:table-cell office:value-type="float" office:value="117270" calcext:value-type="float">
            <text:p>117270</text:p>
          </table:table-cell>
          <table:table-cell office:value-type="float" office:value="7032482" calcext:value-type="float">
            <text:p>7032482</text:p>
          </table:table-cell>
          <table:table-cell office:value-type="string" calcext:value-type="string">
            <text:p>timeout</text:p>
          </table:table-cell>
          <table:table-cell office:value-type="float" office:value="4559931" calcext:value-type="float">
            <text:p>4559931</text:p>
          </table:table-cell>
          <table:table-cell office:value-type="float" office:value="93305" calcext:value-type="float">
            <text:p>93305</text:p>
          </table:table-cell>
          <table:table-cell office:value-type="string" calcext:value-type="string">
            <text:p>timeout</text:p>
          </table:table-cell>
          <table:table-cell office:value-type="float" office:value="9915860" calcext:value-type="float">
            <text:p>9915860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54" calcext:value-type="float">
            <text:p>154</text:p>
          </table:table-cell>
          <table:table-cell office:value-type="float" office:value="98004" calcext:value-type="float">
            <text:p>98004</text:p>
          </table:table-cell>
          <table:table-cell office:value-type="float" office:value="1236" calcext:value-type="float">
            <text:p>1236</text:p>
          </table:table-cell>
          <table:table-cell office:value-type="float" office:value="870588" calcext:value-type="float">
            <text:p>870588</text:p>
          </table:table-cell>
          <table:table-cell office:value-type="float" office:value="4489160" calcext:value-type="float">
            <text:p>4489160</text:p>
          </table:table-cell>
          <table:table-cell office:value-type="float" office:value="525942" calcext:value-type="float">
            <text:p>525942</text:p>
          </table:table-cell>
          <table:table-cell office:value-type="float" office:value="1011845" calcext:value-type="float">
            <text:p>1011845</text:p>
          </table:table-cell>
          <table:table-cell office:value-type="float" office:value="228073" calcext:value-type="float">
            <text:p>228073</text:p>
          </table:table-cell>
          <table:table-cell office:value-type="float" office:value="95043" calcext:value-type="float">
            <text:p>95043</text:p>
          </table:table-cell>
          <table:table-cell office:value-type="float" office:value="471664" calcext:value-type="float">
            <text:p>471664</text:p>
          </table:table-cell>
          <table:table-cell table:number-columns-repeated="4"/>
          <table:table-cell office:value-type="float" office:value="2692881" calcext:value-type="float">
            <text:p>2692881</text:p>
          </table:table-cell>
        </table:table-row>
        <table:table-row table:style-name="ro1">
          <table:table-cell/>
          <table:table-cell office:value-type="float" office:value="9383" calcext:value-type="float">
            <text:p>9383</text:p>
          </table:table-cell>
          <table:table-cell office:value-type="float" office:value="255658" calcext:value-type="float">
            <text:p>255658</text:p>
          </table:table-cell>
          <table:table-cell office:value-type="float" office:value="34687" calcext:value-type="float">
            <text:p>34687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timeout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timeout</text:p>
          </table:table-cell>
          <table:table-cell office:value-type="float" office:value="2919219" calcext:value-type="float">
            <text:p>2919219</text:p>
          </table:table-cell>
          <table:table-cell office:value-type="float" office:value="25767" calcext:value-type="float">
            <text:p>25767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22193" calcext:value-type="float">
            <text:p>122193</text:p>
          </table:table-cell>
          <table:table-cell office:value-type="float" office:value="1569043" calcext:value-type="float">
            <text:p>1569043</text:p>
          </table:table-cell>
          <table:table-cell office:value-type="float" office:value="314964" calcext:value-type="float">
            <text:p>314964</text:p>
          </table:table-cell>
          <table:table-cell office:value-type="float" office:value="17952" calcext:value-type="float">
            <text:p>17952</text:p>
          </table:table-cell>
          <table:table-cell office:value-type="float" office:value="7197158" calcext:value-type="float">
            <text:p>7197158</text:p>
          </table:table-cell>
          <table:table-cell office:value-type="string" calcext:value-type="string">
            <text:p>timeout</text:p>
          </table:table-cell>
          <table:table-cell office:value-type="float" office:value="373928" calcext:value-type="float">
            <text:p>373928</text:p>
          </table:table-cell>
          <table:table-cell office:value-type="float" office:value="103907" calcext:value-type="float">
            <text:p>103907</text:p>
          </table:table-cell>
          <table:table-cell office:value-type="string" calcext:value-type="string">
            <text:p>timeout</text:p>
          </table:table-cell>
          <table:table-cell office:value-type="float" office:value="4607600" calcext:value-type="float">
            <text:p>4607600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33388" calcext:value-type="float">
            <text:p>33388</text:p>
          </table:table-cell>
          <table:table-cell office:value-type="float" office:value="16771" calcext:value-type="float">
            <text:p>16771</text:p>
          </table:table-cell>
          <table:table-cell office:value-type="string" calcext:value-type="string">
            <text:p>timeout</text:p>
          </table:table-cell>
          <table:table-cell office:value-type="float" office:value="679087" calcext:value-type="float">
            <text:p>679087</text:p>
          </table:table-cell>
          <table:table-cell office:value-type="float" office:value="3840574" calcext:value-type="float">
            <text:p>3840574</text:p>
          </table:table-cell>
          <table:table-cell office:value-type="float" office:value="27067" calcext:value-type="float">
            <text:p>27067</text:p>
          </table:table-cell>
          <table:table-cell office:value-type="float" office:value="28794" calcext:value-type="float">
            <text:p>28794</text:p>
          </table:table-cell>
          <table:table-cell office:value-type="float" office:value="128014" calcext:value-type="float">
            <text:p>128014</text:p>
          </table:table-cell>
          <table:table-cell office:value-type="float" office:value="697378" calcext:value-type="float">
            <text:p>697378</text:p>
          </table:table-cell>
          <table:table-cell office:value-type="float" office:value="2418060" calcext:value-type="float">
            <text:p>2418060</text:p>
          </table:table-cell>
          <table:table-cell table:number-columns-repeated="4"/>
          <table:table-cell office:value-type="float" office:value="44095383" calcext:value-type="float">
            <text:p>44095383</text:p>
          </table:table-cell>
        </table:table-row>
        <table:table-row table:style-name="ro1">
          <table:table-cell/>
          <table:table-cell office:value-type="float" office:value="22078" calcext:value-type="float">
            <text:p>22078</text:p>
          </table:table-cell>
          <table:table-cell office:value-type="float" office:value="790088" calcext:value-type="float">
            <text:p>790088</text:p>
          </table:table-cell>
          <table:table-cell office:value-type="float" office:value="51774" calcext:value-type="float">
            <text:p>5177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imeout</text:p>
          </table:table-cell>
          <table:table-cell office:value-type="float" office:value="67758" calcext:value-type="float">
            <text:p>67758</text:p>
          </table:table-cell>
          <table:table-cell office:value-type="string" calcext:value-type="string">
            <text:p>timeout</text:p>
          </table:table-cell>
          <table:table-cell office:value-type="float" office:value="507" calcext:value-type="float">
            <text:p>507</text:p>
          </table:table-cell>
          <table:table-cell office:value-type="float" office:value="173331" calcext:value-type="float">
            <text:p>173331</text:p>
          </table:table-cell>
          <table:table-cell office:value-type="float" office:value="594" calcext:value-type="float">
            <text:p>594</text:p>
          </table:table-cell>
          <table:table-cell office:value-type="float" office:value="7507706" calcext:value-type="float">
            <text:p>7507706</text:p>
          </table:table-cell>
          <table:table-cell office:value-type="float" office:value="150777" calcext:value-type="float">
            <text:p>150777</text:p>
          </table:table-cell>
          <table:table-cell office:value-type="float" office:value="125214" calcext:value-type="float">
            <text:p>125214</text:p>
          </table:table-cell>
          <table:table-cell office:value-type="float" office:value="204681" calcext:value-type="float">
            <text:p>204681</text:p>
          </table:table-cell>
          <table:table-cell office:value-type="float" office:value="91295" calcext:value-type="float">
            <text:p>91295</text:p>
          </table:table-cell>
          <table:table-cell office:value-type="float" office:value="546780" calcext:value-type="float">
            <text:p>546780</text:p>
          </table:table-cell>
          <table:table-cell office:value-type="string" calcext:value-type="string">
            <text:p>timeout</text:p>
          </table:table-cell>
          <table:table-cell office:value-type="float" office:value="661888" calcext:value-type="float">
            <text:p>661888</text:p>
          </table:table-cell>
          <table:table-cell office:value-type="float" office:value="17397" calcext:value-type="float">
            <text:p>17397</text:p>
          </table:table-cell>
          <table:table-cell office:value-type="float" office:value="6747628" calcext:value-type="float">
            <text:p>6747628</text:p>
          </table:table-cell>
          <table:table-cell office:value-type="float" office:value="582864" calcext:value-type="float">
            <text:p>582864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275128" calcext:value-type="float">
            <text:p>275128</text:p>
          </table:table-cell>
          <table:table-cell office:value-type="float" office:value="102980" calcext:value-type="float">
            <text:p>102980</text:p>
          </table:table-cell>
          <table:table-cell office:value-type="string" calcext:value-type="string">
            <text:p>timeout</text:p>
          </table:table-cell>
          <table:table-cell office:value-type="float" office:value="595112" calcext:value-type="float">
            <text:p>595112</text:p>
          </table:table-cell>
          <table:table-cell office:value-type="float" office:value="6702928" calcext:value-type="float">
            <text:p>6702928</text:p>
          </table:table-cell>
          <table:table-cell office:value-type="float" office:value="53682" calcext:value-type="float">
            <text:p>53682</text:p>
          </table:table-cell>
          <table:table-cell office:value-type="float" office:value="784" calcext:value-type="float">
            <text:p>784</text:p>
          </table:table-cell>
          <table:table-cell office:value-type="float" office:value="135479" calcext:value-type="float">
            <text:p>135479</text:p>
          </table:table-cell>
          <table:table-cell office:value-type="float" office:value="977" calcext:value-type="float">
            <text:p>977</text:p>
          </table:table-cell>
          <table:table-cell office:value-type="float" office:value="1137480" calcext:value-type="float">
            <text:p>1137480</text:p>
          </table:table-cell>
          <table:table-cell table:number-columns-repeated="4"/>
          <table:table-cell office:value-type="float" office:value="1510173" calcext:value-type="float">
            <text:p>1510173</text:p>
          </table:table-cell>
        </table:table-row>
        <table:table-row table:style-name="ro1">
          <table:table-cell/>
          <table:table-cell office:value-type="float" office:value="24411" calcext:value-type="float">
            <text:p>24411</text:p>
          </table:table-cell>
          <table:table-cell office:value-type="float" office:value="5508" calcext:value-type="float">
            <text:p>5508</text:p>
          </table:table-cell>
          <table:table-cell office:value-type="float" office:value="9030" calcext:value-type="float">
            <text:p>9030</text:p>
          </table:table-cell>
          <table:table-cell office:value-type="float" office:value="194003" calcext:value-type="float">
            <text:p>194003</text:p>
          </table:table-cell>
          <table:table-cell office:value-type="string" calcext:value-type="string">
            <text:p>timeout</text:p>
          </table:table-cell>
          <table:table-cell office:value-type="float" office:value="4683" calcext:value-type="float">
            <text:p>4683</text:p>
          </table:table-cell>
          <table:table-cell office:value-type="string" calcext:value-type="string">
            <text:p>timeout</text:p>
          </table:table-cell>
          <table:table-cell office:value-type="float" office:value="112044" calcext:value-type="float">
            <text:p>112044</text:p>
          </table:table-cell>
          <table:table-cell office:value-type="float" office:value="40078" calcext:value-type="float">
            <text:p>40078</text:p>
          </table:table-cell>
          <table:table-cell office:value-type="float" office:value="3245518" calcext:value-type="float">
            <text:p>3245518</text:p>
          </table:table-cell>
          <table:table-cell office:value-type="float" office:value="497749" calcext:value-type="float">
            <text:p>497749</text:p>
          </table:table-cell>
          <table:table-cell office:value-type="float" office:value="130836" calcext:value-type="float">
            <text:p>130836</text:p>
          </table:table-cell>
          <table:table-cell office:value-type="float" office:value="1659016" calcext:value-type="float">
            <text:p>1659016</text:p>
          </table:table-cell>
          <table:table-cell office:value-type="float" office:value="474863" calcext:value-type="float">
            <text:p>474863</text:p>
          </table:table-cell>
          <table:table-cell office:value-type="float" office:value="21767" calcext:value-type="float">
            <text:p>21767</text:p>
          </table:table-cell>
          <table:table-cell office:value-type="float" office:value="6708701" calcext:value-type="float">
            <text:p>6708701</text:p>
          </table:table-cell>
          <table:table-cell office:value-type="string" calcext:value-type="string">
            <text:p>timeout</text:p>
          </table:table-cell>
          <table:table-cell office:value-type="float" office:value="3835936" calcext:value-type="float">
            <text:p>3835936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timeout</text:p>
          </table:table-cell>
          <table:table-cell office:value-type="float" office:value="8350199" calcext:value-type="float">
            <text:p>8350199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70289" calcext:value-type="float">
            <text:p>70289</text:p>
          </table:table-cell>
          <table:table-cell office:value-type="float" office:value="21366" calcext:value-type="float">
            <text:p>21366</text:p>
          </table:table-cell>
          <table:table-cell office:value-type="string" calcext:value-type="string">
            <text:p>timeout</text:p>
          </table:table-cell>
          <table:table-cell office:value-type="float" office:value="942813" calcext:value-type="float">
            <text:p>942813</text:p>
          </table:table-cell>
          <table:table-cell office:value-type="float" office:value="1174428" calcext:value-type="float">
            <text:p>1174428</text:p>
          </table:table-cell>
          <table:table-cell office:value-type="float" office:value="1152637" calcext:value-type="float">
            <text:p>1152637</text:p>
          </table:table-cell>
          <table:table-cell office:value-type="float" office:value="368" calcext:value-type="float">
            <text:p>368</text:p>
          </table:table-cell>
          <table:table-cell office:value-type="float" office:value="267816" calcext:value-type="float">
            <text:p>267816</text:p>
          </table:table-cell>
          <table:table-cell office:value-type="float" office:value="592966" calcext:value-type="float">
            <text:p>592966</text:p>
          </table:table-cell>
          <table:table-cell office:value-type="float" office:value="4625694" calcext:value-type="float">
            <text:p>4625694</text:p>
          </table:table-cell>
          <table:table-cell table:number-columns-repeated="4"/>
          <table:table-cell office:value-type="float" office:value="49154847" calcext:value-type="float">
            <text:p>49154847</text:p>
          </table:table-cell>
        </table:table-row>
        <table:table-row table:style-name="ro1">
          <table:table-cell/>
          <table:table-cell office:value-type="float" office:value="8672" calcext:value-type="float">
            <text:p>8672</text:p>
          </table:table-cell>
          <table:table-cell office:value-type="float" office:value="25334" calcext:value-type="float">
            <text:p>25334</text:p>
          </table:table-cell>
          <table:table-cell office:value-type="float" office:value="43773" calcext:value-type="float">
            <text:p>43773</text:p>
          </table:table-cell>
          <table:table-cell office:value-type="float" office:value="389380" calcext:value-type="float">
            <text:p>389380</text:p>
          </table:table-cell>
          <table:table-cell office:value-type="float" office:value="7356671" calcext:value-type="float">
            <text:p>7356671</text:p>
          </table:table-cell>
          <table:table-cell office:value-type="float" office:value="62041" calcext:value-type="float">
            <text:p>62041</text:p>
          </table:table-cell>
          <table:table-cell office:value-type="string" calcext:value-type="string">
            <text:p>timeout</text:p>
          </table:table-cell>
          <table:table-cell office:value-type="float" office:value="236" calcext:value-type="float">
            <text:p>236</text:p>
          </table:table-cell>
          <table:table-cell office:value-type="float" office:value="5066" calcext:value-type="float">
            <text:p>5066</text:p>
          </table:table-cell>
          <table:table-cell office:value-type="float" office:value="247576" calcext:value-type="float">
            <text:p>247576</text:p>
          </table:table-cell>
          <table:table-cell office:value-type="string" calcext:value-type="string">
            <text:p>timeout</text:p>
          </table:table-cell>
          <table:table-cell office:value-type="float" office:value="13942" calcext:value-type="float">
            <text:p>13942</text:p>
          </table:table-cell>
          <table:table-cell office:value-type="float" office:value="3655361" calcext:value-type="float">
            <text:p>3655361</text:p>
          </table:table-cell>
          <table:table-cell office:value-type="float" office:value="331047" calcext:value-type="float">
            <text:p>331047</text:p>
          </table:table-cell>
          <table:table-cell office:value-type="float" office:value="172376" calcext:value-type="float">
            <text:p>172376</text:p>
          </table:table-cell>
          <table:table-cell office:value-type="float" office:value="8115987" calcext:value-type="float">
            <text:p>8115987</text:p>
          </table:table-cell>
          <table:table-cell office:value-type="float" office:value="9528078" calcext:value-type="float">
            <text:p>9528078</text:p>
          </table:table-cell>
          <table:table-cell office:value-type="float" office:value="1510908" calcext:value-type="float">
            <text:p>1510908</text:p>
          </table:table-cell>
          <table:table-cell office:value-type="float" office:value="46213" calcext:value-type="float">
            <text:p>46213</text:p>
          </table:table-cell>
          <table:table-cell office:value-type="string" calcext:value-type="string">
            <text:p>timeout</text:p>
          </table:table-cell>
          <table:table-cell office:value-type="float" office:value="1188947" calcext:value-type="float">
            <text:p>1188947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407936" calcext:value-type="float">
            <text:p>407936</text:p>
          </table:table-cell>
          <table:table-cell office:value-type="float" office:value="18740" calcext:value-type="float">
            <text:p>18740</text:p>
          </table:table-cell>
          <table:table-cell office:value-type="float" office:value="483" calcext:value-type="float">
            <text:p>483</text:p>
          </table:table-cell>
          <table:table-cell office:value-type="float" office:value="856205" calcext:value-type="float">
            <text:p>856205</text:p>
          </table:table-cell>
          <table:table-cell office:value-type="float" office:value="808584" calcext:value-type="float">
            <text:p>808584</text:p>
          </table:table-cell>
          <table:table-cell office:value-type="float" office:value="933548" calcext:value-type="float">
            <text:p>933548</text:p>
          </table:table-cell>
          <table:table-cell office:value-type="float" office:value="226" calcext:value-type="float">
            <text:p>226</text:p>
          </table:table-cell>
          <table:table-cell office:value-type="float" office:value="1655" calcext:value-type="float">
            <text:p>1655</text:p>
          </table:table-cell>
          <table:table-cell office:value-type="float" office:value="634959" calcext:value-type="float">
            <text:p>634959</text:p>
          </table:table-cell>
          <table:table-cell office:value-type="float" office:value="1117870" calcext:value-type="float">
            <text:p>1117870</text:p>
          </table:table-cell>
          <table:table-cell table:number-columns-repeated="4"/>
          <table:table-cell office:value-type="float" office:value="29899979" calcext:value-type="float">
            <text:p>29899979</text:p>
          </table:table-cell>
        </table:table-row>
        <table:table-row table:style-name="ro1">
          <table:table-cell/>
          <table:table-cell office:value-type="float" office:value="39854" calcext:value-type="float">
            <text:p>39854</text:p>
          </table:table-cell>
          <table:table-cell office:value-type="float" office:value="295080" calcext:value-type="float">
            <text:p>295080</text:p>
          </table:table-cell>
          <table:table-cell office:value-type="float" office:value="14246" calcext:value-type="float">
            <text:p>14246</text:p>
          </table:table-cell>
          <table:table-cell office:value-type="float" office:value="79891" calcext:value-type="float">
            <text:p>79891</text:p>
          </table:table-cell>
          <table:table-cell office:value-type="string" calcext:value-type="string">
            <text:p>timeout</text:p>
          </table:table-cell>
          <table:table-cell office:value-type="float" office:value="7381" calcext:value-type="float">
            <text:p>7381</text:p>
          </table:table-cell>
          <table:table-cell office:value-type="string" calcext:value-type="string">
            <text:p>timeout</text:p>
          </table:table-cell>
          <table:table-cell office:value-type="float" office:value="34534" calcext:value-type="float">
            <text:p>34534</text:p>
          </table:table-cell>
          <table:table-cell office:value-type="float" office:value="172113" calcext:value-type="float">
            <text:p>172113</text:p>
          </table:table-cell>
          <table:table-cell office:value-type="float" office:value="512484" calcext:value-type="float">
            <text:p>512484</text:p>
          </table:table-cell>
          <table:table-cell office:value-type="float" office:value="6280066" calcext:value-type="float">
            <text:p>6280066</text:p>
          </table:table-cell>
          <table:table-cell office:value-type="float" office:value="208584" calcext:value-type="float">
            <text:p>208584</text:p>
          </table:table-cell>
          <table:table-cell office:value-type="float" office:value="492340" calcext:value-type="float">
            <text:p>492340</text:p>
          </table:table-cell>
          <table:table-cell office:value-type="float" office:value="5594" calcext:value-type="float">
            <text:p>5594</text:p>
          </table:table-cell>
          <table:table-cell office:value-type="float" office:value="8095" calcext:value-type="float">
            <text:p>809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timeout</text:p>
          </table:table-cell>
          <table:table-cell office:value-type="float" office:value="9039352" calcext:value-type="float">
            <text:p>9039352</text:p>
          </table:table-cell>
          <table:table-cell office:value-type="float" office:value="127310" calcext:value-type="float">
            <text:p>127310</text:p>
          </table:table-cell>
          <table:table-cell office:value-type="string" calcext:value-type="string">
            <text:p>timeout</text:p>
          </table:table-cell>
          <table:table-cell office:value-type="float" office:value="3469122" calcext:value-type="float">
            <text:p>3469122</text:p>
          </table:table-cell>
          <table:table-cell office:value-type="string" calcext:value-type="string">
            <text:p>timeout</text:p>
          </table:table-cell>
          <table:table-cell office:value-type="float" office:value="1146014" calcext:value-type="float">
            <text:p>1146014</text:p>
          </table:table-cell>
          <table:table-cell office:value-type="float" office:value="736" calcext:value-type="float">
            <text:p>736</text:p>
          </table:table-cell>
          <table:table-cell office:value-type="float" office:value="42014" calcext:value-type="float">
            <text:p>42014</text:p>
          </table:table-cell>
          <table:table-cell office:value-type="float" office:value="1543656" calcext:value-type="float">
            <text:p>1543656</text:p>
          </table:table-cell>
          <table:table-cell office:value-type="float" office:value="1025" calcext:value-type="float">
            <text:p>1025</text:p>
          </table:table-cell>
          <table:table-cell office:value-type="float" office:value="2388869" calcext:value-type="float">
            <text:p>2388869</text:p>
          </table:table-cell>
          <table:table-cell office:value-type="float" office:value="409601" calcext:value-type="float">
            <text:p>409601</text:p>
          </table:table-cell>
          <table:table-cell office:value-type="float" office:value="640009" calcext:value-type="float">
            <text:p>640009</text:p>
          </table:table-cell>
          <table:table-cell office:value-type="float" office:value="674654" calcext:value-type="float">
            <text:p>674654</text:p>
          </table:table-cell>
          <table:table-cell office:value-type="float" office:value="658624" calcext:value-type="float">
            <text:p>658624</text:p>
          </table:table-cell>
          <table:table-cell office:value-type="float" office:value="4735701" calcext:value-type="float">
            <text:p>4735701</text:p>
          </table:table-cell>
          <table:table-cell table:number-columns-repeated="4"/>
          <table:table-cell office:value-type="float" office:value="283265260" calcext:value-type="float">
            <text:p>283265260</text:p>
          </table:table-cell>
        </table:table-row>
        <table:table-row table:style-name="ro1">
          <table:table-cell/>
          <table:table-cell office:value-type="float" office:value="5271" calcext:value-type="float">
            <text:p>5271</text:p>
          </table:table-cell>
          <table:table-cell office:value-type="float" office:value="41390" calcext:value-type="float">
            <text:p>41390</text:p>
          </table:table-cell>
          <table:table-cell office:value-type="float" office:value="79900" calcext:value-type="float">
            <text:p>79900</text:p>
          </table:table-cell>
          <table:table-cell office:value-type="float" office:value="80552" calcext:value-type="float">
            <text:p>80552</text:p>
          </table:table-cell>
          <table:table-cell office:value-type="string" calcext:value-type="string">
            <text:p>timeout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timeout</text:p>
          </table:table-cell>
          <table:table-cell office:value-type="float" office:value="970" calcext:value-type="float">
            <text:p>970</text:p>
          </table:table-cell>
          <table:table-cell office:value-type="float" office:value="42910" calcext:value-type="float">
            <text:p>42910</text:p>
          </table:table-cell>
          <table:table-cell office:value-type="float" office:value="831" calcext:value-type="float">
            <text:p>831</text:p>
          </table:table-cell>
          <table:table-cell office:value-type="float" office:value="3193725" calcext:value-type="float">
            <text:p>3193725</text:p>
          </table:table-cell>
          <table:table-cell office:value-type="float" office:value="117651" calcext:value-type="float">
            <text:p>117651</text:p>
          </table:table-cell>
          <table:table-cell office:value-type="float" office:value="541765" calcext:value-type="float">
            <text:p>541765</text:p>
          </table:table-cell>
          <table:table-cell office:value-type="float" office:value="2864" calcext:value-type="float">
            <text:p>2864</text:p>
          </table:table-cell>
          <table:table-cell office:value-type="float" office:value="247355" calcext:value-type="float">
            <text:p>247355</text:p>
          </table:table-cell>
          <table:table-cell office:value-type="float" office:value="1154265" calcext:value-type="float">
            <text:p>1154265</text:p>
          </table:table-cell>
          <table:table-cell office:value-type="string" calcext:value-type="string">
            <text:p>timeout</text:p>
          </table:table-cell>
          <table:table-cell office:value-type="float" office:value="1713653" calcext:value-type="float">
            <text:p>1713653</text:p>
          </table:table-cell>
          <table:table-cell office:value-type="float" office:value="20210" calcext:value-type="float">
            <text:p>20210</text:p>
          </table:table-cell>
          <table:table-cell office:value-type="string" calcext:value-type="string">
            <text:p>timeout</text:p>
          </table:table-cell>
          <table:table-cell office:value-type="float" office:value="1960243" calcext:value-type="float">
            <text:p>1960243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28800" calcext:value-type="float">
            <text:p>128800</text:p>
          </table:table-cell>
          <table:table-cell office:value-type="float" office:value="21384" calcext:value-type="float">
            <text:p>21384</text:p>
          </table:table-cell>
          <table:table-cell table:style-name="ce2" office:value-type="string" calcext:value-type="string">
            <text:p>timeout</text:p>
          </table:table-cell>
          <table:table-cell office:value-type="float" office:value="819" calcext:value-type="float">
            <text:p>819</text:p>
          </table:table-cell>
          <table:table-cell office:value-type="float" office:value="2881003" calcext:value-type="float">
            <text:p>2881003</text:p>
          </table:table-cell>
          <table:table-cell office:value-type="float" office:value="951911" calcext:value-type="float">
            <text:p>951911</text:p>
          </table:table-cell>
          <table:table-cell office:value-type="float" office:value="4343" calcext:value-type="float">
            <text:p>4343</text:p>
          </table:table-cell>
          <table:table-cell office:value-type="float" office:value="1670492" calcext:value-type="float">
            <text:p>1670492</text:p>
          </table:table-cell>
          <table:table-cell office:value-type="float" office:value="1117313" calcext:value-type="float">
            <text:p>1117313</text:p>
          </table:table-cell>
          <table:table-cell office:value-type="float" office:value="580008" calcext:value-type="float">
            <text:p>580008</text:p>
          </table:table-cell>
          <table:table-cell table:number-columns-repeated="4"/>
          <table:table-cell office:value-type="float" office:value="170415258" calcext:value-type="float">
            <text:p>170415258</text:p>
          </table:table-cell>
        </table:table-row>
        <table:table-row table:style-name="ro1">
          <table:table-cell/>
          <table:table-cell office:value-type="float" office:value="2977" calcext:value-type="float">
            <text:p>2977</text:p>
          </table:table-cell>
          <table:table-cell office:value-type="float" office:value="214167" calcext:value-type="float">
            <text:p>214167</text:p>
          </table:table-cell>
          <table:table-cell office:value-type="float" office:value="12967" calcext:value-type="float">
            <text:p>12967</text:p>
          </table:table-cell>
          <table:table-cell office:value-type="float" office:value="37432" calcext:value-type="float">
            <text:p>37432</text:p>
          </table:table-cell>
          <table:table-cell office:value-type="string" calcext:value-type="string">
            <text:p>timeout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timeout</text:p>
          </table:table-cell>
          <table:table-cell office:value-type="float" office:value="1319" calcext:value-type="float">
            <text:p>1319</text:p>
          </table:table-cell>
          <table:table-cell office:value-type="float" office:value="258876" calcext:value-type="float">
            <text:p>25887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imeout</text:p>
          </table:table-cell>
          <table:table-cell office:value-type="float" office:value="318347" calcext:value-type="float">
            <text:p>318347</text:p>
          </table:table-cell>
          <table:table-cell office:value-type="float" office:value="5148072" calcext:value-type="float">
            <text:p>5148072</text:p>
          </table:table-cell>
          <table:table-cell office:value-type="float" office:value="419605" calcext:value-type="float">
            <text:p>419605</text:p>
          </table:table-cell>
          <table:table-cell office:value-type="float" office:value="234395" calcext:value-type="float">
            <text:p>234395</text:p>
          </table:table-cell>
          <table:table-cell office:value-type="float" office:value="4910177" calcext:value-type="float">
            <text:p>4910177</text:p>
          </table:table-cell>
          <table:table-cell office:value-type="string" calcext:value-type="string">
            <text:p>timeout</text:p>
          </table:table-cell>
          <table:table-cell office:value-type="float" office:value="2590152" calcext:value-type="float">
            <text:p>2590152</text:p>
          </table:table-cell>
          <table:table-cell office:value-type="float" office:value="20842" calcext:value-type="float">
            <text:p>20842</text:p>
          </table:table-cell>
          <table:table-cell office:value-type="string" calcext:value-type="string">
            <text:p>timeout</text:p>
          </table:table-cell>
          <table:table-cell office:value-type="float" office:value="7136278" calcext:value-type="float">
            <text:p>7136278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318" calcext:value-type="float">
            <text:p>318</text:p>
          </table:table-cell>
          <table:table-cell office:value-type="float" office:value="36134" calcext:value-type="float">
            <text:p>36134</text:p>
          </table:table-cell>
          <table:table-cell office:value-type="float" office:value="2757834" calcext:value-type="float">
            <text:p>2757834</text:p>
          </table:table-cell>
          <table:table-cell office:value-type="float" office:value="1732940" calcext:value-type="float">
            <text:p>1732940</text:p>
          </table:table-cell>
          <table:table-cell office:value-type="float" office:value="3867709" calcext:value-type="float">
            <text:p>3867709</text:p>
          </table:table-cell>
          <table:table-cell office:value-type="float" office:value="317643" calcext:value-type="float">
            <text:p>317643</text:p>
          </table:table-cell>
          <table:table-cell office:value-type="float" office:value="173482" calcext:value-type="float">
            <text:p>173482</text:p>
          </table:table-cell>
          <table:table-cell office:value-type="float" office:value="1235" calcext:value-type="float">
            <text:p>1235</text:p>
          </table:table-cell>
          <table:table-cell office:value-type="float" office:value="742680" calcext:value-type="float">
            <text:p>742680</text:p>
          </table:table-cell>
          <table:table-cell office:value-type="float" office:value="761099" calcext:value-type="float">
            <text:p>761099</text:p>
          </table:table-cell>
          <table:table-cell table:number-columns-repeated="4"/>
          <table:table-cell office:value-type="float" office:value="251881672" calcext:value-type="float">
            <text:p>251881672</text:p>
          </table:table-cell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office:value-type="float" office:value="37156" calcext:value-type="float">
            <text:p>37156</text:p>
          </table:table-cell>
          <table:table-cell office:value-type="float" office:value="191600" calcext:value-type="float">
            <text:p>191600</text:p>
          </table:table-cell>
          <table:table-cell office:value-type="float" office:value="51571" calcext:value-type="float">
            <text:p>51571</text:p>
          </table:table-cell>
          <table:table-cell office:value-type="string" calcext:value-type="string">
            <text:p>timeout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timeout</text:p>
          </table:table-cell>
          <table:table-cell office:value-type="float" office:value="113935" calcext:value-type="float">
            <text:p>113935</text:p>
          </table:table-cell>
          <table:table-cell office:value-type="float" office:value="153306" calcext:value-type="float">
            <text:p>153306</text:p>
          </table:table-cell>
          <table:table-cell office:value-type="float" office:value="6051721" calcext:value-type="float">
            <text:p>6051721</text:p>
          </table:table-cell>
          <table:table-cell office:value-type="string" calcext:value-type="string">
            <text:p>timeout</text:p>
          </table:table-cell>
          <table:table-cell office:value-type="float" office:value="35552" calcext:value-type="float">
            <text:p>35552</text:p>
          </table:table-cell>
          <table:table-cell office:value-type="float" office:value="6557071" calcext:value-type="float">
            <text:p>6557071</text:p>
          </table:table-cell>
          <table:table-cell office:value-type="float" office:value="163698" calcext:value-type="float">
            <text:p>163698</text:p>
          </table:table-cell>
          <table:table-cell office:value-type="float" office:value="49702" calcext:value-type="float">
            <text:p>49702</text:p>
          </table:table-cell>
          <table:table-cell office:value-type="string" calcext:value-type="string">
            <text:p>timeout</text:p>
          </table:table-cell>
          <table:table-cell office:value-type="float" office:value="1353381" calcext:value-type="float">
            <text:p>1353381</text:p>
          </table:table-cell>
          <table:table-cell office:value-type="float" office:value="372609" calcext:value-type="float">
            <text:p>372609</text:p>
          </table:table-cell>
          <table:table-cell office:value-type="float" office:value="7341" calcext:value-type="float">
            <text:p>7341</text:p>
          </table:table-cell>
          <table:table-cell office:value-type="string" calcext:value-type="string">
            <text:p>timeout</text:p>
          </table:table-cell>
          <table:table-cell office:value-type="float" office:value="783885" calcext:value-type="float">
            <text:p>783885</text:p>
          </table:table-cell>
          <table:table-cell office:value-type="string" calcext:value-type="string">
            <text:p>timeout</text:p>
          </table:table-cell>
          <table:table-cell office:value-type="float" office:value="7390270" calcext:value-type="float">
            <text:p>7390270</text:p>
          </table:table-cell>
          <table:table-cell office:value-type="float" office:value="1096" calcext:value-type="float">
            <text:p>1096</text:p>
          </table:table-cell>
          <table:table-cell office:value-type="float" office:value="26941" calcext:value-type="float">
            <text:p>26941</text:p>
          </table:table-cell>
          <table:table-cell office:value-type="string" calcext:value-type="string">
            <text:p>timeout</text:p>
          </table:table-cell>
          <table:table-cell office:value-type="float" office:value="1720084" calcext:value-type="float">
            <text:p>1720084</text:p>
          </table:table-cell>
          <table:table-cell office:value-type="float" office:value="1899431" calcext:value-type="float">
            <text:p>1899431</text:p>
          </table:table-cell>
          <table:table-cell office:value-type="float" office:value="2155483" calcext:value-type="float">
            <text:p>2155483</text:p>
          </table:table-cell>
          <table:table-cell office:value-type="float" office:value="103854" calcext:value-type="float">
            <text:p>103854</text:p>
          </table:table-cell>
          <table:table-cell office:value-type="float" office:value="713" calcext:value-type="float">
            <text:p>713</text:p>
          </table:table-cell>
          <table:table-cell office:value-type="float" office:value="105060" calcext:value-type="float">
            <text:p>105060</text:p>
          </table:table-cell>
          <table:table-cell office:value-type="string" calcext:value-type="string">
            <text:p>timeout</text:p>
          </table:table-cell>
          <table:table-cell table:number-columns-repeated="4"/>
          <table:table-cell office:value-type="float" office:value="114776582" calcext:value-type="float">
            <text:p>114776582</text:p>
          </table:table-cell>
        </table:table-row>
        <table:table-row table:style-name="ro1">
          <table:table-cell/>
          <table:table-cell office:value-type="float" office:value="11803" calcext:value-type="float">
            <text:p>11803</text:p>
          </table:table-cell>
          <table:table-cell office:value-type="float" office:value="207596" calcext:value-type="float">
            <text:p>207596</text:p>
          </table:table-cell>
          <table:table-cell office:value-type="float" office:value="63216" calcext:value-type="float">
            <text:p>63216</text:p>
          </table:table-cell>
          <table:table-cell office:value-type="float" office:value="40715" calcext:value-type="float">
            <text:p>40715</text:p>
          </table:table-cell>
          <table:table-cell office:value-type="string" calcext:value-type="string">
            <text:p>timeout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timeout</text:p>
          </table:table-cell>
          <table:table-cell office:value-type="float" office:value="502766" calcext:value-type="float">
            <text:p>502766</text:p>
          </table:table-cell>
          <table:table-cell office:value-type="float" office:value="6575" calcext:value-type="float">
            <text:p>6575</text:p>
          </table:table-cell>
          <table:table-cell office:value-type="float" office:value="4199301" calcext:value-type="float">
            <text:p>4199301</text:p>
          </table:table-cell>
          <table:table-cell office:value-type="float" office:value="4929189" calcext:value-type="float">
            <text:p>4929189</text:p>
          </table:table-cell>
          <table:table-cell office:value-type="float" office:value="145733" calcext:value-type="float">
            <text:p>145733</text:p>
          </table:table-cell>
          <table:table-cell office:value-type="float" office:value="6124537" calcext:value-type="float">
            <text:p>6124537</text:p>
          </table:table-cell>
          <table:table-cell office:value-type="float" office:value="97919" calcext:value-type="float">
            <text:p>97919</text:p>
          </table:table-cell>
          <table:table-cell office:value-type="float" office:value="144505" calcext:value-type="float">
            <text:p>144505</text:p>
          </table:table-cell>
          <table:table-cell office:value-type="float" office:value="922850" calcext:value-type="float">
            <text:p>922850</text:p>
          </table:table-cell>
          <table:table-cell office:value-type="float" office:value="6444360" calcext:value-type="float">
            <text:p>6444360</text:p>
          </table:table-cell>
          <table:table-cell office:value-type="float" office:value="4467754" calcext:value-type="float">
            <text:p>4467754</text:p>
          </table:table-cell>
          <table:table-cell office:value-type="float" office:value="43996" calcext:value-type="float">
            <text:p>43996</text:p>
          </table:table-cell>
          <table:table-cell office:value-type="string" calcext:value-type="string">
            <text:p>timeout</text:p>
          </table:table-cell>
          <table:table-cell/>
          <table:table-cell table:number-columns-repeated="2" office:value-type="string" calcext:value-type="string">
            <text:p>timeout</text:p>
          </table:table-cell>
          <table:table-cell office:value-type="float" office:value="1581" calcext:value-type="float">
            <text:p>1581</text:p>
          </table:table-cell>
          <table:table-cell office:value-type="float" office:value="235527" calcext:value-type="float">
            <text:p>235527</text:p>
          </table:table-cell>
          <table:table-cell office:value-type="string" calcext:value-type="string">
            <text:p>timeout</text:p>
          </table:table-cell>
          <table:table-cell office:value-type="float" office:value="244424" calcext:value-type="float">
            <text:p>244424</text:p>
          </table:table-cell>
          <table:table-cell office:value-type="float" office:value="3473836" calcext:value-type="float">
            <text:p>3473836</text:p>
          </table:table-cell>
          <table:table-cell office:value-type="float" office:value="88561" calcext:value-type="float">
            <text:p>88561</text:p>
          </table:table-cell>
          <table:table-cell office:value-type="float" office:value="1220515" calcext:value-type="float">
            <text:p>1220515</text:p>
          </table:table-cell>
          <table:table-cell office:value-type="float" office:value="417158" calcext:value-type="float">
            <text:p>417158</text:p>
          </table:table-cell>
          <table:table-cell office:value-type="float" office:value="2400632" calcext:value-type="float">
            <text:p>2400632</text:p>
          </table:table-cell>
          <table:table-cell office:value-type="float" office:value="455594" calcext:value-type="float">
            <text:p>455594</text:p>
          </table:table-cell>
          <table:table-cell table:number-columns-repeated="4"/>
          <table:table-cell office:value-type="float" office:value="17909725" calcext:value-type="float">
            <text:p>17909725</text:p>
          </table:table-cell>
        </table:table-row>
        <table:table-row table:style-name="ro1">
          <table:table-cell/>
          <table:table-cell office:value-type="float" office:value="17877" calcext:value-type="float">
            <text:p>17877</text:p>
          </table:table-cell>
          <table:table-cell office:value-type="float" office:value="123519" calcext:value-type="float">
            <text:p>123519</text:p>
          </table:table-cell>
          <table:table-cell office:value-type="float" office:value="74561" calcext:value-type="float">
            <text:p>74561</text:p>
          </table:table-cell>
          <table:table-cell office:value-type="float" office:value="14487" calcext:value-type="float">
            <text:p>14487</text:p>
          </table:table-cell>
          <table:table-cell office:value-type="string" calcext:value-type="string">
            <text:p>timeout</text:p>
          </table:table-cell>
          <table:table-cell office:value-type="float" office:value="11062" calcext:value-type="float">
            <text:p>11062</text:p>
          </table:table-cell>
          <table:table-cell office:value-type="string" calcext:value-type="string">
            <text:p>timeout</text:p>
          </table:table-cell>
          <table:table-cell office:value-type="float" office:value="2681382" calcext:value-type="float">
            <text:p>2681382</text:p>
          </table:table-cell>
          <table:table-cell office:value-type="float" office:value="19398" calcext:value-type="float">
            <text:p>1939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imeout</text:p>
          </table:table-cell>
          <table:table-cell office:value-type="float" office:value="16801" calcext:value-type="float">
            <text:p>16801</text:p>
          </table:table-cell>
          <table:table-cell office:value-type="string" calcext:value-type="string">
            <text:p>timeout</text:p>
          </table:table-cell>
          <table:table-cell office:value-type="float" office:value="36227" calcext:value-type="float">
            <text:p>36227</text:p>
          </table:table-cell>
          <table:table-cell office:value-type="float" office:value="10320" calcext:value-type="float">
            <text:p>10320</text:p>
          </table:table-cell>
          <table:table-cell office:value-type="float" office:value="6978443" calcext:value-type="float">
            <text:p>6978443</text:p>
          </table:table-cell>
          <table:table-cell office:value-type="string" calcext:value-type="string">
            <text:p>timeout</text:p>
          </table:table-cell>
          <table:table-cell office:value-type="float" office:value="1126111" calcext:value-type="float">
            <text:p>1126111</text:p>
          </table:table-cell>
          <table:table-cell office:value-type="float" office:value="30424" calcext:value-type="float">
            <text:p>30424</text:p>
          </table:table-cell>
          <table:table-cell office:value-type="string" calcext:value-type="string">
            <text:p>timeout</text:p>
          </table:table-cell>
          <table:table-cell/>
          <table:table-cell table:number-columns-repeated="2" office:value-type="string" calcext:value-type="string">
            <text:p>timeout</text:p>
          </table:table-cell>
          <table:table-cell office:value-type="float" office:value="244782" calcext:value-type="float">
            <text:p>244782</text:p>
          </table:table-cell>
          <table:table-cell office:value-type="float" office:value="47630" calcext:value-type="float">
            <text:p>47630</text:p>
          </table:table-cell>
          <table:table-cell office:value-type="float" office:value="8099337" calcext:value-type="float">
            <text:p>8099337</text:p>
          </table:table-cell>
          <table:table-cell office:value-type="float" office:value="1339489" calcext:value-type="float">
            <text:p>1339489</text:p>
          </table:table-cell>
          <table:table-cell office:value-type="float" office:value="1711939" calcext:value-type="float">
            <text:p>1711939</text:p>
          </table:table-cell>
          <table:table-cell office:value-type="float" office:value="1794250" calcext:value-type="float">
            <text:p>1794250</text:p>
          </table:table-cell>
          <table:table-cell office:value-type="float" office:value="334" calcext:value-type="float">
            <text:p>334</text:p>
          </table:table-cell>
          <table:table-cell office:value-type="float" office:value="173026" calcext:value-type="float">
            <text:p>173026</text:p>
          </table:table-cell>
          <table:table-cell office:value-type="float" office:value="468040" calcext:value-type="float">
            <text:p>468040</text:p>
          </table:table-cell>
          <table:table-cell office:value-type="float" office:value="6835552" calcext:value-type="float">
            <text:p>6835552</text:p>
          </table:table-cell>
          <table:table-cell table:number-columns-repeated="4"/>
          <table:table-cell office:value-type="float" office:value="408113481" calcext:value-type="float">
            <text:p>408113481</text:p>
          </table:table-cell>
        </table:table-row>
        <table:table-row table:style-name="ro1">
          <table:table-cell/>
          <table:table-cell office:value-type="float" office:value="29224" calcext:value-type="float">
            <text:p>29224</text:p>
          </table:table-cell>
          <table:table-cell office:value-type="float" office:value="89517" calcext:value-type="float">
            <text:p>89517</text:p>
          </table:table-cell>
          <table:table-cell office:value-type="float" office:value="136177" calcext:value-type="float">
            <text:p>13617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imeou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out</text:p>
          </table:table-cell>
          <table:table-cell office:value-type="float" office:value="203" calcext:value-type="float">
            <text:p>203</text:p>
          </table:table-cell>
          <table:table-cell office:value-type="float" office:value="162787" calcext:value-type="float">
            <text:p>162787</text:p>
          </table:table-cell>
          <table:table-cell office:value-type="float" office:value="6865951" calcext:value-type="float">
            <text:p>6865951</text:p>
          </table:table-cell>
          <table:table-cell office:value-type="float" office:value="2891903" calcext:value-type="float">
            <text:p>2891903</text:p>
          </table:table-cell>
          <table:table-cell office:value-type="float" office:value="14820" calcext:value-type="float">
            <text:p>14820</text:p>
          </table:table-cell>
          <table:table-cell office:value-type="float" office:value="819935" calcext:value-type="float">
            <text:p>819935</text:p>
          </table:table-cell>
          <table:table-cell office:value-type="float" office:value="103993" calcext:value-type="float">
            <text:p>103993</text:p>
          </table:table-cell>
          <table:table-cell office:value-type="float" office:value="74319" calcext:value-type="float">
            <text:p>74319</text:p>
          </table:table-cell>
          <table:table-cell office:value-type="float" office:value="849177" calcext:value-type="float">
            <text:p>849177</text:p>
          </table:table-cell>
          <table:table-cell office:value-type="string" calcext:value-type="string">
            <text:p>timeout</text:p>
          </table:table-cell>
          <table:table-cell office:value-type="float" office:value="2945394" calcext:value-type="float">
            <text:p>294539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imeout</text:p>
          </table:table-cell>
          <table:table-cell office:value-type="float" office:value="4740537" calcext:value-type="float">
            <text:p>4740537</text:p>
          </table:table-cell>
          <table:table-cell office:value-type="string" calcext:value-type="string">
            <text:p>timeout</text:p>
          </table:table-cell>
          <table:table-cell office:value-type="float" office:value="7828209" calcext:value-type="float">
            <text:p>7828209</text:p>
          </table:table-cell>
          <table:table-cell office:value-type="float" office:value="792595" calcext:value-type="float">
            <text:p>792595</text:p>
          </table:table-cell>
          <table:table-cell office:value-type="float" office:value="58101" calcext:value-type="float">
            <text:p>58101</text:p>
          </table:table-cell>
          <table:table-cell office:value-type="string" calcext:value-type="string">
            <text:p>timeout</text:p>
          </table:table-cell>
          <table:table-cell office:value-type="float" office:value="3130897" calcext:value-type="float">
            <text:p>3130897</text:p>
          </table:table-cell>
          <table:table-cell office:value-type="float" office:value="4337205" calcext:value-type="float">
            <text:p>4337205</text:p>
          </table:table-cell>
          <table:table-cell office:value-type="float" office:value="273028" calcext:value-type="float">
            <text:p>273028</text:p>
          </table:table-cell>
          <table:table-cell office:value-type="float" office:value="218990" calcext:value-type="float">
            <text:p>218990</text:p>
          </table:table-cell>
          <table:table-cell office:value-type="float" office:value="818073" calcext:value-type="float">
            <text:p>818073</text:p>
          </table:table-cell>
          <table:table-cell office:value-type="float" office:value="1636" calcext:value-type="float">
            <text:p>1636</text:p>
          </table:table-cell>
          <table:table-cell office:value-type="float" office:value="4089796" calcext:value-type="float">
            <text:p>4089796</text:p>
          </table:table-cell>
          <table:table-cell table:number-columns-repeated="4"/>
          <table:table-cell office:value-type="float" office:value="230962041" calcext:value-type="float">
            <text:p>230962041</text:p>
          </table:table-cell>
        </table:table-row>
        <table:table-row table:style-name="ro1">
          <table:table-cell/>
          <table:table-cell office:value-type="float" office:value="5066" calcext:value-type="float">
            <text:p>5066</text:p>
          </table:table-cell>
          <table:table-cell office:value-type="float" office:value="182211" calcext:value-type="float">
            <text:p>182211</text:p>
          </table:table-cell>
          <table:table-cell office:value-type="float" office:value="81084" calcext:value-type="float">
            <text:p>81084</text:p>
          </table:table-cell>
          <table:table-cell office:value-type="float" office:value="32509" calcext:value-type="float">
            <text:p>32509</text:p>
          </table:table-cell>
          <table:table-cell office:value-type="string" calcext:value-type="string">
            <text:p>timeout</text:p>
          </table:table-cell>
          <table:table-cell office:value-type="float" office:value="431" calcext:value-type="float">
            <text:p>431</text:p>
          </table:table-cell>
          <table:table-cell office:value-type="float" office:value="310120" calcext:value-type="float">
            <text:p>310120</text:p>
          </table:table-cell>
          <table:table-cell office:value-type="float" office:value="428919" calcext:value-type="float">
            <text:p>428919</text:p>
          </table:table-cell>
          <table:table-cell office:value-type="float" office:value="37877" calcext:value-type="float">
            <text:p>37877</text:p>
          </table:table-cell>
          <table:table-cell office:value-type="float" office:value="153" calcext:value-type="float">
            <text:p>153</text:p>
          </table:table-cell>
          <table:table-cell office:value-type="float" office:value="2436792" calcext:value-type="float">
            <text:p>2436792</text:p>
          </table:table-cell>
          <table:table-cell office:value-type="float" office:value="82290" calcext:value-type="float">
            <text:p>82290</text:p>
          </table:table-cell>
          <table:table-cell office:value-type="float" office:value="8336587" calcext:value-type="float">
            <text:p>8336587</text:p>
          </table:table-cell>
          <table:table-cell office:value-type="float" office:value="55656" calcext:value-type="float">
            <text:p>55656</text:p>
          </table:table-cell>
          <table:table-cell office:value-type="float" office:value="252765" calcext:value-type="float">
            <text:p>252765</text:p>
          </table:table-cell>
          <table:table-cell office:value-type="float" office:value="968278" calcext:value-type="float">
            <text:p>968278</text:p>
          </table:table-cell>
          <table:table-cell office:value-type="string" calcext:value-type="string">
            <text:p>timeout</text:p>
          </table:table-cell>
          <table:table-cell office:value-type="float" office:value="5849" calcext:value-type="float">
            <text:p>5849</text:p>
          </table:table-cell>
          <table:table-cell office:value-type="float" office:value="25404" calcext:value-type="float">
            <text:p>25404</text:p>
          </table:table-cell>
          <table:table-cell office:value-type="string" calcext:value-type="string">
            <text:p>timeout</text:p>
          </table:table-cell>
          <table:table-cell office:value-type="float" office:value="3236590" calcext:value-type="float">
            <text:p>3236590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91809" calcext:value-type="float">
            <text:p>91809</text:p>
          </table:table-cell>
          <table:table-cell office:value-type="float" office:value="66106" calcext:value-type="float">
            <text:p>66106</text:p>
          </table:table-cell>
          <table:table-cell office:value-type="float" office:value="298" calcext:value-type="float">
            <text:p>298</text:p>
          </table:table-cell>
          <table:table-cell office:value-type="float" office:value="511948" calcext:value-type="float">
            <text:p>511948</text:p>
          </table:table-cell>
          <table:table-cell office:value-type="float" office:value="4387336" calcext:value-type="float">
            <text:p>4387336</text:p>
          </table:table-cell>
          <table:table-cell office:value-type="float" office:value="1638342" calcext:value-type="float">
            <text:p>1638342</text:p>
          </table:table-cell>
          <table:table-cell office:value-type="float" office:value="377925" calcext:value-type="float">
            <text:p>377925</text:p>
          </table:table-cell>
          <table:table-cell office:value-type="float" office:value="325427" calcext:value-type="float">
            <text:p>325427</text:p>
          </table:table-cell>
          <table:table-cell office:value-type="float" office:value="1179719" calcext:value-type="float">
            <text:p>1179719</text:p>
          </table:table-cell>
          <table:table-cell office:value-type="float" office:value="1016723" calcext:value-type="float">
            <text:p>1016723</text:p>
          </table:table-cell>
          <table:table-cell table:number-columns-repeated="4"/>
          <table:table-cell office:value-type="float" office:value="24746301" calcext:value-type="float">
            <text:p>24746301</text:p>
          </table:table-cell>
        </table:table-row>
        <table:table-row table:style-name="ro1">
          <table:table-cell/>
          <table:table-cell office:value-type="float" office:value="20464" calcext:value-type="float">
            <text:p>20464</text:p>
          </table:table-cell>
          <table:table-cell office:value-type="float" office:value="179361" calcext:value-type="float">
            <text:p>179361</text:p>
          </table:table-cell>
          <table:table-cell office:value-type="float" office:value="27771" calcext:value-type="float">
            <text:p>2777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imeout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timeout</text:p>
          </table:table-cell>
          <table:table-cell office:value-type="float" office:value="2369320" calcext:value-type="float">
            <text:p>2369320</text:p>
          </table:table-cell>
          <table:table-cell office:value-type="float" office:value="90820" calcext:value-type="float">
            <text:p>90820</text:p>
          </table:table-cell>
          <table:table-cell office:value-type="float" office:value="6225754" calcext:value-type="float">
            <text:p>6225754</text:p>
          </table:table-cell>
          <table:table-cell office:value-type="float" office:value="6817261" calcext:value-type="float">
            <text:p>6817261</text:p>
          </table:table-cell>
          <table:table-cell office:value-type="float" office:value="149133" calcext:value-type="float">
            <text:p>149133</text:p>
          </table:table-cell>
          <table:table-cell office:value-type="float" office:value="588049" calcext:value-type="float">
            <text:p>588049</text:p>
          </table:table-cell>
          <table:table-cell office:value-type="float" office:value="464414" calcext:value-type="float">
            <text:p>464414</text:p>
          </table:table-cell>
          <table:table-cell office:value-type="float" office:value="79076" calcext:value-type="float">
            <text:p>79076</text:p>
          </table:table-cell>
          <table:table-cell office:value-type="float" office:value="3028262" calcext:value-type="float">
            <text:p>3028262</text:p>
          </table:table-cell>
          <table:table-cell office:value-type="float" office:value="3784091" calcext:value-type="float">
            <text:p>3784091</text:p>
          </table:table-cell>
          <table:table-cell office:value-type="float" office:value="702795" calcext:value-type="float">
            <text:p>702795</text:p>
          </table:table-cell>
          <table:table-cell office:value-type="float" office:value="22903" calcext:value-type="float">
            <text:p>22903</text:p>
          </table:table-cell>
          <table:table-cell office:value-type="string" calcext:value-type="string">
            <text:p>timeout</text:p>
          </table:table-cell>
          <table:table-cell/>
          <table:table-cell table:number-columns-repeated="2" office:value-type="string" calcext:value-type="string">
            <text:p>timeout</text:p>
          </table:table-cell>
          <table:table-cell office:value-type="float" office:value="850" calcext:value-type="float">
            <text:p>850</text:p>
          </table:table-cell>
          <table:table-cell office:value-type="float" office:value="84691" calcext:value-type="float">
            <text:p>84691</text:p>
          </table:table-cell>
          <table:table-cell office:value-type="float" office:value="1173" calcext:value-type="float">
            <text:p>1173</text:p>
          </table:table-cell>
          <table:table-cell office:value-type="float" office:value="1137980" calcext:value-type="float">
            <text:p>1137980</text:p>
          </table:table-cell>
          <table:table-cell office:value-type="float" office:value="1253873" calcext:value-type="float">
            <text:p>1253873</text:p>
          </table:table-cell>
          <table:table-cell office:value-type="float" office:value="791981" calcext:value-type="float">
            <text:p>791981</text:p>
          </table:table-cell>
          <table:table-cell office:value-type="float" office:value="770" calcext:value-type="float">
            <text:p>770</text:p>
          </table:table-cell>
          <table:table-cell office:value-type="float" office:value="89805" calcext:value-type="float">
            <text:p>89805</text:p>
          </table:table-cell>
          <table:table-cell office:value-type="float" office:value="1056735" calcext:value-type="float">
            <text:p>1056735</text:p>
          </table:table-cell>
          <table:table-cell office:value-type="float" office:value="5582728" calcext:value-type="float">
            <text:p>5582728</text:p>
          </table:table-cell>
          <table:table-cell table:number-columns-repeated="4"/>
          <table:table-cell office:value-type="float" office:value="17588918" calcext:value-type="float">
            <text:p>17588918</text:p>
          </table:table-cell>
        </table:table-row>
        <table:table-row table:style-name="ro1">
          <table:table-cell/>
          <table:table-cell office:value-type="float" office:value="3562" calcext:value-type="float">
            <text:p>3562</text:p>
          </table:table-cell>
          <table:table-cell office:value-type="float" office:value="312091" calcext:value-type="float">
            <text:p>312091</text:p>
          </table:table-cell>
          <table:table-cell office:value-type="float" office:value="31574" calcext:value-type="float">
            <text:p>31574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imeout</text:p>
          </table:table-cell>
          <table:table-cell office:value-type="float" office:value="597" calcext:value-type="float">
            <text:p>597</text:p>
          </table:table-cell>
          <table:table-cell office:value-type="float" office:value="2179954" calcext:value-type="float">
            <text:p>2179954</text:p>
          </table:table-cell>
          <table:table-cell office:value-type="float" office:value="195664" calcext:value-type="float">
            <text:p>195664</text:p>
          </table:table-cell>
          <table:table-cell office:value-type="float" office:value="111260" calcext:value-type="float">
            <text:p>11126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imeout</text:p>
          </table:table-cell>
          <table:table-cell office:value-type="float" office:value="14613" calcext:value-type="float">
            <text:p>14613</text:p>
          </table:table-cell>
          <table:table-cell office:value-type="float" office:value="763885" calcext:value-type="float">
            <text:p>763885</text:p>
          </table:table-cell>
          <table:table-cell office:value-type="float" office:value="102910" calcext:value-type="float">
            <text:p>102910</text:p>
          </table:table-cell>
          <table:table-cell office:value-type="float" office:value="6596" calcext:value-type="float">
            <text:p>6596</text:p>
          </table:table-cell>
          <table:table-cell office:value-type="string" calcext:value-type="string">
            <text:p>timeout</text:p>
          </table:table-cell>
          <table:table-cell office:value-type="float" office:value="6430969" calcext:value-type="float">
            <text:p>6430969</text:p>
          </table:table-cell>
          <table:table-cell office:value-type="float" office:value="2933077" calcext:value-type="float">
            <text:p>2933077</text:p>
          </table:table-cell>
          <table:table-cell office:value-type="float" office:value="67620" calcext:value-type="float">
            <text:p>67620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3169694" calcext:value-type="float">
            <text:p>3169694</text:p>
          </table:table-cell>
          <table:table-cell office:value-type="float" office:value="631" calcext:value-type="float">
            <text:p>631</text:p>
          </table:table-cell>
          <table:table-cell office:value-type="float" office:value="8925" calcext:value-type="float">
            <text:p>8925</text:p>
          </table:table-cell>
          <table:table-cell office:value-type="float" office:value="5540240" calcext:value-type="float">
            <text:p>5540240</text:p>
          </table:table-cell>
          <table:table-cell office:value-type="float" office:value="683301" calcext:value-type="float">
            <text:p>683301</text:p>
          </table:table-cell>
          <table:table-cell office:value-type="float" office:value="385048" calcext:value-type="float">
            <text:p>385048</text:p>
          </table:table-cell>
          <table:table-cell office:value-type="float" office:value="169992" calcext:value-type="float">
            <text:p>169992</text:p>
          </table:table-cell>
          <table:table-cell office:value-type="float" office:value="280179" calcext:value-type="float">
            <text:p>280179</text:p>
          </table:table-cell>
          <table:table-cell office:value-type="float" office:value="288245" calcext:value-type="float">
            <text:p>288245</text:p>
          </table:table-cell>
          <table:table-cell office:value-type="float" office:value="1172294" calcext:value-type="float">
            <text:p>1172294</text:p>
          </table:table-cell>
          <table:table-cell office:value-type="float" office:value="2158519" calcext:value-type="float">
            <text:p>2158519</text:p>
          </table:table-cell>
          <table:table-cell table:number-columns-repeated="4"/>
          <table:table-cell office:value-type="float" office:value="178968907" calcext:value-type="float">
            <text:p>178968907</text:p>
          </table:table-cell>
        </table:table-row>
        <table:table-row table:style-name="ro1">
          <table:table-cell/>
          <table:table-cell office:value-type="float" office:value="6337" calcext:value-type="float">
            <text:p>6337</text:p>
          </table:table-cell>
          <table:table-cell office:value-type="float" office:value="121673" calcext:value-type="float">
            <text:p>121673</text:p>
          </table:table-cell>
          <table:table-cell office:value-type="float" office:value="55356" calcext:value-type="float">
            <text:p>5535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timeout</text:p>
          </table:table-cell>
          <table:table-cell office:value-type="float" office:value="78017" calcext:value-type="float">
            <text:p>78017</text:p>
          </table:table-cell>
          <table:table-cell office:value-type="string" calcext:value-type="string">
            <text:p>timeout</text:p>
          </table:table-cell>
          <table:table-cell office:value-type="float" office:value="2392805" calcext:value-type="float">
            <text:p>2392805</text:p>
          </table:table-cell>
          <table:table-cell office:value-type="float" office:value="60122" calcext:value-type="float">
            <text:p>60122</text:p>
          </table:table-cell>
          <table:table-cell office:value-type="float" office:value="9" calcext:value-type="float">
            <text:p>9</text:p>
          </table:table-cell>
          <table:table-cell office:value-type="float" office:value="1750206" calcext:value-type="float">
            <text:p>1750206</text:p>
          </table:table-cell>
          <table:table-cell office:value-type="float" office:value="57504" calcext:value-type="float">
            <text:p>57504</text:p>
          </table:table-cell>
          <table:table-cell office:value-type="float" office:value="4950427" calcext:value-type="float">
            <text:p>4950427</text:p>
          </table:table-cell>
          <table:table-cell office:value-type="float" office:value="268366" calcext:value-type="float">
            <text:p>268366</text:p>
          </table:table-cell>
          <table:table-cell office:value-type="float" office:value="204658" calcext:value-type="float">
            <text:p>204658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093251" calcext:value-type="float">
            <text:p>1093251</text:p>
          </table:table-cell>
          <table:table-cell office:value-type="float" office:value="8525" calcext:value-type="float">
            <text:p>8525</text:p>
          </table:table-cell>
          <table:table-cell office:value-type="string" calcext:value-type="string">
            <text:p>timeout</text:p>
          </table:table-cell>
          <table:table-cell office:value-type="float" office:value="5245636" calcext:value-type="float">
            <text:p>5245636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635" calcext:value-type="float">
            <text:p>635</text:p>
          </table:table-cell>
          <table:table-cell office:value-type="float" office:value="21575" calcext:value-type="float">
            <text:p>21575</text:p>
          </table:table-cell>
          <table:table-cell office:value-type="float" office:value="5110733" calcext:value-type="float">
            <text:p>5110733</text:p>
          </table:table-cell>
          <table:table-cell office:value-type="float" office:value="27317" calcext:value-type="float">
            <text:p>27317</text:p>
          </table:table-cell>
          <table:table-cell office:value-type="float" office:value="3327808" calcext:value-type="float">
            <text:p>3327808</text:p>
          </table:table-cell>
          <table:table-cell office:value-type="float" office:value="851842" calcext:value-type="float">
            <text:p>851842</text:p>
          </table:table-cell>
          <table:table-cell office:value-type="float" office:value="1176448" calcext:value-type="float">
            <text:p>1176448</text:p>
          </table:table-cell>
          <table:table-cell office:value-type="float" office:value="956" calcext:value-type="float">
            <text:p>956</text:p>
          </table:table-cell>
          <table:table-cell office:value-type="float" office:value="445063" calcext:value-type="float">
            <text:p>445063</text:p>
          </table:table-cell>
          <table:table-cell office:value-type="float" office:value="705404" calcext:value-type="float">
            <text:p>705404</text:p>
          </table:table-cell>
          <table:table-cell table:number-columns-repeated="4"/>
          <table:table-cell office:value-type="float" office:value="32096148" calcext:value-type="float">
            <text:p>32096148</text:p>
          </table:table-cell>
        </table:table-row>
        <table:table-row table:style-name="ro1">
          <table:table-cell/>
          <table:table-cell office:value-type="float" office:value="3967" calcext:value-type="float">
            <text:p>3967</text:p>
          </table:table-cell>
          <table:table-cell office:value-type="float" office:value="88255" calcext:value-type="float">
            <text:p>88255</text:p>
          </table:table-cell>
          <table:table-cell office:value-type="float" office:value="260653" calcext:value-type="float">
            <text:p>260653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timeout</text:p>
          </table:table-cell>
          <table:table-cell office:value-type="float" office:value="45358" calcext:value-type="float">
            <text:p>45358</text:p>
          </table:table-cell>
          <table:table-cell office:value-type="string" calcext:value-type="string">
            <text:p>timeout</text:p>
          </table:table-cell>
          <table:table-cell office:value-type="float" office:value="1643472" calcext:value-type="float">
            <text:p>1643472</text:p>
          </table:table-cell>
          <table:table-cell office:value-type="float" office:value="106327" calcext:value-type="float">
            <text:p>106327</text:p>
          </table:table-cell>
          <table:table-cell office:value-type="float" office:value="426" calcext:value-type="float">
            <text:p>426</text:p>
          </table:table-cell>
          <table:table-cell office:value-type="float" office:value="4833112" calcext:value-type="float">
            <text:p>4833112</text:p>
          </table:table-cell>
          <table:table-cell office:value-type="float" office:value="118098" calcext:value-type="float">
            <text:p>118098</text:p>
          </table:table-cell>
          <table:table-cell office:value-type="float" office:value="4710448" calcext:value-type="float">
            <text:p>4710448</text:p>
          </table:table-cell>
          <table:table-cell office:value-type="float" office:value="18459" calcext:value-type="float">
            <text:p>18459</text:p>
          </table:table-cell>
          <table:table-cell office:value-type="float" office:value="25432" calcext:value-type="float">
            <text:p>25432</text:p>
          </table:table-cell>
          <table:table-cell office:value-type="float" office:value="7964620" calcext:value-type="float">
            <text:p>7964620</text:p>
          </table:table-cell>
          <table:table-cell office:value-type="float" office:value="1757959" calcext:value-type="float">
            <text:p>1757959</text:p>
          </table:table-cell>
          <table:table-cell office:value-type="float" office:value="2980439" calcext:value-type="float">
            <text:p>2980439</text:p>
          </table:table-cell>
          <table:table-cell office:value-type="float" office:value="10164" calcext:value-type="float">
            <text:p>10164</text:p>
          </table:table-cell>
          <table:table-cell office:value-type="string" calcext:value-type="string">
            <text:p>timeout</text:p>
          </table:table-cell>
          <table:table-cell office:value-type="float" office:value="5946693" calcext:value-type="float">
            <text:p>5946693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084231" calcext:value-type="float">
            <text:p>1084231</text:p>
          </table:table-cell>
          <table:table-cell office:value-type="float" office:value="21884" calcext:value-type="float">
            <text:p>21884</text:p>
          </table:table-cell>
          <table:table-cell office:value-type="float" office:value="398" calcext:value-type="float">
            <text:p>398</text:p>
          </table:table-cell>
          <table:table-cell office:value-type="float" office:value="28376" calcext:value-type="float">
            <text:p>28376</text:p>
          </table:table-cell>
          <table:table-cell office:value-type="float" office:value="3150" calcext:value-type="float">
            <text:p>3150</text:p>
          </table:table-cell>
          <table:table-cell office:value-type="float" office:value="163692" calcext:value-type="float">
            <text:p>163692</text:p>
          </table:table-cell>
          <table:table-cell office:value-type="float" office:value="434513" calcext:value-type="float">
            <text:p>434513</text:p>
          </table:table-cell>
          <table:table-cell office:value-type="float" office:value="1587" calcext:value-type="float">
            <text:p>1587</text:p>
          </table:table-cell>
          <table:table-cell office:value-type="float" office:value="197191" calcext:value-type="float">
            <text:p>197191</text:p>
          </table:table-cell>
          <table:table-cell office:value-type="float" office:value="656" calcext:value-type="float">
            <text:p>656</text:p>
          </table:table-cell>
          <table:table-cell table:number-columns-repeated="4"/>
          <table:table-cell office:value-type="float" office:value="21338954" calcext:value-type="float">
            <text:p>21338954</text:p>
          </table:table-cell>
        </table:table-row>
        <table:table-row table:style-name="ro1">
          <table:table-cell/>
          <table:table-cell office:value-type="float" office:value="14242" calcext:value-type="float">
            <text:p>14242</text:p>
          </table:table-cell>
          <table:table-cell office:value-type="float" office:value="124445" calcext:value-type="float">
            <text:p>124445</text:p>
          </table:table-cell>
          <table:table-cell office:value-type="float" office:value="20294" calcext:value-type="float">
            <text:p>20294</text:p>
          </table:table-cell>
          <table:table-cell office:value-type="float" office:value="42644" calcext:value-type="float">
            <text:p>42644</text:p>
          </table:table-cell>
          <table:table-cell office:value-type="string" calcext:value-type="string">
            <text:p>timeout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timeout</text:p>
          </table:table-cell>
          <table:table-cell office:value-type="float" office:value="221" calcext:value-type="float">
            <text:p>221</text:p>
          </table:table-cell>
          <table:table-cell office:value-type="float" office:value="144653" calcext:value-type="float">
            <text:p>144653</text:p>
          </table:table-cell>
          <table:table-cell office:value-type="string" calcext:value-type="string">
            <text:p>timeout</text:p>
          </table:table-cell>
          <table:table-cell office:value-type="float" office:value="6802822" calcext:value-type="float">
            <text:p>6802822</text:p>
          </table:table-cell>
          <table:table-cell office:value-type="float" office:value="24309" calcext:value-type="float">
            <text:p>24309</text:p>
          </table:table-cell>
          <table:table-cell office:value-type="string" calcext:value-type="string">
            <text:p>timeout</text:p>
          </table:table-cell>
          <table:table-cell office:value-type="float" office:value="2025" calcext:value-type="float">
            <text:p>2025</text:p>
          </table:table-cell>
          <table:table-cell office:value-type="float" office:value="2946" calcext:value-type="float">
            <text:p>2946</text:p>
          </table:table-cell>
          <table:table-cell office:value-type="float" office:value="1754003" calcext:value-type="float">
            <text:p>1754003</text:p>
          </table:table-cell>
          <table:table-cell office:value-type="string" calcext:value-type="string">
            <text:p>timeout</text:p>
          </table:table-cell>
          <table:table-cell office:value-type="float" office:value="2670684" calcext:value-type="float">
            <text:p>2670684</text:p>
          </table:table-cell>
          <table:table-cell office:value-type="float" office:value="28301" calcext:value-type="float">
            <text:p>28301</text:p>
          </table:table-cell>
          <table:table-cell office:value-type="string" calcext:value-type="string">
            <text:p>timeout</text:p>
          </table:table-cell>
          <table:table-cell office:value-type="float" office:value="5107872" calcext:value-type="float">
            <text:p>5107872</text:p>
          </table:table-cell>
          <table:table-cell office:value-type="string" calcext:value-type="string">
            <text:p>timeout</text:p>
          </table:table-cell>
          <table:table-cell table:style-name="ce2" office:value-type="string" calcext:value-type="string">
            <text:p>timeout</text:p>
          </table:table-cell>
          <table:table-cell office:value-type="float" office:value="52941" calcext:value-type="float">
            <text:p>52941</text:p>
          </table:table-cell>
          <table:table-cell office:value-type="float" office:value="116154" calcext:value-type="float">
            <text:p>116154</text:p>
          </table:table-cell>
          <table:table-cell office:value-type="float" office:value="585" calcext:value-type="float">
            <text:p>585</text:p>
          </table:table-cell>
          <table:table-cell office:value-type="float" office:value="649" calcext:value-type="float">
            <text:p>649</text:p>
          </table:table-cell>
          <table:table-cell office:value-type="float" office:value="3377311" calcext:value-type="float">
            <text:p>3377311</text:p>
          </table:table-cell>
          <table:table-cell office:value-type="float" office:value="355286" calcext:value-type="float">
            <text:p>355286</text:p>
          </table:table-cell>
          <table:table-cell office:value-type="float" office:value="349374" calcext:value-type="float">
            <text:p>349374</text:p>
          </table:table-cell>
          <table:table-cell office:value-type="float" office:value="720254" calcext:value-type="float">
            <text:p>720254</text:p>
          </table:table-cell>
          <table:table-cell office:value-type="float" office:value="740871" calcext:value-type="float">
            <text:p>740871</text:p>
          </table:table-cell>
          <table:table-cell office:value-type="string" calcext:value-type="string">
            <text:p>timeout</text:p>
          </table:table-cell>
          <table:table-cell table:number-columns-repeated="4"/>
          <table:table-cell office:value-type="float" office:value="562410054" calcext:value-type="float">
            <text:p>562410054</text:p>
          </table:table-cell>
        </table:table-row>
        <table:table-row table:style-name="ro1">
          <table:table-cell/>
          <table:table-cell office:value-type="float" office:value="20843" calcext:value-type="float">
            <text:p>20843</text:p>
          </table:table-cell>
          <table:table-cell office:value-type="float" office:value="4579" calcext:value-type="float">
            <text:p>4579</text:p>
          </table:table-cell>
          <table:table-cell office:value-type="float" office:value="372109" calcext:value-type="float">
            <text:p>37210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timeout</text:p>
          </table:table-cell>
          <table:table-cell office:value-type="float" office:value="49515" calcext:value-type="float">
            <text:p>49515</text:p>
          </table:table-cell>
          <table:table-cell office:value-type="string" calcext:value-type="string">
            <text:p>timeout</text:p>
          </table:table-cell>
          <table:table-cell office:value-type="float" office:value="553536" calcext:value-type="float">
            <text:p>553536</text:p>
          </table:table-cell>
          <table:table-cell office:value-type="float" office:value="26344" calcext:value-type="float">
            <text:p>26344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27486" calcext:value-type="float">
            <text:p>27486</text:p>
          </table:table-cell>
          <table:table-cell office:value-type="float" office:value="4389324" calcext:value-type="float">
            <text:p>4389324</text:p>
          </table:table-cell>
          <table:table-cell office:value-type="float" office:value="87646" calcext:value-type="float">
            <text:p>87646</text:p>
          </table:table-cell>
          <table:table-cell office:value-type="float" office:value="24996" calcext:value-type="float">
            <text:p>24996</text:p>
          </table:table-cell>
          <table:table-cell office:value-type="float" office:value="936676" calcext:value-type="float">
            <text:p>936676</text:p>
          </table:table-cell>
          <table:table-cell office:value-type="float" office:value="1662" calcext:value-type="float">
            <text:p>1662</text:p>
          </table:table-cell>
          <table:table-cell office:value-type="float" office:value="3109645" calcext:value-type="float">
            <text:p>3109645</text:p>
          </table:table-cell>
          <table:table-cell office:value-type="float" office:value="28816" calcext:value-type="float">
            <text:p>28816</text:p>
          </table:table-cell>
          <table:table-cell office:value-type="string" calcext:value-type="string">
            <text:p>timeout</text:p>
          </table:table-cell>
          <table:table-cell office:value-type="float" office:value="1127727" calcext:value-type="float">
            <text:p>1127727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380168" calcext:value-type="float">
            <text:p>380168</text:p>
          </table:table-cell>
          <table:table-cell office:value-type="float" office:value="112361" calcext:value-type="float">
            <text:p>112361</text:p>
          </table:table-cell>
          <table:table-cell office:value-type="float" office:value="1387080" calcext:value-type="float">
            <text:p>1387080</text:p>
          </table:table-cell>
          <table:table-cell office:value-type="float" office:value="137353" calcext:value-type="float">
            <text:p>137353</text:p>
          </table:table-cell>
          <table:table-cell office:value-type="float" office:value="353369" calcext:value-type="float">
            <text:p>353369</text:p>
          </table:table-cell>
          <table:table-cell office:value-type="float" office:value="1079408" calcext:value-type="float">
            <text:p>1079408</text:p>
          </table:table-cell>
          <table:table-cell office:value-type="float" office:value="568625" calcext:value-type="float">
            <text:p>568625</text:p>
          </table:table-cell>
          <table:table-cell office:value-type="float" office:value="384449" calcext:value-type="float">
            <text:p>384449</text:p>
          </table:table-cell>
          <table:table-cell office:value-type="float" office:value="8681" calcext:value-type="float">
            <text:p>8681</text:p>
          </table:table-cell>
          <table:table-cell office:value-type="float" office:value="3791862" calcext:value-type="float">
            <text:p>3791862</text:p>
          </table:table-cell>
          <table:table-cell table:number-columns-repeated="4"/>
          <table:table-cell office:value-type="float" office:value="5383738" calcext:value-type="float">
            <text:p>5383738</text:p>
          </table:table-cell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21075" calcext:value-type="float">
            <text:p>21075</text:p>
          </table:table-cell>
          <table:table-cell office:value-type="float" office:value="267669" calcext:value-type="float">
            <text:p>26766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imeou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imeout</text:p>
          </table:table-cell>
          <table:table-cell office:value-type="float" office:value="1277454" calcext:value-type="float">
            <text:p>1277454</text:p>
          </table:table-cell>
          <table:table-cell office:value-type="float" office:value="172298" calcext:value-type="float">
            <text:p>172298</text:p>
          </table:table-cell>
          <table:table-cell office:value-type="float" office:value="4327509" calcext:value-type="float">
            <text:p>4327509</text:p>
          </table:table-cell>
          <table:table-cell office:value-type="float" office:value="814795" calcext:value-type="float">
            <text:p>814795</text:p>
          </table:table-cell>
          <table:table-cell office:value-type="float" office:value="91053" calcext:value-type="float">
            <text:p>91053</text:p>
          </table:table-cell>
          <table:table-cell office:value-type="float" office:value="3079643" calcext:value-type="float">
            <text:p>3079643</text:p>
          </table:table-cell>
          <table:table-cell office:value-type="float" office:value="160317" calcext:value-type="float">
            <text:p>160317</text:p>
          </table:table-cell>
          <table:table-cell office:value-type="float" office:value="143735" calcext:value-type="float">
            <text:p>143735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3924244" calcext:value-type="float">
            <text:p>3924244</text:p>
          </table:table-cell>
          <table:table-cell office:value-type="float" office:value="36828" calcext:value-type="float">
            <text:p>36828</text:p>
          </table:table-cell>
          <table:table-cell office:value-type="string" calcext:value-type="string">
            <text:p>timeout</text:p>
          </table:table-cell>
          <table:table-cell/>
          <table:table-cell table:number-columns-repeated="2" office:value-type="string" calcext:value-type="string">
            <text:p>timeout</text:p>
          </table:table-cell>
          <table:table-cell office:value-type="float" office:value="1297" calcext:value-type="float">
            <text:p>1297</text:p>
          </table:table-cell>
          <table:table-cell office:value-type="float" office:value="10344" calcext:value-type="float">
            <text:p>10344</text:p>
          </table:table-cell>
          <table:table-cell office:value-type="string" calcext:value-type="string">
            <text:p>timeout</text:p>
          </table:table-cell>
          <table:table-cell office:value-type="float" office:value="976" calcext:value-type="float">
            <text:p>976</text:p>
          </table:table-cell>
          <table:table-cell office:value-type="float" office:value="1259411" calcext:value-type="float">
            <text:p>1259411</text:p>
          </table:table-cell>
          <table:table-cell office:value-type="float" office:value="976885" calcext:value-type="float">
            <text:p>976885</text:p>
          </table:table-cell>
          <table:table-cell office:value-type="float" office:value="121664" calcext:value-type="float">
            <text:p>121664</text:p>
          </table:table-cell>
          <table:table-cell office:value-type="float" office:value="65545" calcext:value-type="float">
            <text:p>65545</text:p>
          </table:table-cell>
          <table:table-cell office:value-type="float" office:value="399244" calcext:value-type="float">
            <text:p>399244</text:p>
          </table:table-cell>
          <table:table-cell office:value-type="float" office:value="457604" calcext:value-type="float">
            <text:p>457604</text:p>
          </table:table-cell>
          <table:table-cell table:number-columns-repeated="4"/>
          <table:table-cell office:value-type="float" office:value="54172818" calcext:value-type="float">
            <text:p>54172818</text:p>
          </table:table-cell>
        </table:table-row>
        <table:table-row table:style-name="ro1">
          <table:table-cell/>
          <table:table-cell office:value-type="float" office:value="37019" calcext:value-type="float">
            <text:p>37019</text:p>
          </table:table-cell>
          <table:table-cell office:value-type="float" office:value="11086" calcext:value-type="float">
            <text:p>11086</text:p>
          </table:table-cell>
          <table:table-cell office:value-type="float" office:value="10804" calcext:value-type="float">
            <text:p>10804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timeout</text:p>
          </table:table-cell>
          <table:table-cell office:value-type="float" office:value="115294" calcext:value-type="float">
            <text:p>115294</text:p>
          </table:table-cell>
          <table:table-cell office:value-type="string" calcext:value-type="string">
            <text:p>timeout</text:p>
          </table:table-cell>
          <table:table-cell office:value-type="float" office:value="753858" calcext:value-type="float">
            <text:p>753858</text:p>
          </table:table-cell>
          <table:table-cell office:value-type="float" office:value="55535" calcext:value-type="float">
            <text:p>55535</text:p>
          </table:table-cell>
          <table:table-cell office:value-type="float" office:value="424" calcext:value-type="float">
            <text:p>424</text:p>
          </table:table-cell>
          <table:table-cell office:value-type="float" office:value="4945223" calcext:value-type="float">
            <text:p>4945223</text:p>
          </table:table-cell>
          <table:table-cell office:value-type="float" office:value="222995" calcext:value-type="float">
            <text:p>222995</text:p>
          </table:table-cell>
          <table:table-cell office:value-type="string" calcext:value-type="string">
            <text:p>timeout</text:p>
          </table:table-cell>
          <table:table-cell office:value-type="float" office:value="153450" calcext:value-type="float">
            <text:p>153450</text:p>
          </table:table-cell>
          <table:table-cell office:value-type="float" office:value="62707" calcext:value-type="float">
            <text:p>62707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05010" calcext:value-type="float">
            <text:p>105010</text:p>
          </table:table-cell>
          <table:table-cell office:value-type="float" office:value="14162" calcext:value-type="float">
            <text:p>14162</text:p>
          </table:table-cell>
          <table:table-cell office:value-type="string" calcext:value-type="string">
            <text:p>timeout</text:p>
          </table:table-cell>
          <table:table-cell office:value-type="float" office:value="237058" calcext:value-type="float">
            <text:p>237058</text:p>
          </table:table-cell>
          <table:table-cell office:value-type="string" calcext:value-type="string">
            <text:p>timeout</text:p>
          </table:table-cell>
          <table:table-cell office:value-type="float" office:value="4089442" calcext:value-type="float">
            <text:p>4089442</text:p>
          </table:table-cell>
          <table:table-cell office:value-type="float" office:value="44231" calcext:value-type="float">
            <text:p>44231</text:p>
          </table:table-cell>
          <table:table-cell office:value-type="float" office:value="249662" calcext:value-type="float">
            <text:p>249662</text:p>
          </table:table-cell>
          <table:table-cell office:value-type="string" calcext:value-type="string">
            <text:p>timeout</text:p>
          </table:table-cell>
          <table:table-cell office:value-type="float" office:value="246902" calcext:value-type="float">
            <text:p>246902</text:p>
          </table:table-cell>
          <table:table-cell office:value-type="float" office:value="176961" calcext:value-type="float">
            <text:p>176961</text:p>
          </table:table-cell>
          <table:table-cell office:value-type="float" office:value="923261" calcext:value-type="float">
            <text:p>923261</text:p>
          </table:table-cell>
          <table:table-cell office:value-type="float" office:value="17329" calcext:value-type="float">
            <text:p>17329</text:p>
          </table:table-cell>
          <table:table-cell office:value-type="float" office:value="99747" calcext:value-type="float">
            <text:p>99747</text:p>
          </table:table-cell>
          <table:table-cell office:value-type="float" office:value="631135" calcext:value-type="float">
            <text:p>631135</text:p>
          </table:table-cell>
          <table:table-cell office:value-type="float" office:value="4685144" calcext:value-type="float">
            <text:p>4685144</text:p>
          </table:table-cell>
          <table:table-cell table:number-columns-repeated="4"/>
          <table:table-cell office:value-type="float" office:value="201267500" calcext:value-type="float">
            <text:p>201267500</text:p>
          </table:table-cell>
        </table:table-row>
        <table:table-row table:style-name="ro1">
          <table:table-cell/>
          <table:table-cell office:value-type="float" office:value="22678" calcext:value-type="float">
            <text:p>22678</text:p>
          </table:table-cell>
          <table:table-cell office:value-type="float" office:value="447531" calcext:value-type="float">
            <text:p>447531</text:p>
          </table:table-cell>
          <table:table-cell office:value-type="float" office:value="122805" calcext:value-type="float">
            <text:p>122805</text:p>
          </table:table-cell>
          <table:table-cell office:value-type="float" office:value="345523" calcext:value-type="float">
            <text:p>345523</text:p>
          </table:table-cell>
          <table:table-cell office:value-type="string" calcext:value-type="string">
            <text:p>timeout</text:p>
          </table:table-cell>
          <table:table-cell office:value-type="float" office:value="21826" calcext:value-type="float">
            <text:p>21826</text:p>
          </table:table-cell>
          <table:table-cell office:value-type="string" calcext:value-type="string">
            <text:p>timeout</text:p>
          </table:table-cell>
          <table:table-cell office:value-type="float" office:value="71979" calcext:value-type="float">
            <text:p>71979</text:p>
          </table:table-cell>
          <table:table-cell office:value-type="float" office:value="162645" calcext:value-type="float">
            <text:p>162645</text:p>
          </table:table-cell>
          <table:table-cell office:value-type="float" office:value="1116148" calcext:value-type="float">
            <text:p>1116148</text:p>
          </table:table-cell>
          <table:table-cell office:value-type="string" calcext:value-type="string">
            <text:p>timeout</text:p>
          </table:table-cell>
          <table:table-cell office:value-type="float" office:value="74911" calcext:value-type="float">
            <text:p>74911</text:p>
          </table:table-cell>
          <table:table-cell office:value-type="float" office:value="2548559" calcext:value-type="float">
            <text:p>2548559</text:p>
          </table:table-cell>
          <table:table-cell office:value-type="float" office:value="127916" calcext:value-type="float">
            <text:p>127916</text:p>
          </table:table-cell>
          <table:table-cell office:value-type="float" office:value="34249" calcext:value-type="float">
            <text:p>34249</text:p>
          </table:table-cell>
          <table:table-cell office:value-type="float" office:value="8491714" calcext:value-type="float">
            <text:p>8491714</text:p>
          </table:table-cell>
          <table:table-cell office:value-type="string" calcext:value-type="string">
            <text:p>timeout</text:p>
          </table:table-cell>
          <table:table-cell office:value-type="float" office:value="1910927" calcext:value-type="float">
            <text:p>1910927</text:p>
          </table:table-cell>
          <table:table-cell office:value-type="float" office:value="34447" calcext:value-type="float">
            <text:p>34447</text:p>
          </table:table-cell>
          <table:table-cell office:value-type="string" calcext:value-type="string">
            <text:p>timeout</text:p>
          </table:table-cell>
          <table:table-cell office:value-type="float" office:value="7424059" calcext:value-type="float">
            <text:p>7424059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22317" calcext:value-type="float">
            <text:p>22317</text:p>
          </table:table-cell>
          <table:table-cell office:value-type="float" office:value="56187" calcext:value-type="float">
            <text:p>56187</text:p>
          </table:table-cell>
          <table:table-cell office:value-type="string" calcext:value-type="string">
            <text:p>timeout</text:p>
          </table:table-cell>
          <table:table-cell office:value-type="float" office:value="745542" calcext:value-type="float">
            <text:p>745542</text:p>
          </table:table-cell>
          <table:table-cell office:value-type="float" office:value="2715997" calcext:value-type="float">
            <text:p>2715997</text:p>
          </table:table-cell>
          <table:table-cell office:value-type="float" office:value="1528484" calcext:value-type="float">
            <text:p>1528484</text:p>
          </table:table-cell>
          <table:table-cell office:value-type="float" office:value="93871" calcext:value-type="float">
            <text:p>93871</text:p>
          </table:table-cell>
          <table:table-cell office:value-type="float" office:value="653179" calcext:value-type="float">
            <text:p>653179</text:p>
          </table:table-cell>
          <table:table-cell office:value-type="float" office:value="399868" calcext:value-type="float">
            <text:p>399868</text:p>
          </table:table-cell>
          <table:table-cell office:value-type="float" office:value="1217" calcext:value-type="float">
            <text:p>1217</text:p>
          </table:table-cell>
          <table:table-cell table:number-columns-repeated="4"/>
          <table:table-cell office:value-type="float" office:value="49430274" calcext:value-type="float">
            <text:p>49430274</text:p>
          </table:table-cell>
        </table:table-row>
        <table:table-row table:style-name="ro1">
          <table:table-cell/>
          <table:table-cell office:value-type="float" office:value="16344" calcext:value-type="float">
            <text:p>16344</text:p>
          </table:table-cell>
          <table:table-cell office:value-type="float" office:value="209953" calcext:value-type="float">
            <text:p>209953</text:p>
          </table:table-cell>
          <table:table-cell office:value-type="float" office:value="313056" calcext:value-type="float">
            <text:p>313056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timeout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timeout</text:p>
          </table:table-cell>
          <table:table-cell office:value-type="float" office:value="491422" calcext:value-type="float">
            <text:p>491422</text:p>
          </table:table-cell>
          <table:table-cell office:value-type="float" office:value="225080" calcext:value-type="float">
            <text:p>225080</text:p>
          </table:table-cell>
          <table:table-cell office:value-type="float" office:value="148" calcext:value-type="float">
            <text:p>148</text:p>
          </table:table-cell>
          <table:table-cell office:value-type="float" office:value="1540784" calcext:value-type="float">
            <text:p>1540784</text:p>
          </table:table-cell>
          <table:table-cell office:value-type="float" office:value="322899" calcext:value-type="float">
            <text:p>322899</text:p>
          </table:table-cell>
          <table:table-cell office:value-type="float" office:value="1484201" calcext:value-type="float">
            <text:p>1484201</text:p>
          </table:table-cell>
          <table:table-cell office:value-type="float" office:value="66793" calcext:value-type="float">
            <text:p>66793</text:p>
          </table:table-cell>
          <table:table-cell office:value-type="float" office:value="54082" calcext:value-type="float">
            <text:p>54082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609671" calcext:value-type="float">
            <text:p>609671</text:p>
          </table:table-cell>
          <table:table-cell office:value-type="float" office:value="86387" calcext:value-type="float">
            <text:p>86387</text:p>
          </table:table-cell>
          <table:table-cell office:value-type="string" calcext:value-type="string">
            <text:p>timeout</text:p>
          </table:table-cell>
          <table:table-cell office:value-type="float" office:value="2407415" calcext:value-type="float">
            <text:p>2407415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340" calcext:value-type="float">
            <text:p>340</text:p>
          </table:table-cell>
          <table:table-cell office:value-type="float" office:value="13044" calcext:value-type="float">
            <text:p>13044</text:p>
          </table:table-cell>
          <table:table-cell office:value-type="float" office:value="312" calcext:value-type="float">
            <text:p>312</text:p>
          </table:table-cell>
          <table:table-cell office:value-type="float" office:value="977334" calcext:value-type="float">
            <text:p>977334</text:p>
          </table:table-cell>
          <table:table-cell office:value-type="float" office:value="300521" calcext:value-type="float">
            <text:p>300521</text:p>
          </table:table-cell>
          <table:table-cell office:value-type="float" office:value="49290" calcext:value-type="float">
            <text:p>49290</text:p>
          </table:table-cell>
          <table:table-cell office:value-type="float" office:value="1252" calcext:value-type="float">
            <text:p>1252</text:p>
          </table:table-cell>
          <table:table-cell office:value-type="float" office:value="184412" calcext:value-type="float">
            <text:p>184412</text:p>
          </table:table-cell>
          <table:table-cell office:value-type="float" office:value="1559" calcext:value-type="float">
            <text:p>1559</text:p>
          </table:table-cell>
          <table:table-cell office:value-type="float" office:value="362608" calcext:value-type="float">
            <text:p>362608</text:p>
          </table:table-cell>
          <table:table-cell table:number-columns-repeated="4"/>
          <table:table-cell office:value-type="float" office:value="20943385" calcext:value-type="float">
            <text:p>20943385</text:p>
          </table:table-cell>
        </table:table-row>
        <table:table-row table:style-name="ro1">
          <table:table-cell/>
          <table:table-cell office:value-type="float" office:value="6147" calcext:value-type="float">
            <text:p>6147</text:p>
          </table:table-cell>
          <table:table-cell office:value-type="float" office:value="26459" calcext:value-type="float">
            <text:p>26459</text:p>
          </table:table-cell>
          <table:table-cell office:value-type="float" office:value="81088" calcext:value-type="float">
            <text:p>81088</text:p>
          </table:table-cell>
          <table:table-cell office:value-type="float" office:value="20554" calcext:value-type="float">
            <text:p>20554</text:p>
          </table:table-cell>
          <table:table-cell office:value-type="string" calcext:value-type="string">
            <text:p>timeout</text:p>
          </table:table-cell>
          <table:table-cell office:value-type="float" office:value="5058" calcext:value-type="float">
            <text:p>5058</text:p>
          </table:table-cell>
          <table:table-cell office:value-type="string" calcext:value-type="string">
            <text:p>timeout</text:p>
          </table:table-cell>
          <table:table-cell office:value-type="float" office:value="219" calcext:value-type="float">
            <text:p>219</text:p>
          </table:table-cell>
          <table:table-cell office:value-type="float" office:value="58768" calcext:value-type="float">
            <text:p>58768</text:p>
          </table:table-cell>
          <table:table-cell office:value-type="string" calcext:value-type="string">
            <text:p>timeout</text:p>
          </table:table-cell>
          <table:table-cell office:value-type="float" office:value="6408665" calcext:value-type="float">
            <text:p>6408665</text:p>
          </table:table-cell>
          <table:table-cell office:value-type="float" office:value="75135" calcext:value-type="float">
            <text:p>75135</text:p>
          </table:table-cell>
          <table:table-cell office:value-type="float" office:value="3635678" calcext:value-type="float">
            <text:p>3635678</text:p>
          </table:table-cell>
          <table:table-cell office:value-type="float" office:value="1916" calcext:value-type="float">
            <text:p>1916</text:p>
          </table:table-cell>
          <table:table-cell office:value-type="float" office:value="20870" calcext:value-type="float">
            <text:p>20870</text:p>
          </table:table-cell>
          <table:table-cell office:value-type="float" office:value="4030707" calcext:value-type="float">
            <text:p>4030707</text:p>
          </table:table-cell>
          <table:table-cell office:value-type="float" office:value="840" calcext:value-type="float">
            <text:p>840</text:p>
          </table:table-cell>
          <table:table-cell office:value-type="float" office:value="5163540" calcext:value-type="float">
            <text:p>5163540</text:p>
          </table:table-cell>
          <table:table-cell office:value-type="float" office:value="38474" calcext:value-type="float">
            <text:p>38474</text:p>
          </table:table-cell>
          <table:table-cell office:value-type="string" calcext:value-type="string">
            <text:p>timeout</text:p>
          </table:table-cell>
          <table:table-cell office:value-type="float" office:value="1659791" calcext:value-type="float">
            <text:p>1659791</text:p>
          </table:table-cell>
          <table:table-cell office:value-type="string" calcext:value-type="string">
            <text:p>timeout</text:p>
          </table:table-cell>
          <table:table-cell office:value-type="float" office:value="7522616" calcext:value-type="float">
            <text:p>7522616</text:p>
          </table:table-cell>
          <table:table-cell office:value-type="float" office:value="378292" calcext:value-type="float">
            <text:p>378292</text:p>
          </table:table-cell>
          <table:table-cell office:value-type="float" office:value="124112" calcext:value-type="float">
            <text:p>124112</text:p>
          </table:table-cell>
          <table:table-cell office:value-type="string" calcext:value-type="string">
            <text:p>timeout</text:p>
          </table:table-cell>
          <table:table-cell office:value-type="float" office:value="1988617" calcext:value-type="float">
            <text:p>1988617</text:p>
          </table:table-cell>
          <table:table-cell office:value-type="float" office:value="4257975" calcext:value-type="float">
            <text:p>4257975</text:p>
          </table:table-cell>
          <table:table-cell office:value-type="float" office:value="1214318" calcext:value-type="float">
            <text:p>1214318</text:p>
          </table:table-cell>
          <table:table-cell office:value-type="float" office:value="448" calcext:value-type="float">
            <text:p>448</text:p>
          </table:table-cell>
          <table:table-cell office:value-type="float" office:value="109772" calcext:value-type="float">
            <text:p>109772</text:p>
          </table:table-cell>
          <table:table-cell office:value-type="float" office:value="509130" calcext:value-type="float">
            <text:p>509130</text:p>
          </table:table-cell>
          <table:table-cell office:value-type="float" office:value="3304083" calcext:value-type="float">
            <text:p>33040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86" calcext:value-type="float">
            <text:p>12186</text:p>
          </table:table-cell>
          <table:table-cell office:value-type="float" office:value="102876" calcext:value-type="float">
            <text:p>102876</text:p>
          </table:table-cell>
          <table:table-cell office:value-type="float" office:value="101693" calcext:value-type="float">
            <text:p>10169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imeout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timeout</text:p>
          </table:table-cell>
          <table:table-cell office:value-type="float" office:value="3077864" calcext:value-type="float">
            <text:p>3077864</text:p>
          </table:table-cell>
          <table:table-cell office:value-type="float" office:value="35307" calcext:value-type="float">
            <text:p>35307</text:p>
          </table:table-cell>
          <table:table-cell office:value-type="float" office:value="1128" calcext:value-type="float">
            <text:p>1128</text:p>
          </table:table-cell>
          <table:table-cell office:value-type="float" office:value="2222" calcext:value-type="float">
            <text:p>2222</text:p>
          </table:table-cell>
          <table:table-cell office:value-type="float" office:value="167492" calcext:value-type="float">
            <text:p>167492</text:p>
          </table:table-cell>
          <table:table-cell office:value-type="float" office:value="5133801" calcext:value-type="float">
            <text:p>5133801</text:p>
          </table:table-cell>
          <table:table-cell office:value-type="float" office:value="57759" calcext:value-type="float">
            <text:p>57759</text:p>
          </table:table-cell>
          <table:table-cell office:value-type="float" office:value="26110" calcext:value-type="float">
            <text:p>26110</text:p>
          </table:table-cell>
          <table:table-cell office:value-type="string" calcext:value-type="string">
            <text:p>timeout</text:p>
          </table:table-cell>
          <table:table-cell office:value-type="float" office:value="3027961" calcext:value-type="float">
            <text:p>3027961</text:p>
          </table:table-cell>
          <table:table-cell office:value-type="float" office:value="2008942" calcext:value-type="float">
            <text:p>2008942</text:p>
          </table:table-cell>
          <table:table-cell office:value-type="float" office:value="49830" calcext:value-type="float">
            <text:p>49830</text:p>
          </table:table-cell>
          <table:table-cell office:value-type="float" office:value="2626797" calcext:value-type="float">
            <text:p>2626797</text:p>
          </table:table-cell>
          <table:table-cell/>
          <table:table-cell office:value-type="string" calcext:value-type="string">
            <text:p>timeout</text:p>
          </table:table-cell>
          <table:table-cell office:value-type="float" office:value="7966590" calcext:value-type="float">
            <text:p>7966590</text:p>
          </table:table-cell>
          <table:table-cell office:value-type="float" office:value="566" calcext:value-type="float">
            <text:p>566</text:p>
          </table:table-cell>
          <table:table-cell office:value-type="float" office:value="33745" calcext:value-type="float">
            <text:p>33745</text:p>
          </table:table-cell>
          <table:table-cell office:value-type="string" calcext:value-type="string">
            <text:p>timeout</text:p>
          </table:table-cell>
          <table:table-cell office:value-type="float" office:value="838" calcext:value-type="float">
            <text:p>838</text:p>
          </table:table-cell>
          <table:table-cell office:value-type="float" office:value="640880" calcext:value-type="float">
            <text:p>640880</text:p>
          </table:table-cell>
          <table:table-cell office:value-type="float" office:value="743694" calcext:value-type="float">
            <text:p>743694</text:p>
          </table:table-cell>
          <table:table-cell office:value-type="float" office:value="328" calcext:value-type="float">
            <text:p>328</text:p>
          </table:table-cell>
          <table:table-cell office:value-type="float" office:value="168615" calcext:value-type="float">
            <text:p>168615</text:p>
          </table:table-cell>
          <table:table-cell office:value-type="float" office:value="72622" calcext:value-type="float">
            <text:p>72622</text:p>
          </table:table-cell>
          <table:table-cell office:value-type="float" office:value="4895785" calcext:value-type="float">
            <text:p>48957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05" calcext:value-type="float">
            <text:p>6805</text:p>
          </table:table-cell>
          <table:table-cell office:value-type="float" office:value="282494" calcext:value-type="float">
            <text:p>282494</text:p>
          </table:table-cell>
          <table:table-cell office:value-type="float" office:value="25890" calcext:value-type="float">
            <text:p>2589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ime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timeout</text:p>
          </table:table-cell>
          <table:table-cell office:value-type="float" office:value="243273" calcext:value-type="float">
            <text:p>243273</text:p>
          </table:table-cell>
          <table:table-cell office:value-type="float" office:value="175840" calcext:value-type="float">
            <text:p>17584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timeout</text:p>
          </table:table-cell>
          <table:table-cell office:value-type="float" office:value="26937" calcext:value-type="float">
            <text:p>26937</text:p>
          </table:table-cell>
          <table:table-cell office:value-type="float" office:value="122992" calcext:value-type="float">
            <text:p>122992</text:p>
          </table:table-cell>
          <table:table-cell office:value-type="float" office:value="381020" calcext:value-type="float">
            <text:p>381020</text:p>
          </table:table-cell>
          <table:table-cell office:value-type="float" office:value="50055" calcext:value-type="float">
            <text:p>50055</text:p>
          </table:table-cell>
          <table:table-cell office:value-type="float" office:value="236029" calcext:value-type="float">
            <text:p>236029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49455" calcext:value-type="float">
            <text:p>149455</text:p>
          </table:table-cell>
          <table:table-cell office:value-type="string" calcext:value-type="string">
            <text:p>timeout</text:p>
          </table:table-cell>
          <table:table-cell office:value-type="float" office:value="2831801" calcext:value-type="float">
            <text:p>2831801</text:p>
          </table:table-cell>
          <table:table-cell office:value-type="string" calcext:value-type="string">
            <text:p>timeout</text:p>
          </table:table-cell>
          <table:table-cell office:value-type="float" office:value="9920476" calcext:value-type="float">
            <text:p>9920476</text:p>
          </table:table-cell>
          <table:table-cell office:value-type="float" office:value="407" calcext:value-type="float">
            <text:p>407</text:p>
          </table:table-cell>
          <table:table-cell office:value-type="float" office:value="30453" calcext:value-type="float">
            <text:p>30453</text:p>
          </table:table-cell>
          <table:table-cell office:value-type="string" calcext:value-type="string">
            <text:p>timeout</text:p>
          </table:table-cell>
          <table:table-cell office:value-type="float" office:value="2127433" calcext:value-type="float">
            <text:p>2127433</text:p>
          </table:table-cell>
          <table:table-cell office:value-type="float" office:value="2111677" calcext:value-type="float">
            <text:p>2111677</text:p>
          </table:table-cell>
          <table:table-cell office:value-type="float" office:value="890096" calcext:value-type="float">
            <text:p>890096</text:p>
          </table:table-cell>
          <table:table-cell office:value-type="float" office:value="784568" calcext:value-type="float">
            <text:p>784568</text:p>
          </table:table-cell>
          <table:table-cell office:value-type="float" office:value="1180437" calcext:value-type="float">
            <text:p>1180437</text:p>
          </table:table-cell>
          <table:table-cell office:value-type="float" office:value="44007" calcext:value-type="float">
            <text:p>44007</text:p>
          </table:table-cell>
          <table:table-cell office:value-type="float" office:value="4097581" calcext:value-type="float">
            <text:p>40975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403" calcext:value-type="float">
            <text:p>27403</text:p>
          </table:table-cell>
          <table:table-cell office:value-type="float" office:value="323710" calcext:value-type="float">
            <text:p>323710</text:p>
          </table:table-cell>
          <table:table-cell office:value-type="float" office:value="40707" calcext:value-type="float">
            <text:p>40707</text:p>
          </table:table-cell>
          <table:table-cell office:value-type="float" office:value="142530" calcext:value-type="float">
            <text:p>142530</text:p>
          </table:table-cell>
          <table:table-cell office:value-type="string" calcext:value-type="string">
            <text:p>timeout</text:p>
          </table:table-cell>
          <table:table-cell office:value-type="float" office:value="23554" calcext:value-type="float">
            <text:p>23554</text:p>
          </table:table-cell>
          <table:table-cell office:value-type="string" calcext:value-type="string">
            <text:p>timeout</text:p>
          </table:table-cell>
          <table:table-cell office:value-type="float" office:value="2691" calcext:value-type="float">
            <text:p>2691</text:p>
          </table:table-cell>
          <table:table-cell office:value-type="float" office:value="70214" calcext:value-type="float">
            <text:p>7021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timeout</text:p>
          </table:table-cell>
          <table:table-cell office:value-type="float" office:value="60861" calcext:value-type="float">
            <text:p>60861</text:p>
          </table:table-cell>
          <table:table-cell office:value-type="float" office:value="1706699" calcext:value-type="float">
            <text:p>1706699</text:p>
          </table:table-cell>
          <table:table-cell office:value-type="float" office:value="160156" calcext:value-type="float">
            <text:p>160156</text:p>
          </table:table-cell>
          <table:table-cell office:value-type="float" office:value="133328" calcext:value-type="float">
            <text:p>133328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522929" calcext:value-type="float">
            <text:p>522929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timeout</text:p>
          </table:table-cell>
          <table:table-cell office:value-type="float" office:value="40924" calcext:value-type="float">
            <text:p>40924</text:p>
          </table:table-cell>
          <table:table-cell office:value-type="string" calcext:value-type="string">
            <text:p>timeout</text:p>
          </table:table-cell>
          <table:table-cell office:value-type="float" office:value="4334763" calcext:value-type="float">
            <text:p>4334763</text:p>
          </table:table-cell>
          <table:table-cell office:value-type="float" office:value="37315" calcext:value-type="float">
            <text:p>37315</text:p>
          </table:table-cell>
          <table:table-cell office:value-type="float" office:value="96094" calcext:value-type="float">
            <text:p>96094</text:p>
          </table:table-cell>
          <table:table-cell office:value-type="string" calcext:value-type="string">
            <text:p>timeout</text:p>
          </table:table-cell>
          <table:table-cell office:value-type="float" office:value="447663" calcext:value-type="float">
            <text:p>447663</text:p>
          </table:table-cell>
          <table:table-cell office:value-type="float" office:value="1316122" calcext:value-type="float">
            <text:p>1316122</text:p>
          </table:table-cell>
          <table:table-cell office:value-type="float" office:value="3588173" calcext:value-type="float">
            <text:p>3588173</text:p>
          </table:table-cell>
          <table:table-cell office:value-type="float" office:value="154202" calcext:value-type="float">
            <text:p>154202</text:p>
          </table:table-cell>
          <table:table-cell office:value-type="float" office:value="79684" calcext:value-type="float">
            <text:p>79684</text:p>
          </table:table-cell>
          <table:table-cell office:value-type="float" office:value="56717" calcext:value-type="float">
            <text:p>56717</text:p>
          </table:table-cell>
          <table:table-cell office:value-type="float" office:value="817279" calcext:value-type="float">
            <text:p>8172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 office:value-type="float" office:value="1525" calcext:value-type="float">
            <text:p>1525</text:p>
          </table:table-cell>
          <table:table-cell office:value-type="float" office:value="115382" calcext:value-type="float">
            <text:p>115382</text:p>
          </table:table-cell>
          <table:table-cell office:value-type="float" office:value="538386" calcext:value-type="float">
            <text:p>538386</text:p>
          </table:table-cell>
          <table:table-cell office:value-type="string" calcext:value-type="string">
            <text:p>timeou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timeout</text:p>
          </table:table-cell>
          <table:table-cell office:value-type="float" office:value="471" calcext:value-type="float">
            <text:p>471</text:p>
          </table:table-cell>
          <table:table-cell office:value-type="float" office:value="91098" calcext:value-type="float">
            <text:p>91098</text:p>
          </table:table-cell>
          <table:table-cell office:value-type="float" office:value="1538044" calcext:value-type="float">
            <text:p>1538044</text:p>
          </table:table-cell>
          <table:table-cell office:value-type="float" office:value="155746" calcext:value-type="float">
            <text:p>155746</text:p>
          </table:table-cell>
          <table:table-cell office:value-type="float" office:value="110835" calcext:value-type="float">
            <text:p>110835</text:p>
          </table:table-cell>
          <table:table-cell office:value-type="float" office:value="1555023" calcext:value-type="float">
            <text:p>1555023</text:p>
          </table:table-cell>
          <table:table-cell office:value-type="float" office:value="892318" calcext:value-type="float">
            <text:p>892318</text:p>
          </table:table-cell>
          <table:table-cell office:value-type="float" office:value="105746" calcext:value-type="float">
            <text:p>105746</text:p>
          </table:table-cell>
          <table:table-cell office:value-type="float" office:value="2071" calcext:value-type="float">
            <text:p>2071</text:p>
          </table:table-cell>
          <table:table-cell office:value-type="float" office:value="839358" calcext:value-type="float">
            <text:p>839358</text:p>
          </table:table-cell>
          <table:table-cell office:value-type="float" office:value="663617" calcext:value-type="float">
            <text:p>663617</text:p>
          </table:table-cell>
          <table:table-cell office:value-type="float" office:value="41758" calcext:value-type="float">
            <text:p>41758</text:p>
          </table:table-cell>
          <table:table-cell office:value-type="string" calcext:value-type="string">
            <text:p>timeout</text:p>
          </table:table-cell>
          <table:table-cell office:value-type="float" office:value="2220800" calcext:value-type="float">
            <text:p>2220800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414" calcext:value-type="float">
            <text:p>414</text:p>
          </table:table-cell>
          <table:table-cell office:value-type="float" office:value="79575" calcext:value-type="float">
            <text:p>79575</text:p>
          </table:table-cell>
          <table:table-cell office:value-type="string" calcext:value-type="string">
            <text:p>timeout</text:p>
          </table:table-cell>
          <table:table-cell office:value-type="float" office:value="665" calcext:value-type="float">
            <text:p>665</text:p>
          </table:table-cell>
          <table:table-cell office:value-type="float" office:value="1943574" calcext:value-type="float">
            <text:p>1943574</text:p>
          </table:table-cell>
          <table:table-cell office:value-type="float" office:value="847397" calcext:value-type="float">
            <text:p>847397</text:p>
          </table:table-cell>
          <table:table-cell office:value-type="float" office:value="2301586" calcext:value-type="float">
            <text:p>2301586</text:p>
          </table:table-cell>
          <table:table-cell office:value-type="float" office:value="2533" calcext:value-type="float">
            <text:p>2533</text:p>
          </table:table-cell>
          <table:table-cell office:value-type="float" office:value="714348" calcext:value-type="float">
            <text:p>714348</text:p>
          </table:table-cell>
          <table:table-cell office:value-type="float" office:value="6502730" calcext:value-type="float">
            <text:p>65027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513" calcext:value-type="float">
            <text:p>66513</text:p>
          </table:table-cell>
          <table:table-cell office:value-type="float" office:value="124401" calcext:value-type="float">
            <text:p>124401</text:p>
          </table:table-cell>
          <table:table-cell office:value-type="float" office:value="28977" calcext:value-type="float">
            <text:p>28977</text:p>
          </table:table-cell>
          <table:table-cell office:value-type="float" office:value="124981" calcext:value-type="float">
            <text:p>124981</text:p>
          </table:table-cell>
          <table:table-cell office:value-type="string" calcext:value-type="string">
            <text:p>timeou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imeout</text:p>
          </table:table-cell>
          <table:table-cell office:value-type="float" office:value="1330" calcext:value-type="float">
            <text:p>1330</text:p>
          </table:table-cell>
          <table:table-cell office:value-type="float" office:value="70781" calcext:value-type="float">
            <text:p>70781</text:p>
          </table:table-cell>
          <table:table-cell office:value-type="float" office:value="3671855" calcext:value-type="float">
            <text:p>3671855</text:p>
          </table:table-cell>
          <table:table-cell office:value-type="float" office:value="6375705" calcext:value-type="float">
            <text:p>6375705</text:p>
          </table:table-cell>
          <table:table-cell office:value-type="float" office:value="43564" calcext:value-type="float">
            <text:p>43564</text:p>
          </table:table-cell>
          <table:table-cell office:value-type="float" office:value="1093062" calcext:value-type="float">
            <text:p>1093062</text:p>
          </table:table-cell>
          <table:table-cell office:value-type="float" office:value="2636" calcext:value-type="float">
            <text:p>2636</text:p>
          </table:table-cell>
          <table:table-cell office:value-type="float" office:value="8809" calcext:value-type="float">
            <text:p>8809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9927" calcext:value-type="float">
            <text:p>9927</text:p>
          </table:table-cell>
          <table:table-cell office:value-type="float" office:value="65572" calcext:value-type="float">
            <text:p>65572</text:p>
          </table:table-cell>
          <table:table-cell office:value-type="string" calcext:value-type="string">
            <text:p>timeout</text:p>
          </table:table-cell>
          <table:table-cell office:value-type="float" office:value="194225" calcext:value-type="float">
            <text:p>194225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23428" calcext:value-type="float">
            <text:p>23428</text:p>
          </table:table-cell>
          <table:table-cell office:value-type="float" office:value="145926" calcext:value-type="float">
            <text:p>145926</text:p>
          </table:table-cell>
          <table:table-cell office:value-type="float" office:value="1729749" calcext:value-type="float">
            <text:p>1729749</text:p>
          </table:table-cell>
          <table:table-cell office:value-type="float" office:value="194373" calcext:value-type="float">
            <text:p>194373</text:p>
          </table:table-cell>
          <table:table-cell office:value-type="float" office:value="16593" calcext:value-type="float">
            <text:p>16593</text:p>
          </table:table-cell>
          <table:table-cell office:value-type="float" office:value="727316" calcext:value-type="float">
            <text:p>727316</text:p>
          </table:table-cell>
          <table:table-cell office:value-type="float" office:value="198619" calcext:value-type="float">
            <text:p>198619</text:p>
          </table:table-cell>
          <table:table-cell office:value-type="float" office:value="592273" calcext:value-type="float">
            <text:p>592273</text:p>
          </table:table-cell>
          <table:table-cell office:value-type="float" office:value="713253" calcext:value-type="float">
            <text:p>713253</text:p>
          </table:table-cell>
          <table:table-cell office:value-type="float" office:value="6447468" calcext:value-type="float">
            <text:p>64474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67" calcext:value-type="float">
            <text:p>6267</text:p>
          </table:table-cell>
          <table:table-cell office:value-type="float" office:value="44162" calcext:value-type="float">
            <text:p>44162</text:p>
          </table:table-cell>
          <table:table-cell office:value-type="float" office:value="31851" calcext:value-type="float">
            <text:p>3185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time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timeout</text:p>
          </table:table-cell>
          <table:table-cell office:value-type="float" office:value="882652" calcext:value-type="float">
            <text:p>882652</text:p>
          </table:table-cell>
          <table:table-cell office:value-type="float" office:value="37228" calcext:value-type="float">
            <text:p>3722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imeout</text:p>
          </table:table-cell>
          <table:table-cell office:value-type="float" office:value="26094" calcext:value-type="float">
            <text:p>26094</text:p>
          </table:table-cell>
          <table:table-cell office:value-type="float" office:value="1713021" calcext:value-type="float">
            <text:p>1713021</text:p>
          </table:table-cell>
          <table:table-cell office:value-type="float" office:value="10505" calcext:value-type="float">
            <text:p>10505</text:p>
          </table:table-cell>
          <table:table-cell office:value-type="float" office:value="264492" calcext:value-type="float">
            <text:p>264492</text:p>
          </table:table-cell>
          <table:table-cell office:value-type="float" office:value="3108961" calcext:value-type="float">
            <text:p>3108961</text:p>
          </table:table-cell>
          <table:table-cell office:value-type="string" calcext:value-type="string">
            <text:p>timeout</text:p>
          </table:table-cell>
          <table:table-cell office:value-type="float" office:value="1908769" calcext:value-type="float">
            <text:p>1908769</text:p>
          </table:table-cell>
          <table:table-cell office:value-type="float" office:value="45616" calcext:value-type="float">
            <text:p>45616</text:p>
          </table:table-cell>
          <table:table-cell office:value-type="string" calcext:value-type="string">
            <text:p>timeout</text:p>
          </table:table-cell>
          <table:table-cell office:value-type="float" office:value="6049699" calcext:value-type="float">
            <text:p>6049699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733" calcext:value-type="float">
            <text:p>1733</text:p>
          </table:table-cell>
          <table:table-cell office:value-type="float" office:value="118513" calcext:value-type="float">
            <text:p>118513</text:p>
          </table:table-cell>
          <table:table-cell office:value-type="string" calcext:value-type="string">
            <text:p>timeout</text:p>
          </table:table-cell>
          <table:table-cell office:value-type="float" office:value="389346" calcext:value-type="float">
            <text:p>389346</text:p>
          </table:table-cell>
          <table:table-cell office:value-type="float" office:value="2975624" calcext:value-type="float">
            <text:p>2975624</text:p>
          </table:table-cell>
          <table:table-cell office:value-type="float" office:value="166506" calcext:value-type="float">
            <text:p>166506</text:p>
          </table:table-cell>
          <table:table-cell office:value-type="float" office:value="633531" calcext:value-type="float">
            <text:p>633531</text:p>
          </table:table-cell>
          <table:table-cell office:value-type="float" office:value="245952" calcext:value-type="float">
            <text:p>245952</text:p>
          </table:table-cell>
          <table:table-cell office:value-type="float" office:value="294637" calcext:value-type="float">
            <text:p>294637</text:p>
          </table:table-cell>
          <table:table-cell office:value-type="float" office:value="5261743" calcext:value-type="float">
            <text:p>52617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288" calcext:value-type="float">
            <text:p>39288</text:p>
          </table:table-cell>
          <table:table-cell office:value-type="float" office:value="873689" calcext:value-type="float">
            <text:p>873689</text:p>
          </table:table-cell>
          <table:table-cell office:value-type="float" office:value="6928" calcext:value-type="float">
            <text:p>69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imeou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imeout</text:p>
          </table:table-cell>
          <table:table-cell office:value-type="float" office:value="558" calcext:value-type="float">
            <text:p>558</text:p>
          </table:table-cell>
          <table:table-cell office:value-type="float" office:value="152866" calcext:value-type="float">
            <text:p>152866</text:p>
          </table:table-cell>
          <table:table-cell office:value-type="float" office:value="658" calcext:value-type="float">
            <text:p>658</text:p>
          </table:table-cell>
          <table:table-cell office:value-type="float" office:value="7361470" calcext:value-type="float">
            <text:p>7361470</text:p>
          </table:table-cell>
          <table:table-cell office:value-type="float" office:value="25805" calcext:value-type="float">
            <text:p>25805</text:p>
          </table:table-cell>
          <table:table-cell office:value-type="float" office:value="386891" calcext:value-type="float">
            <text:p>386891</text:p>
          </table:table-cell>
          <table:table-cell office:value-type="float" office:value="78714" calcext:value-type="float">
            <text:p>78714</text:p>
          </table:table-cell>
          <table:table-cell office:value-type="float" office:value="5481" calcext:value-type="float">
            <text:p>5481</text:p>
          </table:table-cell>
          <table:table-cell office:value-type="string" calcext:value-type="string">
            <text:p>timeout</text:p>
          </table:table-cell>
          <table:table-cell office:value-type="float" office:value="2398488" calcext:value-type="float">
            <text:p>2398488</text:p>
          </table:table-cell>
          <table:table-cell office:value-type="float" office:value="4172926" calcext:value-type="float">
            <text:p>4172926</text:p>
          </table:table-cell>
          <table:table-cell office:value-type="float" office:value="29977" calcext:value-type="float">
            <text:p>29977</text:p>
          </table:table-cell>
          <table:table-cell office:value-type="string" calcext:value-type="string">
            <text:p>timeout</text:p>
          </table:table-cell>
          <table:table-cell office:value-type="float" office:value="3939355" calcext:value-type="float">
            <text:p>3939355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90" calcext:value-type="float">
            <text:p>190</text:p>
          </table:table-cell>
          <table:table-cell office:value-type="float" office:value="20615" calcext:value-type="float">
            <text:p>20615</text:p>
          </table:table-cell>
          <table:table-cell office:value-type="string" calcext:value-type="string">
            <text:p>timeout</text:p>
          </table:table-cell>
          <table:table-cell office:value-type="float" office:value="167024" calcext:value-type="float">
            <text:p>167024</text:p>
          </table:table-cell>
          <table:table-cell office:value-type="float" office:value="6664246" calcext:value-type="float">
            <text:p>6664246</text:p>
          </table:table-cell>
          <table:table-cell office:value-type="float" office:value="912119" calcext:value-type="float">
            <text:p>912119</text:p>
          </table:table-cell>
          <table:table-cell office:value-type="float" office:value="393698" calcext:value-type="float">
            <text:p>393698</text:p>
          </table:table-cell>
          <table:table-cell office:value-type="float" office:value="503270" calcext:value-type="float">
            <text:p>503270</text:p>
          </table:table-cell>
          <table:table-cell office:value-type="float" office:value="641145" calcext:value-type="float">
            <text:p>641145</text:p>
          </table:table-cell>
          <table:table-cell office:value-type="string" calcext:value-type="string">
            <text:p>timeout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69" calcext:value-type="float">
            <text:p>6269</text:p>
          </table:table-cell>
          <table:table-cell office:value-type="float" office:value="311256" calcext:value-type="float">
            <text:p>311256</text:p>
          </table:table-cell>
          <table:table-cell office:value-type="float" office:value="115410" calcext:value-type="float">
            <text:p>115410</text:p>
          </table:table-cell>
          <table:table-cell office:value-type="float" office:value="47884" calcext:value-type="float">
            <text:p>47884</text:p>
          </table:table-cell>
          <table:table-cell office:value-type="string" calcext:value-type="string">
            <text:p>timeout</text:p>
          </table:table-cell>
          <table:table-cell office:value-type="float" office:value="23716" calcext:value-type="float">
            <text:p>23716</text:p>
          </table:table-cell>
          <table:table-cell office:value-type="string" calcext:value-type="string">
            <text:p>timeout</text:p>
          </table:table-cell>
          <table:table-cell office:value-type="float" office:value="1887202" calcext:value-type="float">
            <text:p>1887202</text:p>
          </table:table-cell>
          <table:table-cell office:value-type="float" office:value="169751" calcext:value-type="float">
            <text:p>169751</text:p>
          </table:table-cell>
          <table:table-cell office:value-type="float" office:value="3522924" calcext:value-type="float">
            <text:p>3522924</text:p>
          </table:table-cell>
          <table:table-cell office:value-type="string" calcext:value-type="string">
            <text:p>timeout</text:p>
          </table:table-cell>
          <table:table-cell office:value-type="float" office:value="81057" calcext:value-type="float">
            <text:p>81057</text:p>
          </table:table-cell>
          <table:table-cell office:value-type="float" office:value="880662" calcext:value-type="float">
            <text:p>880662</text:p>
          </table:table-cell>
          <table:table-cell office:value-type="float" office:value="101975" calcext:value-type="float">
            <text:p>101975</text:p>
          </table:table-cell>
          <table:table-cell office:value-type="float" office:value="49831" calcext:value-type="float">
            <text:p>49831</text:p>
          </table:table-cell>
          <table:table-cell office:value-type="float" office:value="1348332" calcext:value-type="float">
            <text:p>1348332</text:p>
          </table:table-cell>
          <table:table-cell office:value-type="string" calcext:value-type="string">
            <text:p>timeout</text:p>
          </table:table-cell>
          <table:table-cell office:value-type="float" office:value="4559931" calcext:value-type="float">
            <text:p>4559931</text:p>
          </table:table-cell>
          <table:table-cell office:value-type="float" office:value="12321" calcext:value-type="float">
            <text:p>12321</text:p>
          </table:table-cell>
          <table:table-cell office:value-type="string" calcext:value-type="string">
            <text:p>timeout</text:p>
          </table:table-cell>
          <table:table-cell office:value-type="float" office:value="114160" calcext:value-type="float">
            <text:p>114160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54258" calcext:value-type="float">
            <text:p>54258</text:p>
          </table:table-cell>
          <table:table-cell office:value-type="float" office:value="71509" calcext:value-type="float">
            <text:p>71509</text:p>
          </table:table-cell>
          <table:table-cell office:value-type="string" calcext:value-type="string">
            <text:p>timeout</text:p>
          </table:table-cell>
          <table:table-cell office:value-type="float" office:value="675507" calcext:value-type="float">
            <text:p>675507</text:p>
          </table:table-cell>
          <table:table-cell office:value-type="float" office:value="1268541" calcext:value-type="float">
            <text:p>1268541</text:p>
          </table:table-cell>
          <table:table-cell office:value-type="float" office:value="1462177" calcext:value-type="float">
            <text:p>1462177</text:p>
          </table:table-cell>
          <table:table-cell office:value-type="float" office:value="1070" calcext:value-type="float">
            <text:p>1070</text:p>
          </table:table-cell>
          <table:table-cell office:value-type="float" office:value="121095" calcext:value-type="float">
            <text:p>121095</text:p>
          </table:table-cell>
          <table:table-cell office:value-type="float" office:value="199602" calcext:value-type="float">
            <text:p>199602</text:p>
          </table:table-cell>
          <table:table-cell office:value-type="float" office:value="8121052" calcext:value-type="float">
            <text:p>81210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759" calcext:value-type="float">
            <text:p>19759</text:p>
          </table:table-cell>
          <table:table-cell office:value-type="float" office:value="727807" calcext:value-type="float">
            <text:p>727807</text:p>
          </table:table-cell>
          <table:table-cell office:value-type="float" office:value="82380" calcext:value-type="float">
            <text:p>8238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imeout</text:p>
          </table:table-cell>
          <table:table-cell office:value-type="float" office:value="76956" calcext:value-type="float">
            <text:p>76956</text:p>
          </table:table-cell>
          <table:table-cell office:value-type="string" calcext:value-type="string">
            <text:p>timeout</text:p>
          </table:table-cell>
          <table:table-cell office:value-type="float" office:value="200" calcext:value-type="float">
            <text:p>200</text:p>
          </table:table-cell>
          <table:table-cell office:value-type="float" office:value="59820" calcext:value-type="float">
            <text:p>59820</text:p>
          </table:table-cell>
          <table:table-cell office:value-type="float" office:value="2266420" calcext:value-type="float">
            <text:p>2266420</text:p>
          </table:table-cell>
          <table:table-cell office:value-type="string" calcext:value-type="string">
            <text:p>timeout</text:p>
          </table:table-cell>
          <table:table-cell office:value-type="float" office:value="101702" calcext:value-type="float">
            <text:p>101702</text:p>
          </table:table-cell>
          <table:table-cell office:value-type="float" office:value="8135929" calcext:value-type="float">
            <text:p>8135929</text:p>
          </table:table-cell>
          <table:table-cell office:value-type="float" office:value="76042" calcext:value-type="float">
            <text:p>76042</text:p>
          </table:table-cell>
          <table:table-cell office:value-type="float" office:value="42824" calcext:value-type="float">
            <text:p>42824</text:p>
          </table:table-cell>
          <table:table-cell office:value-type="float" office:value="1070260" calcext:value-type="float">
            <text:p>1070260</text:p>
          </table:table-cell>
          <table:table-cell office:value-type="float" office:value="9528078" calcext:value-type="float">
            <text:p>9528078</text:p>
          </table:table-cell>
          <table:table-cell office:value-type="float" office:value="373928" calcext:value-type="float">
            <text:p>373928</text:p>
          </table:table-cell>
          <table:table-cell office:value-type="float" office:value="23361" calcext:value-type="float">
            <text:p>23361</text:p>
          </table:table-cell>
          <table:table-cell office:value-type="string" calcext:value-type="string">
            <text:p>timeout</text:p>
          </table:table-cell>
          <table:table-cell office:value-type="float" office:value="7022309" calcext:value-type="float">
            <text:p>7022309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16866" calcext:value-type="float">
            <text:p>116866</text:p>
          </table:table-cell>
          <table:table-cell office:value-type="float" office:value="6745" calcext:value-type="float">
            <text:p>6745</text:p>
          </table:table-cell>
          <table:table-cell office:value-type="float" office:value="6861323" calcext:value-type="float">
            <text:p>6861323</text:p>
          </table:table-cell>
          <table:table-cell office:value-type="float" office:value="90199" calcext:value-type="float">
            <text:p>90199</text:p>
          </table:table-cell>
          <table:table-cell office:value-type="float" office:value="5990851" calcext:value-type="float">
            <text:p>5990851</text:p>
          </table:table-cell>
          <table:table-cell office:value-type="float" office:value="89806" calcext:value-type="float">
            <text:p>89806</text:p>
          </table:table-cell>
          <table:table-cell office:value-type="float" office:value="444905" calcext:value-type="float">
            <text:p>444905</text:p>
          </table:table-cell>
          <table:table-cell office:value-type="float" office:value="2199" calcext:value-type="float">
            <text:p>2199</text:p>
          </table:table-cell>
          <table:table-cell office:value-type="float" office:value="23507" calcext:value-type="float">
            <text:p>23507</text:p>
          </table:table-cell>
          <table:table-cell office:value-type="float" office:value="6583695" calcext:value-type="float">
            <text:p>65836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 office:value-type="float" office:value="66778" calcext:value-type="float">
            <text:p>66778</text:p>
          </table:table-cell>
          <table:table-cell office:value-type="float" office:value="111542" calcext:value-type="float">
            <text:p>111542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timeout</text:p>
          </table:table-cell>
          <table:table-cell office:value-type="float" office:value="14137" calcext:value-type="float">
            <text:p>14137</text:p>
          </table:table-cell>
          <table:table-cell office:value-type="string" calcext:value-type="string">
            <text:p>timeout</text:p>
          </table:table-cell>
          <table:table-cell office:value-type="float" office:value="955" calcext:value-type="float">
            <text:p>955</text:p>
          </table:table-cell>
          <table:table-cell office:value-type="float" office:value="50544" calcext:value-type="float">
            <text:p>50544</text:p>
          </table:table-cell>
          <table:table-cell office:value-type="float" office:value="215" calcext:value-type="float">
            <text:p>215</text:p>
          </table:table-cell>
          <table:table-cell office:value-type="float" office:value="4510897" calcext:value-type="float">
            <text:p>4510897</text:p>
          </table:table-cell>
          <table:table-cell office:value-type="float" office:value="53385" calcext:value-type="float">
            <text:p>53385</text:p>
          </table:table-cell>
          <table:table-cell office:value-type="float" office:value="610006" calcext:value-type="float">
            <text:p>610006</text:p>
          </table:table-cell>
          <table:table-cell office:value-type="float" office:value="569494" calcext:value-type="float">
            <text:p>569494</text:p>
          </table:table-cell>
          <table:table-cell office:value-type="float" office:value="146992" calcext:value-type="float">
            <text:p>146992</text:p>
          </table:table-cell>
          <table:table-cell office:value-type="float" office:value="4572340" calcext:value-type="float">
            <text:p>4572340</text:p>
          </table:table-cell>
          <table:table-cell office:value-type="string" calcext:value-type="string">
            <text:p>timeout</text:p>
          </table:table-cell>
          <table:table-cell office:value-type="float" office:value="661888" calcext:value-type="float">
            <text:p>661888</text:p>
          </table:table-cell>
          <table:table-cell office:value-type="float" office:value="18118" calcext:value-type="float">
            <text:p>18118</text:p>
          </table:table-cell>
          <table:table-cell office:value-type="string" calcext:value-type="string">
            <text:p>timeout</text:p>
          </table:table-cell>
          <table:table-cell office:value-type="float" office:value="2629314" calcext:value-type="float">
            <text:p>2629314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74766" calcext:value-type="float">
            <text:p>174766</text:p>
          </table:table-cell>
          <table:table-cell office:value-type="float" office:value="120113" calcext:value-type="float">
            <text:p>120113</text:p>
          </table:table-cell>
          <table:table-cell office:value-type="string" calcext:value-type="string">
            <text:p>timeout</text:p>
          </table:table-cell>
          <table:table-cell office:value-type="float" office:value="1769575" calcext:value-type="float">
            <text:p>1769575</text:p>
          </table:table-cell>
          <table:table-cell office:value-type="float" office:value="3109684" calcext:value-type="float">
            <text:p>3109684</text:p>
          </table:table-cell>
          <table:table-cell office:value-type="float" office:value="4279105" calcext:value-type="float">
            <text:p>4279105</text:p>
          </table:table-cell>
          <table:table-cell office:value-type="float" office:value="74303" calcext:value-type="float">
            <text:p>74303</text:p>
          </table:table-cell>
          <table:table-cell office:value-type="float" office:value="888246" calcext:value-type="float">
            <text:p>888246</text:p>
          </table:table-cell>
          <table:table-cell office:value-type="float" office:value="399896" calcext:value-type="float">
            <text:p>399896</text:p>
          </table:table-cell>
          <table:table-cell office:value-type="float" office:value="7758116" calcext:value-type="float">
            <text:p>77581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10" calcext:value-type="float">
            <text:p>4710</text:p>
          </table:table-cell>
          <table:table-cell office:value-type="float" office:value="566" calcext:value-type="float">
            <text:p>566</text:p>
          </table:table-cell>
          <table:table-cell office:value-type="float" office:value="53320" calcext:value-type="float">
            <text:p>5332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timeout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timeout</text:p>
          </table:table-cell>
          <table:table-cell office:value-type="float" office:value="980" calcext:value-type="float">
            <text:p>980</text:p>
          </table:table-cell>
          <table:table-cell office:value-type="float" office:value="113407" calcext:value-type="float">
            <text:p>113407</text:p>
          </table:table-cell>
          <table:table-cell office:value-type="float" office:value="158" calcext:value-type="float">
            <text:p>158</text:p>
          </table:table-cell>
          <table:table-cell office:value-type="float" office:value="4248744" calcext:value-type="float">
            <text:p>4248744</text:p>
          </table:table-cell>
          <table:table-cell office:value-type="float" office:value="42017" calcext:value-type="float">
            <text:p>42017</text:p>
          </table:table-cell>
          <table:table-cell office:value-type="float" office:value="867710" calcext:value-type="float">
            <text:p>867710</text:p>
          </table:table-cell>
          <table:table-cell office:value-type="float" office:value="1778" calcext:value-type="float">
            <text:p>1778</text:p>
          </table:table-cell>
          <table:table-cell office:value-type="float" office:value="157623" calcext:value-type="float">
            <text:p>157623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3835936" calcext:value-type="float">
            <text:p>3835936</text:p>
          </table:table-cell>
          <table:table-cell office:value-type="float" office:value="8663" calcext:value-type="float">
            <text:p>8663</text:p>
          </table:table-cell>
          <table:table-cell office:value-type="string" calcext:value-type="string">
            <text:p>timeout</text:p>
          </table:table-cell>
          <table:table-cell office:value-type="float" office:value="1345877" calcext:value-type="float">
            <text:p>1345877</text:p>
          </table:table-cell>
          <table:table-cell table:number-columns-repeated="2" office:value-type="string" calcext:value-type="string">
            <text:p>timeout</text:p>
          </table:table-cell>
          <table:table-cell office:value-type="float" office:value="190" calcext:value-type="float">
            <text:p>190</text:p>
          </table:table-cell>
          <table:table-cell office:value-type="float" office:value="689" calcext:value-type="float">
            <text:p>689</text:p>
          </table:table-cell>
          <table:table-cell office:value-type="float" office:value="6804233" calcext:value-type="float">
            <text:p>6804233</text:p>
          </table:table-cell>
          <table:table-cell office:value-type="float" office:value="3050" calcext:value-type="float">
            <text:p>3050</text:p>
          </table:table-cell>
          <table:table-cell office:value-type="float" office:value="4114191" calcext:value-type="float">
            <text:p>4114191</text:p>
          </table:table-cell>
          <table:table-cell office:value-type="float" office:value="408984" calcext:value-type="float">
            <text:p>408984</text:p>
          </table:table-cell>
          <table:table-cell office:value-type="float" office:value="322516" calcext:value-type="float">
            <text:p>322516</text:p>
          </table:table-cell>
          <table:table-cell office:value-type="float" office:value="55317" calcext:value-type="float">
            <text:p>55317</text:p>
          </table:table-cell>
          <table:table-cell office:value-type="float" office:value="1072096" calcext:value-type="float">
            <text:p>1072096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03" calcext:value-type="float">
            <text:p>11103</text:p>
          </table:table-cell>
          <table:table-cell office:value-type="float" office:value="692793" calcext:value-type="float">
            <text:p>692793</text:p>
          </table:table-cell>
          <table:table-cell office:value-type="float" office:value="90356" calcext:value-type="float">
            <text:p>90356</text:p>
          </table:table-cell>
          <table:table-cell office:value-type="float" office:value="132137" calcext:value-type="float">
            <text:p>132137</text:p>
          </table:table-cell>
          <table:table-cell office:value-type="string" calcext:value-type="string">
            <text:p>timeout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imeout</text:p>
          </table:table-cell>
          <table:table-cell office:value-type="float" office:value="299043" calcext:value-type="float">
            <text:p>299043</text:p>
          </table:table-cell>
          <table:table-cell office:value-type="float" office:value="79144" calcext:value-type="float">
            <text:p>79144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timeout</text:p>
          </table:table-cell>
          <table:table-cell office:value-type="float" office:value="11007" calcext:value-type="float">
            <text:p>11007</text:p>
          </table:table-cell>
          <table:table-cell office:value-type="float" office:value="1342346" calcext:value-type="float">
            <text:p>1342346</text:p>
          </table:table-cell>
          <table:table-cell office:value-type="float" office:value="135373" calcext:value-type="float">
            <text:p>135373</text:p>
          </table:table-cell>
          <table:table-cell office:value-type="float" office:value="134890" calcext:value-type="float">
            <text:p>134890</text:p>
          </table:table-cell>
          <table:table-cell office:value-type="float" office:value="6947014" calcext:value-type="float">
            <text:p>6947014</text:p>
          </table:table-cell>
          <table:table-cell table:style-name="ce2" office:value-type="string" calcext:value-type="string">
            <text:p>timeout</text:p>
          </table:table-cell>
          <table:table-cell office:value-type="float" office:value="1510908" calcext:value-type="float">
            <text:p>1510908</text:p>
          </table:table-cell>
          <table:table-cell office:value-type="float" office:value="110203" calcext:value-type="float">
            <text:p>110203</text:p>
          </table:table-cell>
          <table:table-cell table:number-columns-repeated="4" office:value-type="string" calcext:value-type="string">
            <text:p>timeout</text:p>
          </table:table-cell>
          <table:table-cell office:value-type="float" office:value="111348" calcext:value-type="float">
            <text:p>111348</text:p>
          </table:table-cell>
          <table:table-cell office:value-type="float" office:value="69113" calcext:value-type="float">
            <text:p>69113</text:p>
          </table:table-cell>
          <table:table-cell office:value-type="string" calcext:value-type="string">
            <text:p>timeout</text:p>
          </table:table-cell>
          <table:table-cell office:value-type="float" office:value="907846" calcext:value-type="float">
            <text:p>907846</text:p>
          </table:table-cell>
          <table:table-cell office:value-type="float" office:value="2633405" calcext:value-type="float">
            <text:p>2633405</text:p>
          </table:table-cell>
          <table:table-cell office:value-type="float" office:value="2262996" calcext:value-type="float">
            <text:p>2262996</text:p>
          </table:table-cell>
          <table:table-cell office:value-type="float" office:value="106" calcext:value-type="float">
            <text:p>106</text:p>
          </table:table-cell>
          <table:table-cell office:value-type="float" office:value="1319777" calcext:value-type="float">
            <text:p>1319777</text:p>
          </table:table-cell>
          <table:table-cell office:value-type="float" office:value="178472" calcext:value-type="float">
            <text:p>178472</text:p>
          </table:table-cell>
          <table:table-cell office:value-type="float" office:value="3638633" calcext:value-type="float">
            <text:p>36386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43" calcext:value-type="float">
            <text:p>13043</text:p>
          </table:table-cell>
          <table:table-cell office:value-type="float" office:value="509072" calcext:value-type="float">
            <text:p>509072</text:p>
          </table:table-cell>
          <table:table-cell office:value-type="float" office:value="41395" calcext:value-type="float">
            <text:p>41395</text:p>
          </table:table-cell>
          <table:table-cell office:value-type="float" office:value="263129" calcext:value-type="float">
            <text:p>263129</text:p>
          </table:table-cell>
          <table:table-cell office:value-type="string" calcext:value-type="string">
            <text:p>timeout</text:p>
          </table:table-cell>
          <table:table-cell office:value-type="float" office:value="14984" calcext:value-type="float">
            <text:p>14984</text:p>
          </table:table-cell>
          <table:table-cell office:value-type="string" calcext:value-type="string">
            <text:p>timeout</text:p>
          </table:table-cell>
          <table:table-cell office:value-type="float" office:value="303961" calcext:value-type="float">
            <text:p>303961</text:p>
          </table:table-cell>
          <table:table-cell office:value-type="float" office:value="14304" calcext:value-type="float">
            <text:p>14304</text:p>
          </table:table-cell>
          <table:table-cell office:value-type="float" office:value="312" calcext:value-type="float">
            <text:p>312</text:p>
          </table:table-cell>
          <table:table-cell office:value-type="float" office:value="3135946" calcext:value-type="float">
            <text:p>3135946</text:p>
          </table:table-cell>
          <table:table-cell office:value-type="float" office:value="203423" calcext:value-type="float">
            <text:p>203423</text:p>
          </table:table-cell>
          <table:table-cell office:value-type="float" office:value="5213953" calcext:value-type="float">
            <text:p>5213953</text:p>
          </table:table-cell>
          <table:table-cell office:value-type="float" office:value="42842" calcext:value-type="float">
            <text:p>42842</text:p>
          </table:table-cell>
          <table:table-cell office:value-type="float" office:value="140963" calcext:value-type="float">
            <text:p>140963</text:p>
          </table:table-cell>
          <table:table-cell office:value-type="string" calcext:value-type="string">
            <text:p>timeout</text:p>
          </table:table-cell>
          <table:table-cell office:value-type="float" office:value="1353381" calcext:value-type="float">
            <text:p>1353381</text:p>
          </table:table-cell>
          <table:table-cell office:value-type="float" office:value="9039352" calcext:value-type="float">
            <text:p>9039352</text:p>
          </table:table-cell>
          <table:table-cell office:value-type="float" office:value="23412" calcext:value-type="float">
            <text:p>23412</text:p>
          </table:table-cell>
          <table:table-cell office:value-type="string" calcext:value-type="string">
            <text:p>timeout</text:p>
          </table:table-cell>
          <table:table-cell office:value-type="float" office:value="5885514" calcext:value-type="float">
            <text:p>5885514</text:p>
          </table:table-cell>
          <table:table-cell office:value-type="string" calcext:value-type="string">
            <text:p>timeout</text:p>
          </table:table-cell>
          <table:table-cell table:style-name="ce2" office:value-type="string" calcext:value-type="string">
            <text:p>timeout</text:p>
          </table:table-cell>
          <table:table-cell office:value-type="float" office:value="916" calcext:value-type="float">
            <text:p>916</text:p>
          </table:table-cell>
          <table:table-cell office:value-type="float" office:value="86281" calcext:value-type="float">
            <text:p>86281</text:p>
          </table:table-cell>
          <table:table-cell office:value-type="string" calcext:value-type="string">
            <text:p>timeout</text:p>
          </table:table-cell>
          <table:table-cell office:value-type="float" office:value="3362524" calcext:value-type="float">
            <text:p>3362524</text:p>
          </table:table-cell>
          <table:table-cell office:value-type="string" calcext:value-type="string">
            <text:p>timeout</text:p>
          </table:table-cell>
          <table:table-cell office:value-type="float" office:value="304293" calcext:value-type="float">
            <text:p>304293</text:p>
          </table:table-cell>
          <table:table-cell office:value-type="float" office:value="1137819" calcext:value-type="float">
            <text:p>1137819</text:p>
          </table:table-cell>
          <table:table-cell office:value-type="float" office:value="418229" calcext:value-type="float">
            <text:p>418229</text:p>
          </table:table-cell>
          <table:table-cell office:value-type="float" office:value="858167" calcext:value-type="float">
            <text:p>858167</text:p>
          </table:table-cell>
          <table:table-cell office:value-type="float" office:value="1398" calcext:value-type="float">
            <text:p>13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363357" calcext:value-type="float">
            <text:p>363357</text:p>
          </table:table-cell>
          <table:table-cell office:value-type="float" office:value="198542" calcext:value-type="float">
            <text:p>198542</text:p>
          </table:table-cell>
          <table:table-cell office:value-type="float" office:value="103734" calcext:value-type="float">
            <text:p>103734</text:p>
          </table:table-cell>
          <table:table-cell office:value-type="string" calcext:value-type="string">
            <text:p>timeout</text:p>
          </table:table-cell>
          <table:table-cell office:value-type="float" office:value="31091" calcext:value-type="float">
            <text:p>31091</text:p>
          </table:table-cell>
          <table:table-cell office:value-type="string" calcext:value-type="string">
            <text:p>timeout</text:p>
          </table:table-cell>
          <table:table-cell office:value-type="float" office:value="623" calcext:value-type="float">
            <text:p>623</text:p>
          </table:table-cell>
          <table:table-cell office:value-type="float" office:value="88104" calcext:value-type="float">
            <text:p>88104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imeout</text:p>
          </table:table-cell>
          <table:table-cell office:value-type="float" office:value="42908" calcext:value-type="float">
            <text:p>42908</text:p>
          </table:table-cell>
          <table:table-cell office:value-type="float" office:value="6087565" calcext:value-type="float">
            <text:p>6087565</text:p>
          </table:table-cell>
          <table:table-cell office:value-type="float" office:value="21821" calcext:value-type="float">
            <text:p>21821</text:p>
          </table:table-cell>
          <table:table-cell office:value-type="float" office:value="94207" calcext:value-type="float">
            <text:p>94207</text:p>
          </table:table-cell>
          <table:table-cell office:value-type="float" office:value="4217995" calcext:value-type="float">
            <text:p>4217995</text:p>
          </table:table-cell>
          <table:table-cell office:value-type="float" office:value="6444360" calcext:value-type="float">
            <text:p>6444360</text:p>
          </table:table-cell>
          <table:table-cell office:value-type="float" office:value="1713653" calcext:value-type="float">
            <text:p>1713653</text:p>
          </table:table-cell>
          <table:table-cell office:value-type="float" office:value="9380" calcext:value-type="float">
            <text:p>9380</text:p>
          </table:table-cell>
          <table:table-cell table:number-columns-repeated="4" office:value-type="string" calcext:value-type="string">
            <text:p>timeout</text:p>
          </table:table-cell>
          <table:table-cell office:value-type="float" office:value="1914" calcext:value-type="float">
            <text:p>1914</text:p>
          </table:table-cell>
          <table:table-cell office:value-type="float" office:value="68034" calcext:value-type="float">
            <text:p>68034</text:p>
          </table:table-cell>
          <table:table-cell office:value-type="float" office:value="441" calcext:value-type="float">
            <text:p>441</text:p>
          </table:table-cell>
          <table:table-cell office:value-type="float" office:value="925154" calcext:value-type="float">
            <text:p>925154</text:p>
          </table:table-cell>
          <table:table-cell office:value-type="float" office:value="167369" calcext:value-type="float">
            <text:p>167369</text:p>
          </table:table-cell>
          <table:table-cell office:value-type="float" office:value="198290" calcext:value-type="float">
            <text:p>198290</text:p>
          </table:table-cell>
          <table:table-cell office:value-type="float" office:value="501" calcext:value-type="float">
            <text:p>501</text:p>
          </table:table-cell>
          <table:table-cell office:value-type="float" office:value="1352778" calcext:value-type="float">
            <text:p>1352778</text:p>
          </table:table-cell>
          <table:table-cell office:value-type="float" office:value="81357" calcext:value-type="float">
            <text:p>81357</text:p>
          </table:table-cell>
          <table:table-cell office:value-type="float" office:value="3177435" calcext:value-type="float">
            <text:p>31774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office:value-type="float" office:value="1340343" calcext:value-type="float">
            <text:p>1340343</text:p>
          </table:table-cell>
          <table:table-cell office:value-type="float" office:value="150589" calcext:value-type="float">
            <text:p>15058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imeout</text:p>
          </table:table-cell>
          <table:table-cell office:value-type="float" office:value="23379" calcext:value-type="float">
            <text:p>23379</text:p>
          </table:table-cell>
          <table:table-cell office:value-type="string" calcext:value-type="string">
            <text:p>timeout</text:p>
          </table:table-cell>
          <table:table-cell office:value-type="float" office:value="602655" calcext:value-type="float">
            <text:p>602655</text:p>
          </table:table-cell>
          <table:table-cell office:value-type="float" office:value="60449" calcext:value-type="float">
            <text:p>60449</text:p>
          </table:table-cell>
          <table:table-cell office:value-type="float" office:value="7121230" calcext:value-type="float">
            <text:p>7121230</text:p>
          </table:table-cell>
          <table:table-cell office:value-type="float" office:value="4082364" calcext:value-type="float">
            <text:p>4082364</text:p>
          </table:table-cell>
          <table:table-cell office:value-type="float" office:value="86777" calcext:value-type="float">
            <text:p>86777</text:p>
          </table:table-cell>
          <table:table-cell office:value-type="float" office:value="2288165" calcext:value-type="float">
            <text:p>2288165</text:p>
          </table:table-cell>
          <table:table-cell office:value-type="float" office:value="324589" calcext:value-type="float">
            <text:p>324589</text:p>
          </table:table-cell>
          <table:table-cell office:value-type="float" office:value="105959" calcext:value-type="float">
            <text:p>105959</text:p>
          </table:table-cell>
          <table:table-cell office:value-type="float" office:value="2435417" calcext:value-type="float">
            <text:p>2435417</text:p>
          </table:table-cell>
          <table:table-cell office:value-type="string" calcext:value-type="string">
            <text:p>timeout</text:p>
          </table:table-cell>
          <table:table-cell office:value-type="float" office:value="2590152" calcext:value-type="float">
            <text:p>2590152</text:p>
          </table:table-cell>
          <table:table-cell office:value-type="float" office:value="49411" calcext:value-type="float">
            <text:p>49411</text:p>
          </table:table-cell>
          <table:table-cell office:value-type="string" calcext:value-type="string">
            <text:p>timeout</text:p>
          </table:table-cell>
          <table:table-cell office:value-type="float" office:value="2542476" calcext:value-type="float">
            <text:p>2542476</text:p>
          </table:table-cell>
          <table:table-cell office:value-type="string" calcext:value-type="string">
            <text:p>timeout</text:p>
          </table:table-cell>
          <table:table-cell office:value-type="float" office:value="5357224" calcext:value-type="float">
            <text:p>5357224</text:p>
          </table:table-cell>
          <table:table-cell office:value-type="float" office:value="198373" calcext:value-type="float">
            <text:p>198373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timeout</text:p>
          </table:table-cell>
          <table:table-cell office:value-type="float" office:value="5003163" calcext:value-type="float">
            <text:p>5003163</text:p>
          </table:table-cell>
          <table:table-cell office:value-type="float" office:value="8563656" calcext:value-type="float">
            <text:p>8563656</text:p>
          </table:table-cell>
          <table:table-cell office:value-type="float" office:value="829182" calcext:value-type="float">
            <text:p>829182</text:p>
          </table:table-cell>
          <table:table-cell office:value-type="float" office:value="2268502" calcext:value-type="float">
            <text:p>2268502</text:p>
          </table:table-cell>
          <table:table-cell office:value-type="float" office:value="262809" calcext:value-type="float">
            <text:p>262809</text:p>
          </table:table-cell>
          <table:table-cell office:value-type="float" office:value="1120024" calcext:value-type="float">
            <text:p>1120024</text:p>
          </table:table-cell>
          <table:table-cell office:value-type="float" office:value="4772749" calcext:value-type="float">
            <text:p>4772749</text:p>
          </table:table-cell>
          <table:table-cell table:number-columns-repeated="5"/>
        </table:table-row>
        <table:table-row table:style-name="ro1">
          <table:table-cell table:number-columns-repeated="39"/>
        </table:table-row>
        <table:table-row table:style-name="ro2">
          <table:table-cell office:value-type="string" calcext:value-type="string">
            <text:p>moyenne</text:p>
          </table:table-cell>
          <table:table-cell table:style-name="ce1" table:formula="of:=AVERAGE([.B4:.B53])" office:value-type="float" office:value="17656.32" calcext:value-type="float">
            <text:p>1.77E+04</text:p>
          </table:table-cell>
          <table:table-cell table:style-name="ce1" table:formula="of:=AVERAGE([.C4:.C53])" office:value-type="float" office:value="230718.68" calcext:value-type="float">
            <text:p>2.31E+05</text:p>
          </table:table-cell>
          <table:table-cell table:style-name="ce1" table:formula="of:=AVERAGE([.D4:.D53])" office:value-type="float" office:value="87482.06" calcext:value-type="float">
            <text:p>8.75E+04</text:p>
          </table:table-cell>
          <table:table-cell table:style-name="ce1" table:formula="of:=AVERAGE([.E4:.E53])" office:value-type="float" office:value="70849.86" calcext:value-type="float">
            <text:p>7.08E+04</text:p>
          </table:table-cell>
          <table:table-cell table:style-name="ce1" table:formula="of:=AVERAGE([.F4:.F53])" office:value-type="float" office:value="7356671" calcext:value-type="float">
            <text:p>7.36E+06</text:p>
          </table:table-cell>
          <table:table-cell table:style-name="ce1" table:formula="of:=AVERAGE([.G4:.G53])" office:value-type="float" office:value="15420.3" calcext:value-type="float">
            <text:p>1.54E+04</text:p>
          </table:table-cell>
          <table:table-cell table:style-name="ce1" table:formula="of:=AVERAGE([.H4:.H53])" office:value-type="float" office:value="1245037" calcext:value-type="float">
            <text:p>1.25E+06</text:p>
          </table:table-cell>
          <table:table-cell table:style-name="ce1" table:formula="of:=AVERAGE([.I4:.I53])" office:value-type="float" office:value="675461.52" calcext:value-type="float">
            <text:p>6.75E+05</text:p>
          </table:table-cell>
          <table:table-cell table:style-name="ce1" table:formula="of:=AVERAGE([.J4:.J53])" office:value-type="float" office:value="89409.58" calcext:value-type="float">
            <text:p>8.94E+04</text:p>
          </table:table-cell>
          <table:table-cell table:style-name="ce1" table:formula="of:=AVERAGE([.K4:.K53])" office:value-type="float" office:value="1951276.69047619" calcext:value-type="float">
            <text:p>1.95E+06</text:p>
          </table:table-cell>
          <table:table-cell table:style-name="ce1" table:formula="of:=AVERAGE([.L4:.L53])" office:value-type="float" office:value="4106075.46666667" calcext:value-type="float">
            <text:p>4.11E+06</text:p>
          </table:table-cell>
          <table:table-cell table:style-name="ce1" table:formula="of:=AVERAGE([.M4:.M53])" office:value-type="float" office:value="91085.1" calcext:value-type="float">
            <text:p>9.11E+04</text:p>
          </table:table-cell>
          <table:table-cell table:style-name="ce1" table:formula="of:=AVERAGE([.N4:.N53])" office:value-type="float" office:value="2610951.54347826" calcext:value-type="float">
            <text:p>2.61E+06</text:p>
          </table:table-cell>
          <table:table-cell table:style-name="ce1" table:formula="of:=AVERAGE([.O4:.O53])" office:value-type="float" office:value="167508.82" calcext:value-type="float">
            <text:p>1.68E+05</text:p>
          </table:table-cell>
          <table:table-cell table:style-name="ce1" table:formula="of:=AVERAGE([.P4:.P53])" office:value-type="float" office:value="98672.8" calcext:value-type="float">
            <text:p>9.87E+04</text:p>
          </table:table-cell>
          <table:table-cell table:style-name="ce1" table:formula="of:=AVERAGE([.Q4:.Q53])" office:value-type="float" office:value="3224457.24242424" calcext:value-type="float">
            <text:p>3.22E+06</text:p>
          </table:table-cell>
          <table:table-cell table:style-name="ce1" table:formula="of:=AVERAGE([.R4:.R53])" office:value-type="float" office:value="4122409.88235294" calcext:value-type="float">
            <text:p>4.12E+06</text:p>
          </table:table-cell>
          <table:table-cell table:style-name="ce1" table:formula="of:=AVERAGE([.S4:.S53])" office:value-type="float" office:value="2374291.85714286" calcext:value-type="float">
            <text:p>2.37E+06</text:p>
          </table:table-cell>
          <table:table-cell table:style-name="ce1" table:formula="of:=AVERAGE([.T4:.T53])" office:value-type="float" office:value="37635.38" calcext:value-type="float">
            <text:p>3.76E+04</text:p>
          </table:table-cell>
          <table:table-cell table:style-name="ce1" table:formula="of:=AVERAGE([.U4:.U53])" office:value-type="float" office:value="4687212.5" calcext:value-type="float">
            <text:p>4.69E+06</text:p>
          </table:table-cell>
          <table:table-cell table:style-name="ce1" table:formula="of:=AVERAGE([.V4:.V53])" office:value-type="float" office:value="3522034.90243902" calcext:value-type="float">
            <text:p>3.52E+06</text:p>
          </table:table-cell>
          <table:table-cell table:style-name="ce1" table:formula="of:=AVERAGE([.W4:.W53])" office:value-type="string" office:string-value="#DIV/0!" calcext:value-type="error">
            <text:p>#DIV/0!</text:p>
          </table:table-cell>
          <table:table-cell table:style-name="ce1" table:formula="of:=AVERAGE([.X4:.X53])" office:value-type="float" office:value="5343078" calcext:value-type="float">
            <text:p>5.34E+06</text:p>
          </table:table-cell>
          <table:table-cell table:style-name="ce1" table:formula="of:=AVERAGE([.Y4:.Y53])" office:value-type="float" office:value="125245.1" calcext:value-type="float">
            <text:p>1.25E+05</text:p>
          </table:table-cell>
          <table:table-cell table:style-name="ce1" table:formula="of:=AVERAGE([.Z4:.Z53])" office:value-type="float" office:value="67397.12" calcext:value-type="float">
            <text:p>6.74E+04</text:p>
          </table:table-cell>
          <table:table-cell table:style-name="ce1" table:formula="of:=AVERAGE([.AA4:.AA53])" office:value-type="float" office:value="2604779.39130435" calcext:value-type="float">
            <text:p>2.60E+06</text:p>
          </table:table-cell>
          <table:table-cell table:style-name="ce1" table:formula="of:=AVERAGE([.AB4:.AB53])" office:value-type="float" office:value="950777.26" calcext:value-type="float">
            <text:p>9.51E+05</text:p>
          </table:table-cell>
          <table:table-cell table:style-name="ce1" table:formula="of:=AVERAGE([.AC4:.AC53])" office:value-type="float" office:value="2695590.42553191" calcext:value-type="float">
            <text:p>2.70E+06</text:p>
          </table:table-cell>
          <table:table-cell table:style-name="ce1" table:formula="of:=AVERAGE([.AD4:.AD53])" office:value-type="float" office:value="885780.84" calcext:value-type="float">
            <text:p>8.86E+05</text:p>
          </table:table-cell>
          <table:table-cell table:style-name="ce1" table:formula="of:=AVERAGE([.AE4:.AE53])" office:value-type="float" office:value="470813.9" calcext:value-type="float">
            <text:p>4.71E+05</text:p>
          </table:table-cell>
          <table:table-cell table:style-name="ce1" table:formula="of:=AVERAGE([.AF4:.AF53])" office:value-type="float" office:value="389875.58" calcext:value-type="float">
            <text:p>3.90E+05</text:p>
          </table:table-cell>
          <table:table-cell table:style-name="ce1" table:formula="of:=AVERAGE([.AG4:.AG53])" office:value-type="float" office:value="539331.28" calcext:value-type="float">
            <text:p>5.39E+05</text:p>
          </table:table-cell>
          <table:table-cell table:style-name="ce1" table:formula="of:=AVERAGE([.AH4:.AH53])" office:value-type="float" office:value="3043045.54347826" calcext:value-type="float">
            <text:p>3.04E+06</text:p>
          </table:table-cell>
          <table:table-cell table:number-columns-repeated="2"/>
          <table:table-cell table:style-name="ce1" table:formula="of:=AVERAGE([.AK4:.AK53])" office:value-type="float" office:value="1311228626.66667" calcext:value-type="float">
            <text:p>1.31E+09</text:p>
          </table:table-cell>
          <table:table-cell table:style-name="ce1" table:formula="of:=AVERAGE([.AL4:.AL53])" office:value-type="string" office:string-value="#DIV/0!" calcext:value-type="error">
            <text:p>#DIV/0!</text:p>
          </table:table-cell>
          <table:table-cell table:style-name="ce1" table:formula="of:=AVERAGE([.AM4:.AM53])" office:value-type="float" office:value="128212912.470588" calcext:value-type="float">
            <text:p>1.28E+08</text:p>
          </table:table-cell>
        </table:table-row>
        <table:table-row table:style-name="ro2">
          <table:table-cell office:value-type="string" calcext:value-type="string">
            <text:p>écart type</text:p>
          </table:table-cell>
          <table:table-cell table:style-name="ce1" table:formula="of:=STDEV([.B4:.B53])" office:value-type="float" office:value="20509.2744729236" calcext:value-type="float">
            <text:p>2.05E+04</text:p>
          </table:table-cell>
          <table:table-cell table:style-name="ce1" table:formula="of:=STDEV([.C4:.C53])" office:value-type="float" office:value="262726.886309365" calcext:value-type="float">
            <text:p>2.63E+05</text:p>
          </table:table-cell>
          <table:table-cell table:style-name="ce1" table:formula="of:=STDEV([.D4:.D53])" office:value-type="float" office:value="84983.1632122961" calcext:value-type="float">
            <text:p>8.50E+04</text:p>
          </table:table-cell>
          <table:table-cell table:style-name="ce1" table:formula="of:=STDEV([.E4:.E53])" office:value-type="float" office:value="130160.917158537" calcext:value-type="float">
            <text:p>1.30E+05</text:p>
          </table:table-cell>
          <table:table-cell table:style-name="ce1" table:formula="of:=STDEV([.F4:.F53])" office:value-type="string" office:string-value="#DIV/0!" calcext:value-type="error">
            <text:p>#DIV/0!</text:p>
          </table:table-cell>
          <table:table-cell table:style-name="ce1" table:formula="of:=STDEV([.G4:.G53])" office:value-type="float" office:value="25246.7079658368" calcext:value-type="float">
            <text:p>2.52E+04</text:p>
          </table:table-cell>
          <table:table-cell table:style-name="ce1" table:formula="of:=STDEV([.H4:.H53])" office:value-type="float" office:value="1322172.30109317" calcext:value-type="float">
            <text:p>1.32E+06</text:p>
          </table:table-cell>
          <table:table-cell table:style-name="ce1" table:formula="of:=STDEV([.I4:.I53])" office:value-type="float" office:value="926404.315537013" calcext:value-type="float">
            <text:p>9.26E+05</text:p>
          </table:table-cell>
          <table:table-cell table:style-name="ce1" table:formula="of:=STDEV([.J4:.J53])" office:value-type="float" office:value="68039.0950104453" calcext:value-type="float">
            <text:p>6.80E+04</text:p>
          </table:table-cell>
          <table:table-cell table:style-name="ce1" table:formula="of:=STDEV([.K4:.K53])" office:value-type="float" office:value="2525736.16285257" calcext:value-type="float">
            <text:p>2.53E+06</text:p>
          </table:table-cell>
          <table:table-cell table:style-name="ce1" table:formula="of:=STDEV([.L4:.L53])" office:value-type="float" office:value="2602557.66875596" calcext:value-type="float">
            <text:p>2.60E+06</text:p>
          </table:table-cell>
          <table:table-cell table:style-name="ce1" table:formula="of:=STDEV([.M4:.M53])" office:value-type="float" office:value="75105.7036767895" calcext:value-type="float">
            <text:p>7.51E+04</text:p>
          </table:table-cell>
          <table:table-cell table:style-name="ce1" table:formula="of:=STDEV([.N4:.N53])" office:value-type="float" office:value="2360290.69007905" calcext:value-type="float">
            <text:p>2.36E+06</text:p>
          </table:table-cell>
          <table:table-cell table:style-name="ce1" table:formula="of:=STDEV([.O4:.O53])" office:value-type="float" office:value="183297.099153448" calcext:value-type="float">
            <text:p>1.83E+05</text:p>
          </table:table-cell>
          <table:table-cell table:style-name="ce1" table:formula="of:=STDEV([.P4:.P53])" office:value-type="float" office:value="88236.6341389067" calcext:value-type="float">
            <text:p>8.82E+04</text:p>
          </table:table-cell>
          <table:table-cell table:style-name="ce1" table:formula="of:=STDEV([.Q4:.Q53])" office:value-type="float" office:value="2849854.3286679" calcext:value-type="float">
            <text:p>2.85E+06</text:p>
          </table:table-cell>
          <table:table-cell table:style-name="ce1" table:formula="of:=STDEV([.R4:.R53])" office:value-type="float" office:value="3344628.2160305" calcext:value-type="float">
            <text:p>3.34E+06</text:p>
          </table:table-cell>
          <table:table-cell table:style-name="ce1" table:formula="of:=STDEV([.S4:.S53])" office:value-type="float" office:value="2090746.21434568" calcext:value-type="float">
            <text:p>2.09E+06</text:p>
          </table:table-cell>
          <table:table-cell table:style-name="ce1" table:formula="of:=STDEV([.T4:.T53])" office:value-type="float" office:value="33450.6065598219" calcext:value-type="float">
            <text:p>3.35E+04</text:p>
          </table:table-cell>
          <table:table-cell table:style-name="ce1" table:formula="of:=STDEV([.U4:.U53])" office:value-type="float" office:value="2913867.54422374" calcext:value-type="float">
            <text:p>2.91E+06</text:p>
          </table:table-cell>
          <table:table-cell table:style-name="ce1" table:formula="of:=STDEV([.V4:.V53])" office:value-type="float" office:value="2603692.08767042" calcext:value-type="float">
            <text:p>2.60E+06</text:p>
          </table:table-cell>
          <table:table-cell table:style-name="ce1" table:formula="of:=STDEV([.W4:.W53])" office:value-type="string" office:string-value="#DIV/0!" calcext:value-type="error">
            <text:p>#DIV/0!</text:p>
          </table:table-cell>
          <table:table-cell table:style-name="ce1" table:formula="of:=STDEV([.X4:.X53])" office:value-type="float" office:value="3092924.32048228" calcext:value-type="float">
            <text:p>3.09E+06</text:p>
          </table:table-cell>
          <table:table-cell table:style-name="ce1" table:formula="of:=STDEV([.Y4:.Y53])" office:value-type="float" office:value="207228.057131214" calcext:value-type="float">
            <text:p>2.07E+05</text:p>
          </table:table-cell>
          <table:table-cell table:style-name="ce1" table:formula="of:=STDEV([.Z4:.Z53])" office:value-type="float" office:value="63188.7710244245" calcext:value-type="float">
            <text:p>6.32E+04</text:p>
          </table:table-cell>
          <table:table-cell table:style-name="ce1" table:formula="of:=STDEV([.AA4:.AA53])" office:value-type="float" office:value="3422706.72269206" calcext:value-type="float">
            <text:p>3.42E+06</text:p>
          </table:table-cell>
          <table:table-cell table:style-name="ce1" table:formula="of:=STDEV([.AB4:.AB53])" office:value-type="float" office:value="1077208.71493661" calcext:value-type="float">
            <text:p>1.08E+06</text:p>
          </table:table-cell>
          <table:table-cell table:style-name="ce1" table:formula="of:=STDEV([.AC4:.AC53])" office:value-type="float" office:value="2178596.07346136" calcext:value-type="float">
            <text:p>2.18E+06</text:p>
          </table:table-cell>
          <table:table-cell table:style-name="ce1" table:formula="of:=STDEV([.AD4:.AD53])" office:value-type="float" office:value="890372.261785642" calcext:value-type="float">
            <text:p>8.90E+05</text:p>
          </table:table-cell>
          <table:table-cell table:style-name="ce1" table:formula="of:=STDEV([.AE4:.AE53])" office:value-type="float" office:value="612169.795741987" calcext:value-type="float">
            <text:p>6.12E+05</text:p>
          </table:table-cell>
          <table:table-cell table:style-name="ce1" table:formula="of:=STDEV([.AF4:.AF53])" office:value-type="float" office:value="406532.31334289" calcext:value-type="float">
            <text:p>4.07E+05</text:p>
          </table:table-cell>
          <table:table-cell table:style-name="ce1" table:formula="of:=STDEV([.AG4:.AG53])" office:value-type="float" office:value="501971.817618831" calcext:value-type="float">
            <text:p>5.02E+05</text:p>
          </table:table-cell>
          <table:table-cell table:style-name="ce1" table:formula="of:=STDEV([.AH4:.AH53])" office:value-type="float" office:value="2541426.35200604" calcext:value-type="float">
            <text:p>2.54E+06</text:p>
          </table:table-cell>
          <table:table-cell table:number-columns-repeated="2"/>
          <table:table-cell table:style-name="ce1" table:formula="of:=STDEV([.AK4:.AK53])" office:value-type="float" office:value="1061182921.40838" calcext:value-type="float">
            <text:p>1.06E+09</text:p>
          </table:table-cell>
          <table:table-cell table:style-name="ce1" table:formula="of:=STDEV([.AL4:.AL53])" office:value-type="string" office:string-value="#DIV/0!" calcext:value-type="error">
            <text:p>#DIV/0!</text:p>
          </table:table-cell>
          <table:table-cell table:style-name="ce1" table:formula="of:=STDEV([.AM4:.AM53])" office:value-type="float" office:value="129890031.277874" calcext:value-type="float">
            <text:p>1.30E+08</text:p>
          </table:table-cell>
        </table:table-row>
        <table:table-row table:style-name="ro1">
          <table:table-cell table:number-columns-repeated="39"/>
        </table:table-row>
        <table:table-row table:style-name="ro2">
          <table:table-cell office:value-type="string" calcext:value-type="string">
            <text:p>Taux de succès</text:p>
          </table:table-cell>
          <table:table-cell table:formula="of:=COUNT([.B4:.B53])/50" office:value-type="float" office:value="1" calcext:value-type="float">
            <text:p>1</text:p>
          </table:table-cell>
          <table:table-cell table:formula="of:=COUNT([.C4:.C53])/50" office:value-type="float" office:value="1" calcext:value-type="float">
            <text:p>1</text:p>
          </table:table-cell>
          <table:table-cell table:formula="of:=COUNT([.D4:.D53])/50" office:value-type="float" office:value="1" calcext:value-type="float">
            <text:p>1</text:p>
          </table:table-cell>
          <table:table-cell table:formula="of:=COUNT([.E4:.E53])/50" office:value-type="float" office:value="1" calcext:value-type="float">
            <text:p>1</text:p>
          </table:table-cell>
          <table:table-cell table:formula="of:=COUNT([.F4:.F53])/50" office:value-type="float" office:value="0.02" calcext:value-type="float">
            <text:p>0.02</text:p>
          </table:table-cell>
          <table:table-cell table:formula="of:=COUNT([.G4:.G53])/50" office:value-type="float" office:value="1" calcext:value-type="float">
            <text:p>1</text:p>
          </table:table-cell>
          <table:table-cell table:formula="of:=COUNT([.H4:.H53])/50" office:value-type="float" office:value="0.04" calcext:value-type="float">
            <text:p>0.04</text:p>
          </table:table-cell>
          <table:table-cell table:formula="of:=COUNT([.I4:.I53])/50" office:value-type="float" office:value="1" calcext:value-type="float">
            <text:p>1</text:p>
          </table:table-cell>
          <table:table-cell table:formula="of:=COUNT([.J4:.J53])/50" office:value-type="float" office:value="1" calcext:value-type="float">
            <text:p>1</text:p>
          </table:table-cell>
          <table:table-cell table:formula="of:=COUNT([.K4:.K53])/50" office:value-type="float" office:value="0.84" calcext:value-type="float">
            <text:p>0.84</text:p>
          </table:table-cell>
          <table:table-cell table:formula="of:=COUNT([.L4:.L53])/50" office:value-type="float" office:value="0.6" calcext:value-type="float">
            <text:p>0.6</text:p>
          </table:table-cell>
          <table:table-cell table:formula="of:=COUNT([.M4:.M53])/50" office:value-type="float" office:value="1" calcext:value-type="float">
            <text:p>1</text:p>
          </table:table-cell>
          <table:table-cell table:formula="of:=COUNT([.N4:.N53])/50" office:value-type="float" office:value="0.92" calcext:value-type="float">
            <text:p>0.92</text:p>
          </table:table-cell>
          <table:table-cell table:formula="of:=COUNT([.O4:.O53])/50" office:value-type="float" office:value="1" calcext:value-type="float">
            <text:p>1</text:p>
          </table:table-cell>
          <table:table-cell table:formula="of:=COUNT([.P4:.P53])/50" office:value-type="float" office:value="1" calcext:value-type="float">
            <text:p>1</text:p>
          </table:table-cell>
          <table:table-cell table:formula="of:=COUNT([.Q4:.Q53])/50" office:value-type="float" office:value="0.66" calcext:value-type="float">
            <text:p>0.66</text:p>
          </table:table-cell>
          <table:table-cell table:formula="of:=COUNT([.R4:.R53])/50" office:value-type="float" office:value="0.34" calcext:value-type="float">
            <text:p>0.34</text:p>
          </table:table-cell>
          <table:table-cell table:formula="of:=COUNT([.S4:.S53])/50" office:value-type="float" office:value="0.98" calcext:value-type="float">
            <text:p>0.98</text:p>
          </table:table-cell>
          <table:table-cell table:formula="of:=COUNT([.T4:.T53])/50" office:value-type="float" office:value="1" calcext:value-type="float">
            <text:p>1</text:p>
          </table:table-cell>
          <table:table-cell table:formula="of:=COUNT([.U4:.U53])/50" office:value-type="float" office:value="0.04" calcext:value-type="float">
            <text:p>0.04</text:p>
          </table:table-cell>
          <table:table-cell table:formula="of:=COUNT([.V4:.V53])/50" office:value-type="float" office:value="0.82" calcext:value-type="float">
            <text:p>0.82</text:p>
          </table:table-cell>
          <table:table-cell table:formula="of:=COUNT([.W4:.W53])/50" office:value-type="float" office:value="0" calcext:value-type="float">
            <text:p>0</text:p>
          </table:table-cell>
          <table:table-cell table:formula="of:=COUNT([.X4:.X53])/50" office:value-type="float" office:value="0.28" calcext:value-type="float">
            <text:p>0.28</text:p>
          </table:table-cell>
          <table:table-cell table:formula="of:=COUNT([.Y4:.Y53])/50" office:value-type="float" office:value="1" calcext:value-type="float">
            <text:p>1</text:p>
          </table:table-cell>
          <table:table-cell table:formula="of:=COUNT([.Z4:.Z53])/50" office:value-type="float" office:value="1" calcext:value-type="float">
            <text:p>1</text:p>
          </table:table-cell>
          <table:table-cell table:formula="of:=COUNT([.AA4:.AA53])/50" office:value-type="float" office:value="0.46" calcext:value-type="float">
            <text:p>0.46</text:p>
          </table:table-cell>
          <table:table-cell table:formula="of:=COUNT([.AB4:.AB53])/50" office:value-type="float" office:value="1" calcext:value-type="float">
            <text:p>1</text:p>
          </table:table-cell>
          <table:table-cell table:formula="of:=COUNT([.AC4:.AC53])/50" office:value-type="float" office:value="0.94" calcext:value-type="float">
            <text:p>0.94</text:p>
          </table:table-cell>
          <table:table-cell table:formula="of:=COUNT([.AD4:.AD53])/50" office:value-type="float" office:value="1" calcext:value-type="float">
            <text:p>1</text:p>
          </table:table-cell>
          <table:table-cell table:formula="of:=COUNT([.AE4:.AE53])/50" office:value-type="float" office:value="1" calcext:value-type="float">
            <text:p>1</text:p>
          </table:table-cell>
          <table:table-cell table:formula="of:=COUNT([.AF4:.AF53])/50" office:value-type="float" office:value="1" calcext:value-type="float">
            <text:p>1</text:p>
          </table:table-cell>
          <table:table-cell table:formula="of:=COUNT([.AG4:.AG53])/50" office:value-type="float" office:value="1" calcext:value-type="float">
            <text:p>1</text:p>
          </table:table-cell>
          <table:table-cell table:formula="of:=COUNT([.AH4:.AH53])/50" office:value-type="float" office:value="0.92" calcext:value-type="float">
            <text:p>0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([.AL4:.AL53])/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9"/>
        </table:table-row>
        <table:table-row table:style-name="ro2">
          <table:table-cell table:number-columns-repeated="18"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!!!</text:p>
          </table:table-cell>
          <table:table-cell/>
          <table:table-cell office:value-type="string" calcext:value-type="string">
            <text:p>timeout ont abouti à 11-13M</text:p>
          </table:table-cell>
          <table:table-cell table:number-columns-repeated="10"/>
        </table:table-row>
        <table:table-row table:style-name="ro2">
          <table:table-cell table:number-columns-repeated="26"/>
          <table:table-cell office:value-type="string" calcext:value-type="string">
            <text:p>parfois très rapide : proche de situation de départ</text:p>
          </table:table-cell>
          <table:table-cell table:number-columns-repeated="12"/>
        </table:table-row>
        <table:table-row table:style-name="ro1" table:number-rows-repeated="1048514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0000-00-00T00:00:03.165402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7-02T15:55:02.133887669</meta:creation-date>
    <meta:generator>LibreOffice/4.1.3.2$Linux_X86_64 LibreOffice_project/410m0$Build-2</meta:generator>
    <dc:date>2014-07-03T16:39:41.576162191</dc:date>
    <dc:creator>Raphaël Rieu-Helft</dc:creator>
    <meta:editing-duration>PT1H48M49S</meta:editing-duration>
    <meta:editing-cycles>7</meta:editing-cycles>
    <meta:document-statistic meta:table-count="1" meta:cell-count="1869" meta:object-count="0"/>
  </office:meta>
</office:document-meta>
</file>